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0.06pt solid #000000"/>
      <style:text-properties style:use-window-font-color="true"/>
    </style:style>
    <style:style style:name="ce2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adc5e7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8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Learning Ratio = 0.2 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data2.csv</text:p>
          </table:table-cell>
          <table:covered-table-cell table:style-name="ce1"/>
          <table:covered-table-cell table:style-name="ce7"/>
          <table:covered-table-cell table:style-name="ce1"/>
          <table:table-cell table:style-name="ce7" office:value-type="string" calcext:value-type="string" table:number-columns-spanned="4" table:number-rows-spanned="1">
            <text:p>data3.csv</text:p>
          </table:table-cell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data13.csv</text:p>
          </table:table-cell>
          <table:covered-table-cell table:number-columns-repeated="3" table:style-name="ce1"/>
          <table:table-cell table:number-columns-repeated="1011"/>
        </table:table-row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0.523323774337769" calcext:value-type="float">
            <text:p>0.523323774337769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00600004196166992" calcext:value-type="float">
            <text:p>0.00600004196167</text:p>
          </table:table-cell>
          <table:table-cell office:value-type="float" office:value="0.77875" calcext:value-type="float">
            <text:p>0.77875</text:p>
          </table:table-cell>
          <table:table-cell office:value-type="float" office:value="0.648982286453247" calcext:value-type="float">
            <text:p>0.648982286453247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0.00624442100524902" calcext:value-type="float">
            <text:p>0.006244421005249</text:p>
          </table:table-cell>
          <table:table-cell office:value-type="float" office:value="0.965" calcext:value-type="float">
            <text:p>0.965</text:p>
          </table:table-cell>
          <table:table-cell office:value-type="float" office:value="0.917539358139038" calcext:value-type="float">
            <text:p>0.917539358139038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0086669921875" calcext:value-type="float">
            <text:p>0.008666992187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0.550975322723389" calcext:value-type="float">
            <text:p>0.550975322723389</text:p>
          </table:table-cell>
          <table:table-cell office:value-type="float" office:value="0.80125" calcext:value-type="float">
            <text:p>0.80125</text:p>
          </table:table-cell>
          <table:table-cell office:value-type="float" office:value="0.00635528564453125" calcext:value-type="float">
            <text:p>0.006355285644531</text:p>
          </table:table-cell>
          <table:table-cell office:value-type="float" office:value="0.79125" calcext:value-type="float">
            <text:p>0.79125</text:p>
          </table:table-cell>
          <table:table-cell office:value-type="float" office:value="0.692901134490967" calcext:value-type="float">
            <text:p>0.692901134490967</text:p>
          </table:table-cell>
          <table:table-cell office:value-type="float" office:value="0.95125" calcext:value-type="float">
            <text:p>0.95125</text:p>
          </table:table-cell>
          <table:table-cell office:value-type="float" office:value="0.00654697418212891" calcext:value-type="float">
            <text:p>0.006546974182129</text:p>
          </table:table-cell>
          <table:table-cell office:value-type="float" office:value="0.96" calcext:value-type="float">
            <text:p>0.96</text:p>
          </table:table-cell>
          <table:table-cell office:value-type="float" office:value="0.852627754211426" calcext:value-type="float">
            <text:p>0.852627754211426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873804092407227" calcext:value-type="float">
            <text:p>0.00873804092407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0.551704406738281" calcext:value-type="float">
            <text:p>0.551704406738281</text:p>
          </table:table-cell>
          <table:table-cell office:value-type="float" office:value="0.79125" calcext:value-type="float">
            <text:p>0.79125</text:p>
          </table:table-cell>
          <table:table-cell office:value-type="float" office:value="0.00554680824279785" calcext:value-type="float">
            <text:p>0.005546808242798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856596946716309" calcext:value-type="float">
            <text:p>0.856596946716309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0.00661039352416992" calcext:value-type="float">
            <text:p>0.00661039352417</text:p>
          </table:table-cell>
          <table:table-cell office:value-type="float" office:value="0.955" calcext:value-type="float">
            <text:p>0.955</text:p>
          </table:table-cell>
          <table:table-cell office:value-type="float" office:value="1.10498905181885" calcext:value-type="float">
            <text:p>1.10498905181885</text:p>
          </table:table-cell>
          <table:table-cell office:value-type="float" office:value="0.94125" calcext:value-type="float">
            <text:p>0.94125</text:p>
          </table:table-cell>
          <table:table-cell office:value-type="float" office:value="0.00945377349853516" calcext:value-type="float">
            <text:p>0.00945377349853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</text:p>
          </table:table-cell>
          <table:table-cell office:value-type="float" office:value="0.495036840438843" calcext:value-type="float">
            <text:p>0.495036840438843</text:p>
          </table:table-cell>
          <table:table-cell office:value-type="float" office:value="0.81125" calcext:value-type="float">
            <text:p>0.81125</text:p>
          </table:table-cell>
          <table:table-cell office:value-type="float" office:value="0.00597715377807617" calcext:value-type="float">
            <text:p>0.005977153778076</text:p>
          </table:table-cell>
          <table:table-cell office:value-type="float" office:value="0.795" calcext:value-type="float">
            <text:p>0.795</text:p>
          </table:table-cell>
          <table:table-cell office:value-type="float" office:value="0.73336935043335" calcext:value-type="float">
            <text:p>0.73336935043335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603008270263672" calcext:value-type="float">
            <text:p>0.006030082702637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28882384300232" calcext:value-type="float">
            <text:p>1.28882384300232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016664981842041" calcext:value-type="float">
            <text:p>0.01666498184204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5</text:p>
          </table:table-cell>
          <table:table-cell office:value-type="float" office:value="0.552670240402222" calcext:value-type="float">
            <text:p>0.552670240402222</text:p>
          </table:table-cell>
          <table:table-cell office:value-type="float" office:value="0.775" calcext:value-type="float">
            <text:p>0.775</text:p>
          </table:table-cell>
          <table:table-cell office:value-type="float" office:value="0.00558137893676758" calcext:value-type="float">
            <text:p>0.005581378936768</text:p>
          </table:table-cell>
          <table:table-cell office:value-type="float" office:value="0.78875" calcext:value-type="float">
            <text:p>0.78875</text:p>
          </table:table-cell>
          <table:table-cell office:value-type="float" office:value="0.634499073028564" calcext:value-type="float">
            <text:p>0.634499073028564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622940063476563" calcext:value-type="float">
            <text:p>0.006229400634766</text:p>
          </table:table-cell>
          <table:table-cell office:value-type="float" office:value="0.96" calcext:value-type="float">
            <text:p>0.96</text:p>
          </table:table-cell>
          <table:table-cell office:value-type="float" office:value="1.42872834205627" calcext:value-type="float">
            <text:p>1.42872834205627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0.0164391994476318" calcext:value-type="float">
            <text:p>0.01643919944763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6</text:p>
          </table:table-cell>
          <table:table-cell office:value-type="float" office:value="0.552866458892822" calcext:value-type="float">
            <text:p>0.552866458892822</text:p>
          </table:table-cell>
          <table:table-cell office:value-type="float" office:value="0.80875" calcext:value-type="float">
            <text:p>0.80875</text:p>
          </table:table-cell>
          <table:table-cell office:value-type="float" office:value="0.00681948661804199" calcext:value-type="float">
            <text:p>0.006819486618042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943672895431519" calcext:value-type="float">
            <text:p>0.943672895431519</text:p>
          </table:table-cell>
          <table:table-cell office:value-type="float" office:value="0.96" calcext:value-type="float">
            <text:p>0.96</text:p>
          </table:table-cell>
          <table:table-cell office:value-type="float" office:value="0.0100147724151611" calcext:value-type="float">
            <text:p>0.010014772415161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34905338287354" calcext:value-type="float">
            <text:p>1.34905338287354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00877046585083008" calcext:value-type="float">
            <text:p>0.0087704658508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7</text:p>
          </table:table-cell>
          <table:table-cell office:value-type="float" office:value="0.429166078567505" calcext:value-type="float">
            <text:p>0.429166078567505</text:p>
          </table:table-cell>
          <table:table-cell office:value-type="float" office:value="0.79125" calcext:value-type="float">
            <text:p>0.79125</text:p>
          </table:table-cell>
          <table:table-cell office:value-type="float" office:value="0.00460886955261231" calcext:value-type="float">
            <text:p>0.004608869552612</text:p>
          </table:table-cell>
          <table:table-cell office:value-type="float" office:value="0.79125" calcext:value-type="float">
            <text:p>0.79125</text:p>
          </table:table-cell>
          <table:table-cell office:value-type="float" office:value="0.656647682189941" calcext:value-type="float">
            <text:p>0.656647682189941</text:p>
          </table:table-cell>
          <table:table-cell office:value-type="float" office:value="0.96125" calcext:value-type="float">
            <text:p>0.96125</text:p>
          </table:table-cell>
          <table:table-cell office:value-type="float" office:value="0.00592327117919922" calcext:value-type="float">
            <text:p>0.005923271179199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1.20319247245789" calcext:value-type="float">
            <text:p>1.20319247245789</text:p>
          </table:table-cell>
          <table:table-cell office:value-type="float" office:value="0.97625" calcext:value-type="float">
            <text:p>0.97625</text:p>
          </table:table-cell>
          <table:table-cell office:value-type="float" office:value="0.00837945938110352" calcext:value-type="float">
            <text:p>0.00837945938110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8</text:p>
          </table:table-cell>
          <table:table-cell office:value-type="float" office:value="0.572223663330078" calcext:value-type="float">
            <text:p>0.572223663330078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00584650039672852" calcext:value-type="float">
            <text:p>0.005846500396729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0.633180618286133" calcext:value-type="float">
            <text:p>0.633180618286133</text:p>
          </table:table-cell>
          <table:table-cell office:value-type="float" office:value="0.95125" calcext:value-type="float">
            <text:p>0.95125</text:p>
          </table:table-cell>
          <table:table-cell office:value-type="float" office:value="0.00575661659240723" calcext:value-type="float">
            <text:p>0.005756616592407</text:p>
          </table:table-cell>
          <table:table-cell office:value-type="float" office:value="0.96125" calcext:value-type="float">
            <text:p>0.96125</text:p>
          </table:table-cell>
          <table:table-cell office:value-type="float" office:value="1.09807348251343" calcext:value-type="float">
            <text:p>1.0980734825134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161654949188232" calcext:value-type="float">
            <text:p>0.01616549491882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9</text:p>
          </table:table-cell>
          <table:table-cell office:value-type="float" office:value="0.575002908706665" calcext:value-type="float">
            <text:p>0.575002908706665</text:p>
          </table:table-cell>
          <table:table-cell office:value-type="float" office:value="0.80375" calcext:value-type="float">
            <text:p>0.80375</text:p>
          </table:table-cell>
          <table:table-cell office:value-type="float" office:value="0.00571012496948242" calcext:value-type="float">
            <text:p>0.005710124969482</text:p>
          </table:table-cell>
          <table:table-cell office:value-type="float" office:value="0.79875" calcext:value-type="float">
            <text:p>0.79875</text:p>
          </table:table-cell>
          <table:table-cell office:value-type="float" office:value="0.643140077590942" calcext:value-type="float">
            <text:p>0.643140077590942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0.0061345100402832" calcext:value-type="float">
            <text:p>0.006134510040283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1.36400461196899" calcext:value-type="float">
            <text:p>1.36400461196899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0103540420532227" calcext:value-type="float">
            <text:p>0.01035404205322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0</text:p>
          </table:table-cell>
          <table:table-cell office:value-type="float" office:value="0.556203365325928" calcext:value-type="float">
            <text:p>0.556203365325928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599765777587891" calcext:value-type="float">
            <text:p>0.005997657775879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729645967483521" calcext:value-type="float">
            <text:p>0.729645967483521</text:p>
          </table:table-cell>
          <table:table-cell office:value-type="float" office:value="0.94875" calcext:value-type="float">
            <text:p>0.94875</text:p>
          </table:table-cell>
          <table:table-cell office:value-type="float" office:value="0.0058746337890625" calcext:value-type="float">
            <text:p>0.005874633789063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1.55319285392761" calcext:value-type="float">
            <text:p>1.55319285392761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0821757316589356" calcext:value-type="float">
            <text:p>0.00821757316589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1</text:p>
          </table:table-cell>
          <table:table-cell office:value-type="float" office:value="0.558414697647095" calcext:value-type="float">
            <text:p>0.558414697647095</text:p>
          </table:table-cell>
          <table:table-cell office:value-type="float" office:value="0.81375" calcext:value-type="float">
            <text:p>0.81375</text:p>
          </table:table-cell>
          <table:table-cell office:value-type="float" office:value="0.00530028343200684" calcext:value-type="float">
            <text:p>0.005300283432007</text:p>
          </table:table-cell>
          <table:table-cell office:value-type="float" office:value="0.79" calcext:value-type="float">
            <text:p>0.79</text:p>
          </table:table-cell>
          <table:table-cell office:value-type="float" office:value="0.658584833145142" calcext:value-type="float">
            <text:p>0.658584833145142</text:p>
          </table:table-cell>
          <table:table-cell office:value-type="float" office:value="0.95" calcext:value-type="float">
            <text:p>0.95</text:p>
          </table:table-cell>
          <table:table-cell office:value-type="float" office:value="0.00654673576354981" calcext:value-type="float">
            <text:p>0.00654673576355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920998096466064" calcext:value-type="float">
            <text:p>0.920998096466064</text:p>
          </table:table-cell>
          <table:table-cell office:value-type="float" office:value="0.98875" calcext:value-type="float">
            <text:p>0.98875</text:p>
          </table:table-cell>
          <table:table-cell office:value-type="float" office:value="0.00881528854370117" calcext:value-type="float">
            <text:p>0.00881528854370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2</text:p>
          </table:table-cell>
          <table:table-cell office:value-type="float" office:value="0.571240663528442" calcext:value-type="float">
            <text:p>0.571240663528442</text:p>
          </table:table-cell>
          <table:table-cell office:value-type="float" office:value="0.80375" calcext:value-type="float">
            <text:p>0.80375</text:p>
          </table:table-cell>
          <table:table-cell office:value-type="float" office:value="0.00577926635742188" calcext:value-type="float">
            <text:p>0.005779266357422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643893718719482" calcext:value-type="float">
            <text:p>0.643893718719482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0.00674676895141602" calcext:value-type="float">
            <text:p>0.006746768951416</text:p>
          </table:table-cell>
          <table:table-cell office:value-type="float" office:value="0.97125" calcext:value-type="float">
            <text:p>0.97125</text:p>
          </table:table-cell>
          <table:table-cell office:value-type="float" office:value="1.3130509853363" calcext:value-type="float">
            <text:p>1.3130509853363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00914692878723145" calcext:value-type="float">
            <text:p>0.00914692878723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3</text:p>
          </table:table-cell>
          <table:table-cell office:value-type="float" office:value="0.461255550384522" calcext:value-type="float">
            <text:p>0.461255550384522</text:p>
          </table:table-cell>
          <table:table-cell office:value-type="float" office:value="0.80375" calcext:value-type="float">
            <text:p>0.80375</text:p>
          </table:table-cell>
          <table:table-cell office:value-type="float" office:value="0.00421285629272461" calcext:value-type="float">
            <text:p>0.004212856292725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670590877532959" calcext:value-type="float">
            <text:p>0.670590877532959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696539878845215" calcext:value-type="float">
            <text:p>0.006965398788452</text:p>
          </table:table-cell>
          <table:table-cell office:value-type="float" office:value="0.9525" calcext:value-type="float">
            <text:p>0.9525</text:p>
          </table:table-cell>
          <table:table-cell office:value-type="float" office:value="1.21232509613037" calcext:value-type="float">
            <text:p>1.21232509613037</text:p>
          </table:table-cell>
          <table:table-cell office:value-type="float" office:value="0.11" calcext:value-type="float">
            <text:p>0.11</text:p>
          </table:table-cell>
          <table:table-cell office:value-type="float" office:value="0.00896024703979492" calcext:value-type="float">
            <text:p>0.00896024703979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4</text:p>
          </table:table-cell>
          <table:table-cell office:value-type="float" office:value="0.547140598297119" calcext:value-type="float">
            <text:p>0.547140598297119</text:p>
          </table:table-cell>
          <table:table-cell office:value-type="float" office:value="0.80625" calcext:value-type="float">
            <text:p>0.80625</text:p>
          </table:table-cell>
          <table:table-cell office:value-type="float" office:value="0.00573396682739258" calcext:value-type="float">
            <text:p>0.005733966827393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6988365650177" calcext:value-type="float">
            <text:p>0.6988365650177</text:p>
          </table:table-cell>
          <table:table-cell office:value-type="float" office:value="0.96125" calcext:value-type="float">
            <text:p>0.96125</text:p>
          </table:table-cell>
          <table:table-cell office:value-type="float" office:value="0.00595903396606445" calcext:value-type="float">
            <text:p>0.005959033966064</text:p>
          </table:table-cell>
          <table:table-cell office:value-type="float" office:value="0.97625" calcext:value-type="float">
            <text:p>0.97625</text:p>
          </table:table-cell>
          <table:table-cell office:value-type="float" office:value="1.14336276054382" calcext:value-type="float">
            <text:p>1.14336276054382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0.00782394409179688" calcext:value-type="float">
            <text:p>0.00782394409179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5</text:p>
          </table:table-cell>
          <table:table-cell office:value-type="float" office:value="0.588643074035645" calcext:value-type="float">
            <text:p>0.588643074035645</text:p>
          </table:table-cell>
          <table:table-cell office:value-type="float" office:value="0.79875" calcext:value-type="float">
            <text:p>0.79875</text:p>
          </table:table-cell>
          <table:table-cell office:value-type="float" office:value="0.00569772720336914" calcext:value-type="float">
            <text:p>0.005697727203369</text:p>
          </table:table-cell>
          <table:table-cell office:value-type="float" office:value="0.76125" calcext:value-type="float">
            <text:p>0.76125</text:p>
          </table:table-cell>
          <table:table-cell office:value-type="float" office:value="0.812884092330933" calcext:value-type="float">
            <text:p>0.812884092330933</text:p>
          </table:table-cell>
          <table:table-cell office:value-type="float" office:value="0.96" calcext:value-type="float">
            <text:p>0.96</text:p>
          </table:table-cell>
          <table:table-cell office:value-type="float" office:value="0.0059356689453125" calcext:value-type="float">
            <text:p>0.005935668945313</text:p>
          </table:table-cell>
          <table:table-cell office:value-type="float" office:value="0.955" calcext:value-type="float">
            <text:p>0.955</text:p>
          </table:table-cell>
          <table:table-cell office:value-type="float" office:value="1.09886741638184" calcext:value-type="float">
            <text:p>1.09886741638184</text:p>
          </table:table-cell>
          <table:table-cell office:value-type="float" office:value="1" calcext:value-type="float">
            <text:p>1</text:p>
          </table:table-cell>
          <table:table-cell office:value-type="float" office:value="0.015878438949585" calcext:value-type="float">
            <text:p>0.01587843894958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6</text:p>
          </table:table-cell>
          <table:table-cell office:value-type="float" office:value="0.45518684387207" calcext:value-type="float">
            <text:p>0.45518684387207</text:p>
          </table:table-cell>
          <table:table-cell office:value-type="float" office:value="0.79125" calcext:value-type="float">
            <text:p>0.79125</text:p>
          </table:table-cell>
          <table:table-cell office:value-type="float" office:value="0.00873494148254395" calcext:value-type="float">
            <text:p>0.008734941482544</text:p>
          </table:table-cell>
          <table:table-cell office:value-type="float" office:value="0.765" calcext:value-type="float">
            <text:p>0.765</text:p>
          </table:table-cell>
          <table:table-cell office:value-type="float" office:value="0.976037740707397" calcext:value-type="float">
            <text:p>0.976037740707397</text:p>
          </table:table-cell>
          <table:table-cell office:value-type="float" office:value="0.96" calcext:value-type="float">
            <text:p>0.96</text:p>
          </table:table-cell>
          <table:table-cell office:value-type="float" office:value="0.00640964508056641" calcext:value-type="float">
            <text:p>0.006409645080566</text:p>
          </table:table-cell>
          <table:table-cell office:value-type="float" office:value="0.95375" calcext:value-type="float">
            <text:p>0.95375</text:p>
          </table:table-cell>
          <table:table-cell office:value-type="float" office:value="1.32667589187622" calcext:value-type="float">
            <text:p>1.32667589187622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.0184109210968018" calcext:value-type="float">
            <text:p>0.01841092109680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7</text:p>
          </table:table-cell>
          <table:table-cell office:value-type="float" office:value="0.602572679519653" calcext:value-type="float">
            <text:p>0.602572679519653</text:p>
          </table:table-cell>
          <table:table-cell office:value-type="float" office:value="0.785" calcext:value-type="float">
            <text:p>0.785</text:p>
          </table:table-cell>
          <table:table-cell office:value-type="float" office:value="0.00571084022521973" calcext:value-type="float">
            <text:p>0.00571084022522</text:p>
          </table:table-cell>
          <table:table-cell office:value-type="float" office:value="0.7675" calcext:value-type="float">
            <text:p>0.7675</text:p>
          </table:table-cell>
          <table:table-cell office:value-type="float" office:value="0.643530368804932" calcext:value-type="float">
            <text:p>0.643530368804932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00550079345703125" calcext:value-type="float">
            <text:p>0.005500793457031</text:p>
          </table:table-cell>
          <table:table-cell office:value-type="float" office:value="0.97625" calcext:value-type="float">
            <text:p>0.97625</text:p>
          </table:table-cell>
          <table:table-cell office:value-type="float" office:value="1.01421308517456" calcext:value-type="float">
            <text:p>1.01421308517456</text:p>
          </table:table-cell>
          <table:table-cell office:value-type="float" office:value="0.87125" calcext:value-type="float">
            <text:p>0.87125</text:p>
          </table:table-cell>
          <table:table-cell office:value-type="float" office:value="0.00951576232910156" calcext:value-type="float">
            <text:p>0.00951576232910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8</text:p>
          </table:table-cell>
          <table:table-cell office:value-type="float" office:value="0.557762861251831" calcext:value-type="float">
            <text:p>0.557762861251831</text:p>
          </table:table-cell>
          <table:table-cell office:value-type="float" office:value="0.80375" calcext:value-type="float">
            <text:p>0.80375</text:p>
          </table:table-cell>
          <table:table-cell office:value-type="float" office:value="0.00582718849182129" calcext:value-type="float">
            <text:p>0.005827188491821</text:p>
          </table:table-cell>
          <table:table-cell office:value-type="float" office:value="0.8" calcext:value-type="float">
            <text:p>0.8</text:p>
          </table:table-cell>
          <table:table-cell office:value-type="float" office:value="0.659158706665039" calcext:value-type="float">
            <text:p>0.659158706665039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0.00573945045471191" calcext:value-type="float">
            <text:p>0.005739450454712</text:p>
          </table:table-cell>
          <table:table-cell office:value-type="float" office:value="0.9675" calcext:value-type="float">
            <text:p>0.9675</text:p>
          </table:table-cell>
          <table:table-cell office:value-type="float" office:value="1.15148115158081" calcext:value-type="float">
            <text:p>1.15148115158081</text:p>
          </table:table-cell>
          <table:table-cell office:value-type="float" office:value="0.94875" calcext:value-type="float">
            <text:p>0.94875</text:p>
          </table:table-cell>
          <table:table-cell office:value-type="float" office:value="0.0099031925201416" calcext:value-type="float">
            <text:p>0.0099031925201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9</text:p>
          </table:table-cell>
          <table:table-cell office:value-type="float" office:value="0.559603929519653" calcext:value-type="float">
            <text:p>0.559603929519653</text:p>
          </table:table-cell>
          <table:table-cell office:value-type="float" office:value="0.80375" calcext:value-type="float">
            <text:p>0.80375</text:p>
          </table:table-cell>
          <table:table-cell office:value-type="float" office:value="0.00651931762695313" calcext:value-type="float">
            <text:p>0.006519317626953</text:p>
          </table:table-cell>
          <table:table-cell office:value-type="float" office:value="0.78625" calcext:value-type="float">
            <text:p>0.78625</text:p>
          </table:table-cell>
          <table:table-cell office:value-type="float" office:value="0.62037992477417" calcext:value-type="float">
            <text:p>0.62037992477417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0.0065302848815918" calcext:value-type="float">
            <text:p>0.006530284881592</text:p>
          </table:table-cell>
          <table:table-cell office:value-type="float" office:value="0.97" calcext:value-type="float">
            <text:p>0.97</text:p>
          </table:table-cell>
          <table:table-cell office:value-type="float" office:value="1.34518623352051" calcext:value-type="float">
            <text:p>1.34518623352051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0166919231414795" calcext:value-type="float">
            <text:p>0.0166919231414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0</text:p>
          </table:table-cell>
          <table:table-cell office:value-type="float" office:value="0.571828603744507" calcext:value-type="float">
            <text:p>0.571828603744507</text:p>
          </table:table-cell>
          <table:table-cell office:value-type="float" office:value="0.8" calcext:value-type="float">
            <text:p>0.8</text:p>
          </table:table-cell>
          <table:table-cell office:value-type="float" office:value="0.00598001480102539" calcext:value-type="float">
            <text:p>0.005980014801025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629838705062866" calcext:value-type="float">
            <text:p>0.629838705062866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694370269775391" calcext:value-type="float">
            <text:p>0.006943702697754</text:p>
          </table:table-cell>
          <table:table-cell office:value-type="float" office:value="0.9675" calcext:value-type="float">
            <text:p>0.9675</text:p>
          </table:table-cell>
          <table:table-cell office:value-type="float" office:value="1.14398336410522" calcext:value-type="float">
            <text:p>1.14398336410522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.00821661949157715" calcext:value-type="float">
            <text:p>0.00821661949157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1</text:p>
          </table:table-cell>
          <table:table-cell office:value-type="float" office:value="0.422122955322266" calcext:value-type="float">
            <text:p>0.422122955322266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431561470031738" calcext:value-type="float">
            <text:p>0.004315614700317</text:p>
          </table:table-cell>
          <table:table-cell office:value-type="float" office:value="0.80625" calcext:value-type="float">
            <text:p>0.80625</text:p>
          </table:table-cell>
          <table:table-cell office:value-type="float" office:value="0.627423286437988" calcext:value-type="float">
            <text:p>0.627423286437988</text:p>
          </table:table-cell>
          <table:table-cell office:value-type="float" office:value="0.96125" calcext:value-type="float">
            <text:p>0.96125</text:p>
          </table:table-cell>
          <table:table-cell office:value-type="float" office:value="0.00626897811889648" calcext:value-type="float">
            <text:p>0.006268978118896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0477397441864" calcext:value-type="float">
            <text:p>1.0477397441864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00878143310546875" calcext:value-type="float">
            <text:p>0.00878143310546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2</text:p>
          </table:table-cell>
          <table:table-cell office:value-type="float" office:value="0.545312166213989" calcext:value-type="float">
            <text:p>0.545312166213989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0060269832611084" calcext:value-type="float">
            <text:p>0.006026983261108</text:p>
          </table:table-cell>
          <table:table-cell office:value-type="float" office:value="0.78875" calcext:value-type="float">
            <text:p>0.78875</text:p>
          </table:table-cell>
          <table:table-cell office:value-type="float" office:value="0.680492639541626" calcext:value-type="float">
            <text:p>0.680492639541626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658321380615234" calcext:value-type="float">
            <text:p>0.006583213806152</text:p>
          </table:table-cell>
          <table:table-cell office:value-type="float" office:value="0.9675" calcext:value-type="float">
            <text:p>0.9675</text:p>
          </table:table-cell>
          <table:table-cell office:value-type="float" office:value="1.3312783241272" calcext:value-type="float">
            <text:p>1.3312783241272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0.0162656307220459" calcext:value-type="float">
            <text:p>0.01626563072204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3</text:p>
          </table:table-cell>
          <table:table-cell office:value-type="float" office:value="0.566963672637939" calcext:value-type="float">
            <text:p>0.566963672637939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00597453117370606" calcext:value-type="float">
            <text:p>0.005974531173706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622582912445068" calcext:value-type="float">
            <text:p>0.622582912445068</text:p>
          </table:table-cell>
          <table:table-cell office:value-type="float" office:value="0.95125" calcext:value-type="float">
            <text:p>0.95125</text:p>
          </table:table-cell>
          <table:table-cell office:value-type="float" office:value="0.00622391700744629" calcext:value-type="float">
            <text:p>0.006223917007446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94547605514526" calcext:value-type="float">
            <text:p>0.994547605514526</text:p>
          </table:table-cell>
          <table:table-cell office:value-type="float" office:value="0.11" calcext:value-type="float">
            <text:p>0.11</text:p>
          </table:table-cell>
          <table:table-cell office:value-type="float" office:value="0.00888943672180176" calcext:value-type="float">
            <text:p>0.00888943672180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4</text:p>
          </table:table-cell>
          <table:table-cell office:value-type="float" office:value="0.415703058242798" calcext:value-type="float">
            <text:p>0.415703058242798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00422430038452148" calcext:value-type="float">
            <text:p>0.004224300384521</text:p>
          </table:table-cell>
          <table:table-cell office:value-type="float" office:value="0.77625" calcext:value-type="float">
            <text:p>0.77625</text:p>
          </table:table-cell>
          <table:table-cell office:value-type="float" office:value="0.622456073760986" calcext:value-type="float">
            <text:p>0.622456073760986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00625491142272949" calcext:value-type="float">
            <text:p>0.00625491142273</text:p>
          </table:table-cell>
          <table:table-cell office:value-type="float" office:value="0.955" calcext:value-type="float">
            <text:p>0.955</text:p>
          </table:table-cell>
          <table:table-cell office:value-type="float" office:value="1.02661776542664" calcext:value-type="float">
            <text:p>1.02661776542664</text:p>
          </table:table-cell>
          <table:table-cell office:value-type="float" office:value="0.95" calcext:value-type="float">
            <text:p>0.95</text:p>
          </table:table-cell>
          <table:table-cell office:value-type="float" office:value="0.00863885879516602" calcext:value-type="float">
            <text:p>0.00863885879516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5</text:p>
          </table:table-cell>
          <table:table-cell office:value-type="float" office:value="0.582242012023926" calcext:value-type="float">
            <text:p>0.582242012023926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00617027282714844" calcext:value-type="float">
            <text:p>0.006170272827148</text:p>
          </table:table-cell>
          <table:table-cell office:value-type="float" office:value="0.77625" calcext:value-type="float">
            <text:p>0.77625</text:p>
          </table:table-cell>
          <table:table-cell office:value-type="float" office:value="0.622681379318237" calcext:value-type="float">
            <text:p>0.622681379318237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660419464111328" calcext:value-type="float">
            <text:p>0.006604194641113</text:p>
          </table:table-cell>
          <table:table-cell office:value-type="float" office:value="0.9575" calcext:value-type="float">
            <text:p>0.9575</text:p>
          </table:table-cell>
          <table:table-cell office:value-type="float" office:value="1.28587317466736" calcext:value-type="float">
            <text:p>1.28587317466736</text:p>
          </table:table-cell>
          <table:table-cell office:value-type="float" office:value="0.995" calcext:value-type="float">
            <text:p>0.995</text:p>
          </table:table-cell>
          <table:table-cell office:value-type="float" office:value="0.0264904499053955" calcext:value-type="float">
            <text:p>0.02649044990539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6</text:p>
          </table:table-cell>
          <table:table-cell office:value-type="float" office:value="0.540411472320557" calcext:value-type="float">
            <text:p>0.540411472320557</text:p>
          </table:table-cell>
          <table:table-cell office:value-type="float" office:value="0.79125" calcext:value-type="float">
            <text:p>0.79125</text:p>
          </table:table-cell>
          <table:table-cell office:value-type="float" office:value="0.00584602355957031" calcext:value-type="float">
            <text:p>0.00584602355957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641071319580078" calcext:value-type="float">
            <text:p>0.64107131958007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0716114044189453" calcext:value-type="float">
            <text:p>0.007161140441895</text:p>
          </table:table-cell>
          <table:table-cell office:value-type="float" office:value="0.95" calcext:value-type="float">
            <text:p>0.95</text:p>
          </table:table-cell>
          <table:table-cell office:value-type="float" office:value="0.995176076889038" calcext:value-type="float">
            <text:p>0.995176076889038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00867557525634766" calcext:value-type="float">
            <text:p>0.00867557525634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7</text:p>
          </table:table-cell>
          <table:table-cell office:value-type="float" office:value="0.453761577606201" calcext:value-type="float">
            <text:p>0.453761577606201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441074371337891" calcext:value-type="float">
            <text:p>0.004410743713379</text:p>
          </table:table-cell>
          <table:table-cell office:value-type="float" office:value="0.79125" calcext:value-type="float">
            <text:p>0.79125</text:p>
          </table:table-cell>
          <table:table-cell office:value-type="float" office:value="0.636968851089478" calcext:value-type="float">
            <text:p>0.636968851089478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644731521606445" calcext:value-type="float">
            <text:p>0.006447315216064</text:p>
          </table:table-cell>
          <table:table-cell office:value-type="float" office:value="0.9525" calcext:value-type="float">
            <text:p>0.9525</text:p>
          </table:table-cell>
          <table:table-cell office:value-type="float" office:value="1.26600170135498" calcext:value-type="float">
            <text:p>1.26600170135498</text:p>
          </table:table-cell>
          <table:table-cell office:value-type="float" office:value="0.98875" calcext:value-type="float">
            <text:p>0.98875</text:p>
          </table:table-cell>
          <table:table-cell office:value-type="float" office:value="0.017827033996582" calcext:value-type="float">
            <text:p>0.01782703399658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8</text:p>
          </table:table-cell>
          <table:table-cell office:value-type="float" office:value="0.544410705566406" calcext:value-type="float">
            <text:p>0.544410705566406</text:p>
          </table:table-cell>
          <table:table-cell office:value-type="float" office:value="0.81125" calcext:value-type="float">
            <text:p>0.81125</text:p>
          </table:table-cell>
          <table:table-cell office:value-type="float" office:value="0.00543594360351563" calcext:value-type="float">
            <text:p>0.005435943603516</text:p>
          </table:table-cell>
          <table:table-cell office:value-type="float" office:value="0.78625" calcext:value-type="float">
            <text:p>0.78625</text:p>
          </table:table-cell>
          <table:table-cell office:value-type="float" office:value="0.632954359054565" calcext:value-type="float">
            <text:p>0.632954359054565</text:p>
          </table:table-cell>
          <table:table-cell office:value-type="float" office:value="0.97" calcext:value-type="float">
            <text:p>0.97</text:p>
          </table:table-cell>
          <table:table-cell office:value-type="float" office:value="0.00626587867736816" calcext:value-type="float">
            <text:p>0.006265878677368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1.03608822822571" calcext:value-type="float">
            <text:p>1.0360882282257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0886845588684082" calcext:value-type="float">
            <text:p>0.00886845588684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9</text:p>
          </table:table-cell>
          <table:table-cell office:value-type="float" office:value="0.57125186920166" calcext:value-type="float">
            <text:p>0.5712518692016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0.00604009628295898" calcext:value-type="float">
            <text:p>0.006040096282959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0.650548219680786" calcext:value-type="float">
            <text:p>0.650548219680786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0.00671648979187012" calcext:value-type="float">
            <text:p>0.00671648979187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846083164215088" calcext:value-type="float">
            <text:p>0.846083164215088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088655948638916" calcext:value-type="float">
            <text:p>0.00886559486389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0</text:p>
          </table:table-cell>
          <table:table-cell office:value-type="float" office:value="0.558996915817261" calcext:value-type="float">
            <text:p>0.558996915817261</text:p>
          </table:table-cell>
          <table:table-cell office:value-type="float" office:value="0.8" calcext:value-type="float">
            <text:p>0.8</text:p>
          </table:table-cell>
          <table:table-cell office:value-type="float" office:value="0.0070340633392334" calcext:value-type="float">
            <text:p>0.007034063339233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629694223403931" calcext:value-type="float">
            <text:p>0.629694223403931</text:p>
          </table:table-cell>
          <table:table-cell office:value-type="float" office:value="0.97875" calcext:value-type="float">
            <text:p>0.97875</text:p>
          </table:table-cell>
          <table:table-cell office:value-type="float" office:value="0.00702381134033203" calcext:value-type="float">
            <text:p>0.00702381134033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.08354640007019" calcext:value-type="float">
            <text:p>1.08354640007019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0088644027709961" calcext:value-type="float">
            <text:p>0.00886440277099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1</text:p>
          </table:table-cell>
          <table:table-cell office:value-type="float" office:value="0.543030023574829" calcext:value-type="float">
            <text:p>0.543030023574829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63328742980957" calcext:value-type="float">
            <text:p>0.006332874298096</text:p>
          </table:table-cell>
          <table:table-cell office:value-type="float" office:value="0.77375" calcext:value-type="float">
            <text:p>0.77375</text:p>
          </table:table-cell>
          <table:table-cell office:value-type="float" office:value="0.628756046295166" calcext:value-type="float">
            <text:p>0.628756046295166</text:p>
          </table:table-cell>
          <table:table-cell office:value-type="float" office:value="0.95" calcext:value-type="float">
            <text:p>0.95</text:p>
          </table:table-cell>
          <table:table-cell office:value-type="float" office:value="0.00597238540649414" calcext:value-type="float">
            <text:p>0.005972385406494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1.22265458106995" calcext:value-type="float">
            <text:p>1.22265458106995</text:p>
          </table:table-cell>
          <table:table-cell office:value-type="float" office:value="0.94375" calcext:value-type="float">
            <text:p>0.94375</text:p>
          </table:table-cell>
          <table:table-cell office:value-type="float" office:value="0.0184714794158936" calcext:value-type="float">
            <text:p>0.01847147941589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2</text:p>
          </table:table-cell>
          <table:table-cell office:value-type="float" office:value="0.524763345718384" calcext:value-type="float">
            <text:p>0.52476334571838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00390768051147461" calcext:value-type="float">
            <text:p>0.003907680511475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676318645477295" calcext:value-type="float">
            <text:p>0.6763186454772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16788864135742" calcext:value-type="float">
            <text:p>0.006167888641357</text:p>
          </table:table-cell>
          <table:table-cell office:value-type="float" office:value="0.9725" calcext:value-type="float">
            <text:p>0.9725</text:p>
          </table:table-cell>
          <table:table-cell office:value-type="float" office:value="1.23888635635376" calcext:value-type="float">
            <text:p>1.23888635635376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0.00816607475280762" calcext:value-type="float">
            <text:p>0.00816607475280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3</text:p>
          </table:table-cell>
          <table:table-cell office:value-type="float" office:value="0.519653558731079" calcext:value-type="float">
            <text:p>0.519653558731079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597310066223145" calcext:value-type="float">
            <text:p>0.005973100662231</text:p>
          </table:table-cell>
          <table:table-cell office:value-type="float" office:value="0.8" calcext:value-type="float">
            <text:p>0.8</text:p>
          </table:table-cell>
          <table:table-cell office:value-type="float" office:value="0.646308660507202" calcext:value-type="float">
            <text:p>0.646308660507202</text:p>
          </table:table-cell>
          <table:table-cell office:value-type="float" office:value="0.94" calcext:value-type="float">
            <text:p>0.94</text:p>
          </table:table-cell>
          <table:table-cell office:value-type="float" office:value="0.00618386268615723" calcext:value-type="float">
            <text:p>0.006183862686157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1.00870156288147" calcext:value-type="float">
            <text:p>1.00870156288147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926971435546875" calcext:value-type="float">
            <text:p>0.00926971435546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4</text:p>
          </table:table-cell>
          <table:table-cell office:value-type="float" office:value="0.469420194625855" calcext:value-type="float">
            <text:p>0.469420194625855</text:p>
          </table:table-cell>
          <table:table-cell office:value-type="float" office:value="0.78625" calcext:value-type="float">
            <text:p>0.78625</text:p>
          </table:table-cell>
          <table:table-cell office:value-type="float" office:value="0.00385165214538574" calcext:value-type="float">
            <text:p>0.003851652145386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65003514289856" calcext:value-type="float">
            <text:p>0.65003514289856</text:p>
          </table:table-cell>
          <table:table-cell office:value-type="float" office:value="0.96125" calcext:value-type="float">
            <text:p>0.96125</text:p>
          </table:table-cell>
          <table:table-cell office:value-type="float" office:value="0.00700139999389648" calcext:value-type="float">
            <text:p>0.007001399993896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1.06510043144226" calcext:value-type="float">
            <text:p>1.06510043144226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0.018019437789917" calcext:value-type="float">
            <text:p>0.0180194377899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5</text:p>
          </table:table-cell>
          <table:table-cell office:value-type="float" office:value="0.567326784133911" calcext:value-type="float">
            <text:p>0.567326784133911</text:p>
          </table:table-cell>
          <table:table-cell office:value-type="float" office:value="0.78625" calcext:value-type="float">
            <text:p>0.78625</text:p>
          </table:table-cell>
          <table:table-cell office:value-type="float" office:value="0.00591063499450684" calcext:value-type="float">
            <text:p>0.005910634994507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649157285690308" calcext:value-type="float">
            <text:p>0.649157285690308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665140151977539" calcext:value-type="float">
            <text:p>0.006651401519775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831578493118286" calcext:value-type="float">
            <text:p>0.831578493118286</text:p>
          </table:table-cell>
          <table:table-cell office:value-type="float" office:value="0.98875" calcext:value-type="float">
            <text:p>0.98875</text:p>
          </table:table-cell>
          <table:table-cell office:value-type="float" office:value="0.00922417640686035" calcext:value-type="float">
            <text:p>0.0092241764068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6</text:p>
          </table:table-cell>
          <table:table-cell office:value-type="float" office:value="0.566739082336426" calcext:value-type="float">
            <text:p>0.566739082336426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00660467147827148" calcext:value-type="float">
            <text:p>0.006604671478271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672896146774292" calcext:value-type="float">
            <text:p>0.672896146774292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637197494506836" calcext:value-type="float">
            <text:p>0.006371974945068</text:p>
          </table:table-cell>
          <table:table-cell office:value-type="float" office:value="0.96125" calcext:value-type="float">
            <text:p>0.96125</text:p>
          </table:table-cell>
          <table:table-cell office:value-type="float" office:value="0.996843814849854" calcext:value-type="float">
            <text:p>0.996843814849854</text:p>
          </table:table-cell>
          <table:table-cell office:value-type="float" office:value="0.93125" calcext:value-type="float">
            <text:p>0.93125</text:p>
          </table:table-cell>
          <table:table-cell office:value-type="float" office:value="0.00930237770080566" calcext:value-type="float">
            <text:p>0.00930237770080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7</text:p>
          </table:table-cell>
          <table:table-cell office:value-type="float" office:value="0.570777416229248" calcext:value-type="float">
            <text:p>0.570777416229248</text:p>
          </table:table-cell>
          <table:table-cell office:value-type="float" office:value="0.80625" calcext:value-type="float">
            <text:p>0.80625</text:p>
          </table:table-cell>
          <table:table-cell office:value-type="float" office:value="0.00524663925170898" calcext:value-type="float">
            <text:p>0.005246639251709</text:p>
          </table:table-cell>
          <table:table-cell office:value-type="float" office:value="0.8" calcext:value-type="float">
            <text:p>0.8</text:p>
          </table:table-cell>
          <table:table-cell office:value-type="float" office:value="0.650694847106934" calcext:value-type="float">
            <text:p>0.650694847106934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585365295410156" calcext:value-type="float">
            <text:p>0.005853652954102</text:p>
          </table:table-cell>
          <table:table-cell office:value-type="float" office:value="0.96125" calcext:value-type="float">
            <text:p>0.96125</text:p>
          </table:table-cell>
          <table:table-cell office:value-type="float" office:value="1.09404277801514" calcext:value-type="float">
            <text:p>1.09404277801514</text:p>
          </table:table-cell>
          <table:table-cell office:value-type="float" office:value="0.98" calcext:value-type="float">
            <text:p>0.98</text:p>
          </table:table-cell>
          <table:table-cell office:value-type="float" office:value="0.00834870338439941" calcext:value-type="float">
            <text:p>0.00834870338439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8</text:p>
          </table:table-cell>
          <table:table-cell office:value-type="float" office:value="0.543652296066284" calcext:value-type="float">
            <text:p>0.543652296066284</text:p>
          </table:table-cell>
          <table:table-cell office:value-type="float" office:value="0.80125" calcext:value-type="float">
            <text:p>0.80125</text:p>
          </table:table-cell>
          <table:table-cell office:value-type="float" office:value="0.00540399551391602" calcext:value-type="float">
            <text:p>0.005403995513916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678270578384399" calcext:value-type="float">
            <text:p>0.678270578384399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0.00685238838195801" calcext:value-type="float">
            <text:p>0.006852388381958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1.05542850494385" calcext:value-type="float">
            <text:p>1.05542850494385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174829959869385" calcext:value-type="float">
            <text:p>0.01748299598693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9</text:p>
          </table:table-cell>
          <table:table-cell office:value-type="float" office:value="0.555893659591675" calcext:value-type="float">
            <text:p>0.555893659591675</text:p>
          </table:table-cell>
          <table:table-cell office:value-type="float" office:value="0.82125" calcext:value-type="float">
            <text:p>0.82125</text:p>
          </table:table-cell>
          <table:table-cell office:value-type="float" office:value="0.00595521926879883" calcext:value-type="float">
            <text:p>0.005955219268799</text:p>
          </table:table-cell>
          <table:table-cell office:value-type="float" office:value="0.81" calcext:value-type="float">
            <text:p>0.81</text:p>
          </table:table-cell>
          <table:table-cell office:value-type="float" office:value="0.678797483444214" calcext:value-type="float">
            <text:p>0.678797483444214</text:p>
          </table:table-cell>
          <table:table-cell office:value-type="float" office:value="0.96" calcext:value-type="float">
            <text:p>0.96</text:p>
          </table:table-cell>
          <table:table-cell office:value-type="float" office:value="0.00594210624694824" calcext:value-type="float">
            <text:p>0.005942106246948</text:p>
          </table:table-cell>
          <table:table-cell office:value-type="float" office:value="0.965" calcext:value-type="float">
            <text:p>0.965</text:p>
          </table:table-cell>
          <table:table-cell office:value-type="float" office:value="1.20584917068481" calcext:value-type="float">
            <text:p>1.20584917068481</text:p>
          </table:table-cell>
          <table:table-cell office:value-type="float" office:value="0.995" calcext:value-type="float">
            <text:p>0.995</text:p>
          </table:table-cell>
          <table:table-cell office:value-type="float" office:value="0.0170819759368897" calcext:value-type="float">
            <text:p>0.0170819759368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0</text:p>
          </table:table-cell>
          <table:table-cell office:value-type="float" office:value="0.571449041366577" calcext:value-type="float">
            <text:p>0.571449041366577</text:p>
          </table:table-cell>
          <table:table-cell office:value-type="float" office:value="0.80125" calcext:value-type="float">
            <text:p>0.80125</text:p>
          </table:table-cell>
          <table:table-cell office:value-type="float" office:value="0.00604009628295898" calcext:value-type="float">
            <text:p>0.006040096282959</text:p>
          </table:table-cell>
          <table:table-cell office:value-type="float" office:value="0.79" calcext:value-type="float">
            <text:p>0.79</text:p>
          </table:table-cell>
          <table:table-cell office:value-type="float" office:value="0.676486015319824" calcext:value-type="float">
            <text:p>0.676486015319824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0.00716781616210938" calcext:value-type="float">
            <text:p>0.007167816162109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0.987700939178467" calcext:value-type="float">
            <text:p>0.987700939178467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00910997390747071" calcext:value-type="float">
            <text:p>0.00910997390747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1</text:p>
          </table:table-cell>
          <table:table-cell office:value-type="float" office:value="0.571998834609985" calcext:value-type="float">
            <text:p>0.571998834609985</text:p>
          </table:table-cell>
          <table:table-cell office:value-type="float" office:value="0.80125" calcext:value-type="float">
            <text:p>0.80125</text:p>
          </table:table-cell>
          <table:table-cell office:value-type="float" office:value="0.00615406036376953" calcext:value-type="float">
            <text:p>0.0061540603637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700624942779541" calcext:value-type="float">
            <text:p>0.700624942779541</text:p>
          </table:table-cell>
          <table:table-cell office:value-type="float" office:value="0.96" calcext:value-type="float">
            <text:p>0.96</text:p>
          </table:table-cell>
          <table:table-cell office:value-type="float" office:value="0.00701594352722168" calcext:value-type="float">
            <text:p>0.007015943527222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81857490539551" calcext:value-type="float">
            <text:p>1.81857490539551</text:p>
          </table:table-cell>
          <table:table-cell office:value-type="float" office:value="1" calcext:value-type="float">
            <text:p>1</text:p>
          </table:table-cell>
          <table:table-cell office:value-type="float" office:value="0.0161898136138916" calcext:value-type="float">
            <text:p>0.01618981361389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2</text:p>
          </table:table-cell>
          <table:table-cell office:value-type="float" office:value="0.696396827697754" calcext:value-type="float">
            <text:p>0.696396827697754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680971145629883" calcext:value-type="float">
            <text:p>0.006809711456299</text:p>
          </table:table-cell>
          <table:table-cell office:value-type="float" office:value="0.7875" calcext:value-type="float">
            <text:p>0.7875</text:p>
          </table:table-cell>
          <table:table-cell office:value-type="float" office:value="1.14455318450928" calcext:value-type="float">
            <text:p>1.14455318450928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0.0072784423828125" calcext:value-type="float">
            <text:p>0.007278442382813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1.74254870414734" calcext:value-type="float">
            <text:p>1.74254870414734</text:p>
          </table:table-cell>
          <table:table-cell office:value-type="float" office:value="0.97125" calcext:value-type="float">
            <text:p>0.97125</text:p>
          </table:table-cell>
          <table:table-cell office:value-type="float" office:value="0.00852704048156738" calcext:value-type="float">
            <text:p>0.00852704048156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3</text:p>
          </table:table-cell>
          <table:table-cell office:value-type="float" office:value="0.546009302139282" calcext:value-type="float">
            <text:p>0.546009302139282</text:p>
          </table:table-cell>
          <table:table-cell office:value-type="float" office:value="0.81125" calcext:value-type="float">
            <text:p>0.81125</text:p>
          </table:table-cell>
          <table:table-cell office:value-type="float" office:value="0.00576949119567871" calcext:value-type="float">
            <text:p>0.005769491195679</text:p>
          </table:table-cell>
          <table:table-cell office:value-type="float" office:value="0.79875" calcext:value-type="float">
            <text:p>0.79875</text:p>
          </table:table-cell>
          <table:table-cell office:value-type="float" office:value="0.719538450241089" calcext:value-type="float">
            <text:p>0.719538450241089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0.00774478912353516" calcext:value-type="float">
            <text:p>0.007744789123535</text:p>
          </table:table-cell>
          <table:table-cell office:value-type="float" office:value="0.95375" calcext:value-type="float">
            <text:p>0.95375</text:p>
          </table:table-cell>
          <table:table-cell office:value-type="float" office:value="1.52355313301086" calcext:value-type="float">
            <text:p>1.52355313301086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169482231140137" calcext:value-type="float">
            <text:p>0.01694822311401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4</text:p>
          </table:table-cell>
          <table:table-cell office:value-type="float" office:value="0.546663284301758" calcext:value-type="float">
            <text:p>0.546663284301758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605940818786621" calcext:value-type="float">
            <text:p>0.006059408187866</text:p>
          </table:table-cell>
          <table:table-cell office:value-type="float" office:value="0.79" calcext:value-type="float">
            <text:p>0.79</text:p>
          </table:table-cell>
          <table:table-cell office:value-type="float" office:value="0.627406358718872" calcext:value-type="float">
            <text:p>0.62740635871887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0632882118225098" calcext:value-type="float">
            <text:p>0.006328821182251</text:p>
          </table:table-cell>
          <table:table-cell office:value-type="float" office:value="0.955" calcext:value-type="float">
            <text:p>0.955</text:p>
          </table:table-cell>
          <table:table-cell office:value-type="float" office:value="1.33823251724243" calcext:value-type="float">
            <text:p>1.33823251724243</text:p>
          </table:table-cell>
          <table:table-cell office:value-type="float" office:value="0.96125" calcext:value-type="float">
            <text:p>0.96125</text:p>
          </table:table-cell>
          <table:table-cell office:value-type="float" office:value="0.00869822502136231" calcext:value-type="float">
            <text:p>0.00869822502136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5</text:p>
          </table:table-cell>
          <table:table-cell office:value-type="float" office:value="0.603028774261475" calcext:value-type="float">
            <text:p>0.603028774261475</text:p>
          </table:table-cell>
          <table:table-cell office:value-type="float" office:value="0.80875" calcext:value-type="float">
            <text:p>0.80875</text:p>
          </table:table-cell>
          <table:table-cell office:value-type="float" office:value="0.00609087944030762" calcext:value-type="float">
            <text:p>0.006090879440308</text:p>
          </table:table-cell>
          <table:table-cell office:value-type="float" office:value="0.79625" calcext:value-type="float">
            <text:p>0.79625</text:p>
          </table:table-cell>
          <table:table-cell office:value-type="float" office:value="0.824151039123535" calcext:value-type="float">
            <text:p>0.824151039123535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670385360717773" calcext:value-type="float">
            <text:p>0.006703853607178</text:p>
          </table:table-cell>
          <table:table-cell office:value-type="float" office:value="0.9675" calcext:value-type="float">
            <text:p>0.9675</text:p>
          </table:table-cell>
          <table:table-cell office:value-type="float" office:value="1.1816897392273" calcext:value-type="float">
            <text:p>1.1816897392273</text:p>
          </table:table-cell>
          <table:table-cell office:value-type="float" office:value="0.91" calcext:value-type="float">
            <text:p>0.91</text:p>
          </table:table-cell>
          <table:table-cell office:value-type="float" office:value="0.0111134052276611" calcext:value-type="float">
            <text:p>0.01111340522766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6</text:p>
          </table:table-cell>
          <table:table-cell office:value-type="float" office:value="0.574107646942139" calcext:value-type="float">
            <text:p>0.574107646942139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0.00579023361206055" calcext:value-type="float">
            <text:p>0.005790233612061</text:p>
          </table:table-cell>
          <table:table-cell office:value-type="float" office:value="0.76375" calcext:value-type="float">
            <text:p>0.76375</text:p>
          </table:table-cell>
          <table:table-cell office:value-type="float" office:value="0.810640573501587" calcext:value-type="float">
            <text:p>0.810640573501587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640702247619629" calcext:value-type="float">
            <text:p>0.006407022476196</text:p>
          </table:table-cell>
          <table:table-cell office:value-type="float" office:value="0.94" calcext:value-type="float">
            <text:p>0.94</text:p>
          </table:table-cell>
          <table:table-cell office:value-type="float" office:value="1.35221028327942" calcext:value-type="float">
            <text:p>1.35221028327942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.00847005844116211" calcext:value-type="float">
            <text:p>0.00847005844116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7</text:p>
          </table:table-cell>
          <table:table-cell office:value-type="float" office:value="0.54745888710022" calcext:value-type="float">
            <text:p>0.54745888710022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687098503112793" calcext:value-type="float">
            <text:p>0.006870985031128</text:p>
          </table:table-cell>
          <table:table-cell office:value-type="float" office:value="0.80875" calcext:value-type="float">
            <text:p>0.80875</text:p>
          </table:table-cell>
          <table:table-cell office:value-type="float" office:value="0.84179162979126" calcext:value-type="float">
            <text:p>0.84179162979126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0.00658893585205078" calcext:value-type="float">
            <text:p>0.00658893585205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.15362501144409" calcext:value-type="float">
            <text:p>1.15362501144409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0179653167724609" calcext:value-type="float">
            <text:p>0.01796531677246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8</text:p>
          </table:table-cell>
          <table:table-cell office:value-type="float" office:value="0.486851692199707" calcext:value-type="float">
            <text:p>0.486851692199707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00564026832580566" calcext:value-type="float">
            <text:p>0.005640268325806</text:p>
          </table:table-cell>
          <table:table-cell office:value-type="float" office:value="0.77125" calcext:value-type="float">
            <text:p>0.77125</text:p>
          </table:table-cell>
          <table:table-cell office:value-type="float" office:value="0.623875617980957" calcext:value-type="float">
            <text:p>0.623875617980957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00738763809204102" calcext:value-type="float">
            <text:p>0.007387638092041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1.33032727241516" calcext:value-type="float">
            <text:p>1.33032727241516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853300094604492" calcext:value-type="float">
            <text:p>0.00853300094604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9</text:p>
          </table:table-cell>
          <table:table-cell office:value-type="float" office:value="0.558795928955078" calcext:value-type="float">
            <text:p>0.558795928955078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00629019737243652" calcext:value-type="float">
            <text:p>0.006290197372437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646784782409668" calcext:value-type="float">
            <text:p>0.646784782409668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00889992713928223" calcext:value-type="float">
            <text:p>0.008899927139282</text:p>
          </table:table-cell>
          <table:table-cell office:value-type="float" office:value="0.95" calcext:value-type="float">
            <text:p>0.95</text:p>
          </table:table-cell>
          <table:table-cell office:value-type="float" office:value="2.40343880653381" calcext:value-type="float">
            <text:p>2.40343880653381</text:p>
          </table:table-cell>
          <table:table-cell office:value-type="float" office:value="0.11" calcext:value-type="float">
            <text:p>0.11</text:p>
          </table:table-cell>
          <table:table-cell office:value-type="float" office:value="0.0105385780334473" calcext:value-type="float">
            <text:p>0.01053857803344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50</text:p>
          </table:table-cell>
          <table:table-cell office:value-type="float" office:value="0.590064525604248" calcext:value-type="float">
            <text:p>0.590064525604248</text:p>
          </table:table-cell>
          <table:table-cell office:value-type="float" office:value="0.81125" calcext:value-type="float">
            <text:p>0.81125</text:p>
          </table:table-cell>
          <table:table-cell office:value-type="float" office:value="0.00612115859985352" calcext:value-type="float">
            <text:p>0.006121158599854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0.698245048522949" calcext:value-type="float">
            <text:p>0.698245048522949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0852680206298828" calcext:value-type="float">
            <text:p>0.008526802062988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1.20434212684631" calcext:value-type="float">
            <text:p>1.2043421268463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10850334167481" calcext:value-type="float">
            <text:p>0.01108503341674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ce5"/>
          <table:table-cell table:style-name="ce8" office:value-type="string" calcext:value-type="string" table:number-columns-spanned="2" table:number-rows-spanned="1">
            <text:p>Bayes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KNN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Evolution from Bayes to KNN</text:p>
          </table:table-cell>
          <table:covered-table-cell table:style-name="ce5"/>
          <table:table-cell table:style-name="ce4"/>
          <table:table-cell table:number-columns-repeated="1016"/>
        </table:table-row>
        <table:table-row table:style-name="ro1">
          <table:table-cell table:style-name="ce5" office:value-type="string" calcext:value-type="string">
            <text:p>Files test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 Acceleration</text:p>
          </table:table-cell>
          <table:table-cell table:style-name="ce5" office:value-type="string" calcext:value-type="string">
            <text:p>Delta Precision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ata2.csv</text:p>
          </table:table-cell>
          <table:table-cell table:style-name="ce3" table:formula="of:=AVERAGE([.B4:.B53])" office:value-type="float" office:value="0.543761601448059" calcext:value-type="float">
            <text:p>0.543761601448059</text:p>
          </table:table-cell>
          <table:table-cell table:style-name="ce3" table:formula="of:=AVERAGE([.C4:.C53])" office:value-type="float" office:value="0.800075" calcext:value-type="float">
            <text:p>0.800075</text:p>
          </table:table-cell>
          <table:table-cell table:style-name="ce3" table:formula="of:=AVERAGE([.D4:.D53])" office:value-type="float" office:value="0.00580482482910156" calcext:value-type="float">
            <text:p>0.005804824829102</text:p>
          </table:table-cell>
          <table:table-cell table:style-name="ce3" table:formula="of:=AVERAGE([.E4:.E53])" office:value-type="float" office:value="0.787975" calcext:value-type="float">
            <text:p>0.787975</text:p>
          </table:table-cell>
          <table:table-cell table:style-name="ce3" table:formula="of:=[.B59]/[.D59]" office:value-type="float" office:value="93.6740758690938" calcext:value-type="float">
            <text:p>93.6740758690938</text:p>
          </table:table-cell>
          <table:table-cell table:style-name="ce3" table:formula="of:=[.E59]-[.C59]" office:value-type="float" office:value="-0.0121000000000002" calcext:value-type="float">
            <text:p>-0.012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ata3.csv</text:p>
          </table:table-cell>
          <table:table-cell table:style-name="ce3" table:formula="of:=AVERAGE([.F4:.F53])" office:value-type="float" office:value="0.695971546173096" calcext:value-type="float">
            <text:p>0.695971546173096</text:p>
          </table:table-cell>
          <table:table-cell table:style-name="ce3" table:formula="of:=AVERAGE([.G4:.G53])" office:value-type="float" office:value="0.960175" calcext:value-type="float">
            <text:p>0.960175</text:p>
          </table:table-cell>
          <table:table-cell table:style-name="ce3" table:formula="of:=AVERAGE([.H4:.H53])" office:value-type="float" office:value="0.00662478923797607" calcext:value-type="float">
            <text:p>0.006624789237976</text:p>
          </table:table-cell>
          <table:table-cell table:style-name="ce3" table:formula="of:=AVERAGE([.I4:.I53])" office:value-type="float" office:value="0.962725" calcext:value-type="float">
            <text:p>0.962725</text:p>
          </table:table-cell>
          <table:table-cell table:style-name="ce3" table:formula="of:=[.B60]/[.D60]" office:value-type="float" office:value="105.055651005996" calcext:value-type="float">
            <text:p>105.055651005996</text:p>
          </table:table-cell>
          <table:table-cell table:style-name="ce3" table:formula="of:=[.E60]-[.C60]" office:value-type="float" office:value="0.00255000000000005" calcext:value-type="float">
            <text:p>0.0025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ata12.csv</text:p>
          </table:table-cell>
          <table:table-cell table:style-name="ce3" table:formula="of:=AVERAGE([.J4:.J53])" office:value-type="float" office:value="1.20997301101685" calcext:value-type="float">
            <text:p>1.20997301101685</text:p>
          </table:table-cell>
          <table:table-cell table:style-name="ce3" table:formula="of:=AVERAGE([.K4:.K53])" office:value-type="float" office:value="0.837125" calcext:value-type="float">
            <text:p>0.837125</text:p>
          </table:table-cell>
          <table:table-cell table:style-name="ce3" table:formula="of:=AVERAGE([.L4:.L53])" office:value-type="float" office:value="0.0117985153198242" calcext:value-type="float">
            <text:p>0.011798515319824</text:p>
          </table:table-cell>
          <table:table-cell table:style-name="ce3" table:formula="of:=AVERAGE([.M4:.M53])" office:value-type="float" office:value="1" calcext:value-type="float">
            <text:p>1</text:p>
          </table:table-cell>
          <table:table-cell table:style-name="ce3" table:formula="of:=[.B61]/[.D61]" office:value-type="float" office:value="102.552988932753" calcext:value-type="float">
            <text:p>102.552988932753</text:p>
          </table:table-cell>
          <table:table-cell table:style-name="ce3" table:formula="of:=[.E61]-[.C61]" office:value-type="float" office:value="0.162875" calcext:value-type="float">
            <text:p>0.162875</text:p>
          </table:table-cell>
          <table:table-cell table:number-columns-repeated="1017"/>
        </table:table-row>
      </table:table>
      <table:table table:name="Learning Ratio = 0.4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data2.csv</text:p>
          </table:table-cell>
          <table:covered-table-cell table:style-name="ce1"/>
          <table:covered-table-cell table:style-name="ce7"/>
          <table:covered-table-cell table:style-name="ce1"/>
          <table:table-cell table:style-name="ce7" office:value-type="string" calcext:value-type="string" table:number-columns-spanned="4" table:number-rows-spanned="1">
            <text:p>data3.csv</text:p>
          </table:table-cell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data13.csv</text:p>
          </table:table-cell>
          <table:covered-table-cell table:number-columns-repeated="3" table:style-name="ce1"/>
          <table:table-cell table:number-columns-repeated="1011"/>
        </table:table-row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0.497543096542358" calcext:value-type="float">
            <text:p>0.497543096542358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00578808784484863" calcext:value-type="float">
            <text:p>0.005788087844849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564702272415161" calcext:value-type="float">
            <text:p>0.564702272415161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714778900146484" calcext:value-type="float">
            <text:p>0.00714778900146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42731142044067" calcext:value-type="float">
            <text:p>0.942731142044067</text:p>
          </table:table-cell>
          <table:table-cell office:value-type="float" office:value="1" calcext:value-type="float">
            <text:p>1</text:p>
          </table:table-cell>
          <table:table-cell office:value-type="float" office:value="0.0157425403594971" calcext:value-type="float">
            <text:p>0.01574254035949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0.351308345794678" calcext:value-type="float">
            <text:p>0.351308345794678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00484037399291992" calcext:value-type="float">
            <text:p>0.00484037399292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45382285118103" calcext:value-type="float">
            <text:p>0.45382285118103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04438781738281" calcext:value-type="float">
            <text:p>0.006044387817383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904698848724365" calcext:value-type="float">
            <text:p>0.904698848724365</text:p>
          </table:table-cell>
          <table:table-cell office:value-type="float" office:value="1" calcext:value-type="float">
            <text:p>1</text:p>
          </table:table-cell>
          <table:table-cell office:value-type="float" office:value="0.0153782367706299" calcext:value-type="float">
            <text:p>0.0153782367706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0.438926935195923" calcext:value-type="float">
            <text:p>0.438926935195923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635147094726563" calcext:value-type="float">
            <text:p>0.006351470947266</text:p>
          </table:table-cell>
          <table:table-cell office:value-type="float" office:value="0.815" calcext:value-type="float">
            <text:p>0.815</text:p>
          </table:table-cell>
          <table:table-cell office:value-type="float" office:value="0.482712984085083" calcext:value-type="float">
            <text:p>0.482712984085083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560402870178223" calcext:value-type="float">
            <text:p>0.005604028701782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997667551040649" calcext:value-type="float">
            <text:p>0.997667551040649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123360157012939" calcext:value-type="float">
            <text:p>0.01233601570129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</text:p>
          </table:table-cell>
          <table:table-cell office:value-type="float" office:value="0.380956649780273" calcext:value-type="float">
            <text:p>0.380956649780273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00520682334899902" calcext:value-type="float">
            <text:p>0.005206823348999</text:p>
          </table:table-cell>
          <table:table-cell office:value-type="float" office:value="0.805" calcext:value-type="float">
            <text:p>0.805</text:p>
          </table:table-cell>
          <table:table-cell office:value-type="float" office:value="0.450252294540405" calcext:value-type="float">
            <text:p>0.450252294540405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593996047973633" calcext:value-type="float">
            <text:p>0.005939960479736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868938207626343" calcext:value-type="float">
            <text:p>0.868938207626343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158655643463135" calcext:value-type="float">
            <text:p>0.01586556434631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5</text:p>
          </table:table-cell>
          <table:table-cell office:value-type="float" office:value="0.42264199256897" calcext:value-type="float">
            <text:p>0.42264199256897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052635669708252" calcext:value-type="float">
            <text:p>0.005263566970825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545230627059937" calcext:value-type="float">
            <text:p>0.54523062705993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0562286376953125" calcext:value-type="float">
            <text:p>0.005622863769531</text:p>
          </table:table-cell>
          <table:table-cell office:value-type="float" office:value="0.98" calcext:value-type="float">
            <text:p>0.98</text:p>
          </table:table-cell>
          <table:table-cell office:value-type="float" office:value="1.09949493408203" calcext:value-type="float">
            <text:p>1.09949493408203</text:p>
          </table:table-cell>
          <table:table-cell office:value-type="float" office:value="1" calcext:value-type="float">
            <text:p>1</text:p>
          </table:table-cell>
          <table:table-cell office:value-type="float" office:value="0.0270481109619141" calcext:value-type="float">
            <text:p>0.02704811096191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6</text:p>
          </table:table-cell>
          <table:table-cell office:value-type="float" office:value="0.382015943527222" calcext:value-type="float">
            <text:p>0.382015943527222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00507783889770508" calcext:value-type="float">
            <text:p>0.00507783889770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503212213516235" calcext:value-type="float">
            <text:p>0.503212213516235</text:p>
          </table:table-cell>
          <table:table-cell office:value-type="float" office:value="0.98" calcext:value-type="float">
            <text:p>0.98</text:p>
          </table:table-cell>
          <table:table-cell office:value-type="float" office:value="0.00606179237365723" calcext:value-type="float">
            <text:p>0.006061792373657</text:p>
          </table:table-cell>
          <table:table-cell office:value-type="float" office:value="0.965" calcext:value-type="float">
            <text:p>0.965</text:p>
          </table:table-cell>
          <table:table-cell office:value-type="float" office:value="0.755075454711914" calcext:value-type="float">
            <text:p>0.755075454711914</text:p>
          </table:table-cell>
          <table:table-cell office:value-type="float" office:value="1" calcext:value-type="float">
            <text:p>1</text:p>
          </table:table-cell>
          <table:table-cell office:value-type="float" office:value="0.00804686546325684" calcext:value-type="float">
            <text:p>0.00804686546325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7</text:p>
          </table:table-cell>
          <table:table-cell office:value-type="float" office:value="0.39278769493103" calcext:value-type="float">
            <text:p>0.39278769493103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00616979598999023" calcext:value-type="float">
            <text:p>0.00616979598999</text:p>
          </table:table-cell>
          <table:table-cell office:value-type="float" office:value="0.815" calcext:value-type="float">
            <text:p>0.815</text:p>
          </table:table-cell>
          <table:table-cell office:value-type="float" office:value="0.602509737014771" calcext:value-type="float">
            <text:p>0.602509737014771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765347480773926" calcext:value-type="float">
            <text:p>0.007653474807739</text:p>
          </table:table-cell>
          <table:table-cell office:value-type="float" office:value="0.975" calcext:value-type="float">
            <text:p>0.975</text:p>
          </table:table-cell>
          <table:table-cell office:value-type="float" office:value="0.671429634094238" calcext:value-type="float">
            <text:p>0.671429634094238</text:p>
          </table:table-cell>
          <table:table-cell office:value-type="float" office:value="1" calcext:value-type="float">
            <text:p>1</text:p>
          </table:table-cell>
          <table:table-cell office:value-type="float" office:value="0.00915932655334473" calcext:value-type="float">
            <text:p>0.00915932655334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8</text:p>
          </table:table-cell>
          <table:table-cell office:value-type="float" office:value="0.41822099685669" calcext:value-type="float">
            <text:p>0.41822099685669</text:p>
          </table:table-cell>
          <table:table-cell office:value-type="float" office:value="0.823333333333333" calcext:value-type="float">
            <text:p>0.823333333333333</text:p>
          </table:table-cell>
          <table:table-cell office:value-type="float" office:value="0.00525808334350586" calcext:value-type="float">
            <text:p>0.005258083343506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527640581130981" calcext:value-type="float">
            <text:p>0.527640581130981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680327415466309" calcext:value-type="float">
            <text:p>0.006803274154663</text:p>
          </table:table-cell>
          <table:table-cell office:value-type="float" office:value="0.98" calcext:value-type="float">
            <text:p>0.98</text:p>
          </table:table-cell>
          <table:table-cell office:value-type="float" office:value="0.979575157165527" calcext:value-type="float">
            <text:p>0.979575157165527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85599422454834" calcext:value-type="float">
            <text:p>0.00855994224548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9</text:p>
          </table:table-cell>
          <table:table-cell office:value-type="float" office:value="0.399319171905518" calcext:value-type="float">
            <text:p>0.399319171905518</text:p>
          </table:table-cell>
          <table:table-cell office:value-type="float" office:value="0.808333333333333" calcext:value-type="float">
            <text:p>0.808333333333333</text:p>
          </table:table-cell>
          <table:table-cell office:value-type="float" office:value="0.00535774230957031" calcext:value-type="float">
            <text:p>0.00535774230957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473758935928345" calcext:value-type="float">
            <text:p>0.473758935928345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54108619689941" calcext:value-type="float">
            <text:p>0.005541086196899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845044136047363" calcext:value-type="float">
            <text:p>0.845044136047363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67144966125488" calcext:value-type="float">
            <text:p>0.00967144966125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0</text:p>
          </table:table-cell>
          <table:table-cell office:value-type="float" office:value="0.39595365524292" calcext:value-type="float">
            <text:p>0.39595365524292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00486159324645996" calcext:value-type="float">
            <text:p>0.00486159324646</text:p>
          </table:table-cell>
          <table:table-cell office:value-type="float" office:value="0.795" calcext:value-type="float">
            <text:p>0.795</text:p>
          </table:table-cell>
          <table:table-cell office:value-type="float" office:value="0.46441388130188" calcext:value-type="float">
            <text:p>0.46441388130188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588703155517578" calcext:value-type="float">
            <text:p>0.005887031555176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929131984710693" calcext:value-type="float">
            <text:p>0.929131984710693</text:p>
          </table:table-cell>
          <table:table-cell office:value-type="float" office:value="1" calcext:value-type="float">
            <text:p>1</text:p>
          </table:table-cell>
          <table:table-cell office:value-type="float" office:value="0.0100512504577637" calcext:value-type="float">
            <text:p>0.01005125045776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1</text:p>
          </table:table-cell>
          <table:table-cell office:value-type="float" office:value="0.431982755661011" calcext:value-type="float">
            <text:p>0.431982755661011</text:p>
          </table:table-cell>
          <table:table-cell office:value-type="float" office:value="0.823333333333333" calcext:value-type="float">
            <text:p>0.823333333333333</text:p>
          </table:table-cell>
          <table:table-cell office:value-type="float" office:value="0.00512409210205078" calcext:value-type="float">
            <text:p>0.005124092102051</text:p>
          </table:table-cell>
          <table:table-cell office:value-type="float" office:value="0.805" calcext:value-type="float">
            <text:p>0.805</text:p>
          </table:table-cell>
          <table:table-cell office:value-type="float" office:value="0.493817329406738" calcext:value-type="float">
            <text:p>0.493817329406738</text:p>
          </table:table-cell>
          <table:table-cell office:value-type="float" office:value="0.981666666666667" calcext:value-type="float">
            <text:p>0.981666666666667</text:p>
          </table:table-cell>
          <table:table-cell office:value-type="float" office:value="0.00584268569946289" calcext:value-type="float">
            <text:p>0.005842685699463</text:p>
          </table:table-cell>
          <table:table-cell office:value-type="float" office:value="0.981666666666667" calcext:value-type="float">
            <text:p>0.981666666666667</text:p>
          </table:table-cell>
          <table:table-cell office:value-type="float" office:value="0.892137765884399" calcext:value-type="float">
            <text:p>0.892137765884399</text:p>
          </table:table-cell>
          <table:table-cell office:value-type="float" office:value="1" calcext:value-type="float">
            <text:p>1</text:p>
          </table:table-cell>
          <table:table-cell office:value-type="float" office:value="0.00921440124511719" calcext:value-type="float">
            <text:p>0.0092144012451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2</text:p>
          </table:table-cell>
          <table:table-cell office:value-type="float" office:value="0.32511568069458" calcext:value-type="float">
            <text:p>0.32511568069458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0048067569732666" calcext:value-type="float">
            <text:p>0.004806756973267</text:p>
          </table:table-cell>
          <table:table-cell office:value-type="float" office:value="0.781666666666667" calcext:value-type="float">
            <text:p>0.781666666666667</text:p>
          </table:table-cell>
          <table:table-cell office:value-type="float" office:value="0.446834087371826" calcext:value-type="float">
            <text:p>0.446834087371826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604057312011719" calcext:value-type="float">
            <text:p>0.00604057312011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52317953109741" calcext:value-type="float">
            <text:p>0.952317953109741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33837890625" calcext:value-type="float">
            <text:p>0.0093383789062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3</text:p>
          </table:table-cell>
          <table:table-cell office:value-type="float" office:value="0.388130903244019" calcext:value-type="float">
            <text:p>0.388130903244019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544118881225586" calcext:value-type="float">
            <text:p>0.005441188812256</text:p>
          </table:table-cell>
          <table:table-cell office:value-type="float" office:value="0.8" calcext:value-type="float">
            <text:p>0.8</text:p>
          </table:table-cell>
          <table:table-cell office:value-type="float" office:value="0.499960660934448" calcext:value-type="float">
            <text:p>0.49996066093444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67865371704102" calcext:value-type="float">
            <text:p>0.005678653717041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1.05911469459534" calcext:value-type="float">
            <text:p>1.05911469459534</text:p>
          </table:table-cell>
          <table:table-cell office:value-type="float" office:value="1" calcext:value-type="float">
            <text:p>1</text:p>
          </table:table-cell>
          <table:table-cell office:value-type="float" office:value="0.0082705020904541" calcext:value-type="float">
            <text:p>0.00827050209045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4</text:p>
          </table:table-cell>
          <table:table-cell office:value-type="float" office:value="0.387545585632324" calcext:value-type="float">
            <text:p>0.387545585632324</text:p>
          </table:table-cell>
          <table:table-cell office:value-type="float" office:value="0.826666666666667" calcext:value-type="float">
            <text:p>0.826666666666667</text:p>
          </table:table-cell>
          <table:table-cell office:value-type="float" office:value="0.00472068786621094" calcext:value-type="float">
            <text:p>0.004720687866211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628761768341064" calcext:value-type="float">
            <text:p>0.628761768341064</text:p>
          </table:table-cell>
          <table:table-cell office:value-type="float" office:value="0.97" calcext:value-type="float">
            <text:p>0.97</text:p>
          </table:table-cell>
          <table:table-cell office:value-type="float" office:value="0.0087270736694336" calcext:value-type="float">
            <text:p>0.00872707366943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83094596862793" calcext:value-type="float">
            <text:p>0.83094596862793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160231590270996" calcext:value-type="float">
            <text:p>0.016023159027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5</text:p>
          </table:table-cell>
          <table:table-cell office:value-type="float" office:value="0.470786571502686" calcext:value-type="float">
            <text:p>0.470786571502686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00509357452392578" calcext:value-type="float">
            <text:p>0.005093574523926</text:p>
          </table:table-cell>
          <table:table-cell office:value-type="float" office:value="0.796666666666667" calcext:value-type="float">
            <text:p>0.796666666666667</text:p>
          </table:table-cell>
          <table:table-cell office:value-type="float" office:value="0.535937070846558" calcext:value-type="float">
            <text:p>0.535937070846558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0608062744140625" calcext:value-type="float">
            <text:p>0.006080627441406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624886035919189" calcext:value-type="float">
            <text:p>0.624886035919189</text:p>
          </table:table-cell>
          <table:table-cell office:value-type="float" office:value="1" calcext:value-type="float">
            <text:p>1</text:p>
          </table:table-cell>
          <table:table-cell office:value-type="float" office:value="0.00765872001647949" calcext:value-type="float">
            <text:p>0.0076587200164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6</text:p>
          </table:table-cell>
          <table:table-cell office:value-type="float" office:value="0.394273996353149" calcext:value-type="float">
            <text:p>0.39427399635314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0519442558288574" calcext:value-type="float">
            <text:p>0.005194425582886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456469774246216" calcext:value-type="float">
            <text:p>0.456469774246216</text:p>
          </table:table-cell>
          <table:table-cell office:value-type="float" office:value="0.96" calcext:value-type="float">
            <text:p>0.96</text:p>
          </table:table-cell>
          <table:table-cell office:value-type="float" office:value="0.00566363334655762" calcext:value-type="float">
            <text:p>0.005663633346558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891153812408447" calcext:value-type="float">
            <text:p>0.891153812408447</text:p>
          </table:table-cell>
          <table:table-cell office:value-type="float" office:value="1" calcext:value-type="float">
            <text:p>1</text:p>
          </table:table-cell>
          <table:table-cell office:value-type="float" office:value="0.0187461376190186" calcext:value-type="float">
            <text:p>0.01874613761901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7</text:p>
          </table:table-cell>
          <table:table-cell office:value-type="float" office:value="0.424570560455322" calcext:value-type="float">
            <text:p>0.424570560455322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46226978302002" calcext:value-type="float">
            <text:p>0.0046226978302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524277925491333" calcext:value-type="float">
            <text:p>0.524277925491333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38730621337891" calcext:value-type="float">
            <text:p>0.005387306213379</text:p>
          </table:table-cell>
          <table:table-cell office:value-type="float" office:value="0.961666666666667" calcext:value-type="float">
            <text:p>0.961666666666667</text:p>
          </table:table-cell>
          <table:table-cell office:value-type="float" office:value="0.830854654312134" calcext:value-type="float">
            <text:p>0.830854654312134</text:p>
          </table:table-cell>
          <table:table-cell office:value-type="float" office:value="1" calcext:value-type="float">
            <text:p>1</text:p>
          </table:table-cell>
          <table:table-cell office:value-type="float" office:value="0.0150494575500488" calcext:value-type="float">
            <text:p>0.01504945755004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8</text:p>
          </table:table-cell>
          <table:table-cell office:value-type="float" office:value="0.421097278594971" calcext:value-type="float">
            <text:p>0.421097278594971</text:p>
          </table:table-cell>
          <table:table-cell office:value-type="float" office:value="0.828333333333333" calcext:value-type="float">
            <text:p>0.828333333333333</text:p>
          </table:table-cell>
          <table:table-cell office:value-type="float" office:value="0.00473332405090332" calcext:value-type="float">
            <text:p>0.004733324050903</text:p>
          </table:table-cell>
          <table:table-cell office:value-type="float" office:value="0.81" calcext:value-type="float">
            <text:p>0.81</text:p>
          </table:table-cell>
          <table:table-cell office:value-type="float" office:value="0.482742547988892" calcext:value-type="float">
            <text:p>0.482742547988892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60112476348877" calcext:value-type="float">
            <text:p>0.006011247634888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663092136383057" calcext:value-type="float">
            <text:p>0.663092136383057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884056091308594" calcext:value-type="float">
            <text:p>0.00884056091308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9</text:p>
          </table:table-cell>
          <table:table-cell office:value-type="float" office:value="0.329452037811279" calcext:value-type="float">
            <text:p>0.329452037811279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00419282913208008" calcext:value-type="float">
            <text:p>0.00419282913208</text:p>
          </table:table-cell>
          <table:table-cell office:value-type="float" office:value="0.778333333333333" calcext:value-type="float">
            <text:p>0.778333333333333</text:p>
          </table:table-cell>
          <table:table-cell office:value-type="float" office:value="0.498937129974365" calcext:value-type="float">
            <text:p>0.498937129974365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623726844787598" calcext:value-type="float">
            <text:p>0.006237268447876</text:p>
          </table:table-cell>
          <table:table-cell office:value-type="float" office:value="0.96" calcext:value-type="float">
            <text:p>0.96</text:p>
          </table:table-cell>
          <table:table-cell office:value-type="float" office:value="1.2315821647644" calcext:value-type="float">
            <text:p>1.2315821647644</text:p>
          </table:table-cell>
          <table:table-cell office:value-type="float" office:value="1" calcext:value-type="float">
            <text:p>1</text:p>
          </table:table-cell>
          <table:table-cell office:value-type="float" office:value="0.0201830863952637" calcext:value-type="float">
            <text:p>0.02018308639526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0</text:p>
          </table:table-cell>
          <table:table-cell office:value-type="float" office:value="0.291258573532104" calcext:value-type="float">
            <text:p>0.291258573532104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00368833541870117" calcext:value-type="float">
            <text:p>0.003688335418701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604027509689331" calcext:value-type="float">
            <text:p>0.604027509689331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672984123229981" calcext:value-type="float">
            <text:p>0.0067298412323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899863719940185" calcext:value-type="float">
            <text:p>0.899863719940185</text:p>
          </table:table-cell>
          <table:table-cell office:value-type="float" office:value="1" calcext:value-type="float">
            <text:p>1</text:p>
          </table:table-cell>
          <table:table-cell office:value-type="float" office:value="0.00841784477233887" calcext:value-type="float">
            <text:p>0.00841784477233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1</text:p>
          </table:table-cell>
          <table:table-cell office:value-type="float" office:value="0.349918842315674" calcext:value-type="float">
            <text:p>0.349918842315674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338864326477051" calcext:value-type="float">
            <text:p>0.003388643264771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551095008850098" calcext:value-type="float">
            <text:p>0.551095008850098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0064542293548584" calcext:value-type="float">
            <text:p>0.006454229354858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1.0244824886322" calcext:value-type="float">
            <text:p>1.0244824886322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182864665985107" calcext:value-type="float">
            <text:p>0.0182864665985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2</text:p>
          </table:table-cell>
          <table:table-cell office:value-type="float" office:value="0.427683115005493" calcext:value-type="float">
            <text:p>0.427683115005493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0529980659484863" calcext:value-type="float">
            <text:p>0.005299806594849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441392660140991" calcext:value-type="float">
            <text:p>0.441392660140991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80239295959473" calcext:value-type="float">
            <text:p>0.00580239295959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815457105636597" calcext:value-type="float">
            <text:p>0.815457105636597</text:p>
          </table:table-cell>
          <table:table-cell office:value-type="float" office:value="1" calcext:value-type="float">
            <text:p>1</text:p>
          </table:table-cell>
          <table:table-cell office:value-type="float" office:value="0.00852131843566895" calcext:value-type="float">
            <text:p>0.00852131843566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3</text:p>
          </table:table-cell>
          <table:table-cell office:value-type="float" office:value="0.394248008728027" calcext:value-type="float">
            <text:p>0.394248008728027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037844181060791" calcext:value-type="float">
            <text:p>0.003784418106079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452955722808838" calcext:value-type="float">
            <text:p>0.452955722808838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0545001029968262" calcext:value-type="float">
            <text:p>0.005450010299683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942135095596314" calcext:value-type="float">
            <text:p>0.942135095596314</text:p>
          </table:table-cell>
          <table:table-cell office:value-type="float" office:value="1" calcext:value-type="float">
            <text:p>1</text:p>
          </table:table-cell>
          <table:table-cell office:value-type="float" office:value="0.0172088146209717" calcext:value-type="float">
            <text:p>0.01720881462097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4</text:p>
          </table:table-cell>
          <table:table-cell office:value-type="float" office:value="0.382935047149658" calcext:value-type="float">
            <text:p>0.382935047149658</text:p>
          </table:table-cell>
          <table:table-cell office:value-type="float" office:value="0.82" calcext:value-type="float">
            <text:p>0.82</text:p>
          </table:table-cell>
          <table:table-cell office:value-type="float" office:value="0.00538539886474609" calcext:value-type="float">
            <text:p>0.005385398864746</text:p>
          </table:table-cell>
          <table:table-cell office:value-type="float" office:value="0.808333333333333" calcext:value-type="float">
            <text:p>0.808333333333333</text:p>
          </table:table-cell>
          <table:table-cell office:value-type="float" office:value="0.49126410484314" calcext:value-type="float">
            <text:p>0.49126410484314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49840927124023" calcext:value-type="float">
            <text:p>0.00549840927124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768153190612793" calcext:value-type="float">
            <text:p>0.768153190612793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32502746582031" calcext:value-type="float">
            <text:p>0.0093250274658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5</text:p>
          </table:table-cell>
          <table:table-cell office:value-type="float" office:value="0.319521427154541" calcext:value-type="float">
            <text:p>0.319521427154541</text:p>
          </table:table-cell>
          <table:table-cell office:value-type="float" office:value="0.8" calcext:value-type="float">
            <text:p>0.8</text:p>
          </table:table-cell>
          <table:table-cell office:value-type="float" office:value="0.00479984283447266" calcext:value-type="float">
            <text:p>0.004799842834473</text:p>
          </table:table-cell>
          <table:table-cell office:value-type="float" office:value="0.796666666666667" calcext:value-type="float">
            <text:p>0.796666666666667</text:p>
          </table:table-cell>
          <table:table-cell office:value-type="float" office:value="0.576859712600708" calcext:value-type="float">
            <text:p>0.576859712600708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0590777397155762" calcext:value-type="float">
            <text:p>0.005907773971558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1.10275173187256" calcext:value-type="float">
            <text:p>1.10275173187256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168919563293457" calcext:value-type="float">
            <text:p>0.01689195632934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6</text:p>
          </table:table-cell>
          <table:table-cell office:value-type="float" office:value="0.399000883102417" calcext:value-type="float">
            <text:p>0.399000883102417</text:p>
          </table:table-cell>
          <table:table-cell office:value-type="float" office:value="0.79" calcext:value-type="float">
            <text:p>0.79</text:p>
          </table:table-cell>
          <table:table-cell office:value-type="float" office:value="0.00540280342102051" calcext:value-type="float">
            <text:p>0.005402803421021</text:p>
          </table:table-cell>
          <table:table-cell office:value-type="float" office:value="0.8" calcext:value-type="float">
            <text:p>0.8</text:p>
          </table:table-cell>
          <table:table-cell office:value-type="float" office:value="0.45730996131897" calcext:value-type="float">
            <text:p>0.45730996131897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580668449401856" calcext:value-type="float">
            <text:p>0.005806684494019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909893751144409" calcext:value-type="float">
            <text:p>0.909893751144409</text:p>
          </table:table-cell>
          <table:table-cell office:value-type="float" office:value="1" calcext:value-type="float">
            <text:p>1</text:p>
          </table:table-cell>
          <table:table-cell office:value-type="float" office:value="0.0168418884277344" calcext:value-type="float">
            <text:p>0.0168418884277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7</text:p>
          </table:table-cell>
          <table:table-cell office:value-type="float" office:value="0.431638240814209" calcext:value-type="float">
            <text:p>0.431638240814209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00561213493347168" calcext:value-type="float">
            <text:p>0.005612134933472</text:p>
          </table:table-cell>
          <table:table-cell office:value-type="float" office:value="0.795" calcext:value-type="float">
            <text:p>0.795</text:p>
          </table:table-cell>
          <table:table-cell office:value-type="float" office:value="0.513867616653442" calcext:value-type="float">
            <text:p>0.51386761665344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06591796875" calcext:value-type="float">
            <text:p>0.0050659179687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1.07006216049194" calcext:value-type="float">
            <text:p>1.07006216049194</text:p>
          </table:table-cell>
          <table:table-cell office:value-type="float" office:value="1" calcext:value-type="float">
            <text:p>1</text:p>
          </table:table-cell>
          <table:table-cell office:value-type="float" office:value="0.0167262554168701" calcext:value-type="float">
            <text:p>0.0167262554168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8</text:p>
          </table:table-cell>
          <table:table-cell office:value-type="float" office:value="0.466009616851807" calcext:value-type="float">
            <text:p>0.466009616851807</text:p>
          </table:table-cell>
          <table:table-cell office:value-type="float" office:value="0.808333333333333" calcext:value-type="float">
            <text:p>0.808333333333333</text:p>
          </table:table-cell>
          <table:table-cell office:value-type="float" office:value="0.00494909286499023" calcext:value-type="float">
            <text:p>0.00494909286499</text:p>
          </table:table-cell>
          <table:table-cell office:value-type="float" office:value="0.795" calcext:value-type="float">
            <text:p>0.795</text:p>
          </table:table-cell>
          <table:table-cell office:value-type="float" office:value="0.723747491836548" calcext:value-type="float">
            <text:p>0.723747491836548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662875175476074" calcext:value-type="float">
            <text:p>0.006628751754761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1.155686378479" calcext:value-type="float">
            <text:p>1.155686378479</text:p>
          </table:table-cell>
          <table:table-cell office:value-type="float" office:value="1" calcext:value-type="float">
            <text:p>1</text:p>
          </table:table-cell>
          <table:table-cell office:value-type="float" office:value="0.00879597663879395" calcext:value-type="float">
            <text:p>0.00879597663879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9</text:p>
          </table:table-cell>
          <table:table-cell office:value-type="float" office:value="0.406145095825195" calcext:value-type="float">
            <text:p>0.406145095825195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00552988052368164" calcext:value-type="float">
            <text:p>0.005529880523682</text:p>
          </table:table-cell>
          <table:table-cell office:value-type="float" office:value="0.771666666666667" calcext:value-type="float">
            <text:p>0.771666666666667</text:p>
          </table:table-cell>
          <table:table-cell office:value-type="float" office:value="0.521697282791138" calcext:value-type="float">
            <text:p>0.521697282791138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529241561889648" calcext:value-type="float">
            <text:p>0.005292415618896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86428165435791" calcext:value-type="float">
            <text:p>0.86428165435791</text:p>
          </table:table-cell>
          <table:table-cell office:value-type="float" office:value="1" calcext:value-type="float">
            <text:p>1</text:p>
          </table:table-cell>
          <table:table-cell office:value-type="float" office:value="0.0116844177246094" calcext:value-type="float">
            <text:p>0.01168441772460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0</text:p>
          </table:table-cell>
          <table:table-cell office:value-type="float" office:value="0.451101541519165" calcext:value-type="float">
            <text:p>0.451101541519165</text:p>
          </table:table-cell>
          <table:table-cell office:value-type="float" office:value="0.81" calcext:value-type="float">
            <text:p>0.81</text:p>
          </table:table-cell>
          <table:table-cell office:value-type="float" office:value="0.00488638877868652" calcext:value-type="float">
            <text:p>0.004886388778687</text:p>
          </table:table-cell>
          <table:table-cell office:value-type="float" office:value="0.785" calcext:value-type="float">
            <text:p>0.785</text:p>
          </table:table-cell>
          <table:table-cell office:value-type="float" office:value="0.537377834320068" calcext:value-type="float">
            <text:p>0.537377834320068</text:p>
          </table:table-cell>
          <table:table-cell office:value-type="float" office:value="0.97" calcext:value-type="float">
            <text:p>0.97</text:p>
          </table:table-cell>
          <table:table-cell office:value-type="float" office:value="0.00653982162475586" calcext:value-type="float">
            <text:p>0.006539821624756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676031827926636" calcext:value-type="float">
            <text:p>0.676031827926636</text:p>
          </table:table-cell>
          <table:table-cell office:value-type="float" office:value="1" calcext:value-type="float">
            <text:p>1</text:p>
          </table:table-cell>
          <table:table-cell office:value-type="float" office:value="0.00915408134460449" calcext:value-type="float">
            <text:p>0.00915408134460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1</text:p>
          </table:table-cell>
          <table:table-cell office:value-type="float" office:value="0.374327659606934" calcext:value-type="float">
            <text:p>0.374327659606934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357508659362793" calcext:value-type="float">
            <text:p>0.003575086593628</text:p>
          </table:table-cell>
          <table:table-cell office:value-type="float" office:value="0.808333333333333" calcext:value-type="float">
            <text:p>0.808333333333333</text:p>
          </table:table-cell>
          <table:table-cell office:value-type="float" office:value="0.519948720932007" calcext:value-type="float">
            <text:p>0.51994872093200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0561046600341797" calcext:value-type="float">
            <text:p>0.005610466003418</text:p>
          </table:table-cell>
          <table:table-cell office:value-type="float" office:value="0.965" calcext:value-type="float">
            <text:p>0.965</text:p>
          </table:table-cell>
          <table:table-cell office:value-type="float" office:value="1.11022853851318" calcext:value-type="float">
            <text:p>1.11022853851318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81330871582031" calcext:value-type="float">
            <text:p>0.0098133087158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2</text:p>
          </table:table-cell>
          <table:table-cell office:value-type="float" office:value="0.312360286712646" calcext:value-type="float">
            <text:p>0.312360286712646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384140014648438" calcext:value-type="float">
            <text:p>0.003841400146484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508997917175293" calcext:value-type="float">
            <text:p>0.50899791717529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0544500350952148" calcext:value-type="float">
            <text:p>0.005445003509521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1.0640811920166" calcext:value-type="float">
            <text:p>1.0640811920166</text:p>
          </table:table-cell>
          <table:table-cell office:value-type="float" office:value="1" calcext:value-type="float">
            <text:p>1</text:p>
          </table:table-cell>
          <table:table-cell office:value-type="float" office:value="0.00871825218200684" calcext:value-type="float">
            <text:p>0.00871825218200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3</text:p>
          </table:table-cell>
          <table:table-cell office:value-type="float" office:value="0.325475931167603" calcext:value-type="float">
            <text:p>0.325475931167603</text:p>
          </table:table-cell>
          <table:table-cell office:value-type="float" office:value="0.811666666666667" calcext:value-type="float">
            <text:p>0.811666666666667</text:p>
          </table:table-cell>
          <table:table-cell office:value-type="float" office:value="0.00382828712463379" calcext:value-type="float">
            <text:p>0.003828287124634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575204610824585" calcext:value-type="float">
            <text:p>0.575204610824585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599050521850586" calcext:value-type="float">
            <text:p>0.005990505218506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1.2189564704895" calcext:value-type="float">
            <text:p>1.2189564704895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893020629882813" calcext:value-type="float">
            <text:p>0.0089302062988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4</text:p>
          </table:table-cell>
          <table:table-cell office:value-type="float" office:value="0.413568496704102" calcext:value-type="float">
            <text:p>0.413568496704102</text:p>
          </table:table-cell>
          <table:table-cell office:value-type="float" office:value="0.823333333333333" calcext:value-type="float">
            <text:p>0.823333333333333</text:p>
          </table:table-cell>
          <table:table-cell office:value-type="float" office:value="0.00533676147460938" calcext:value-type="float">
            <text:p>0.005336761474609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449157476425171" calcext:value-type="float">
            <text:p>0.449157476425171</text:p>
          </table:table-cell>
          <table:table-cell office:value-type="float" office:value="0.961666666666667" calcext:value-type="float">
            <text:p>0.961666666666667</text:p>
          </table:table-cell>
          <table:table-cell office:value-type="float" office:value="0.00550913810729981" calcext:value-type="float">
            <text:p>0.0055091381073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1.17119526863098" calcext:value-type="float">
            <text:p>1.17119526863098</text:p>
          </table:table-cell>
          <table:table-cell office:value-type="float" office:value="1" calcext:value-type="float">
            <text:p>1</text:p>
          </table:table-cell>
          <table:table-cell office:value-type="float" office:value="0.0387499332427979" calcext:value-type="float">
            <text:p>0.03874993324279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5</text:p>
          </table:table-cell>
          <table:table-cell office:value-type="float" office:value="0.418174505233765" calcext:value-type="float">
            <text:p>0.418174505233765</text:p>
          </table:table-cell>
          <table:table-cell office:value-type="float" office:value="0.796666666666667" calcext:value-type="float">
            <text:p>0.796666666666667</text:p>
          </table:table-cell>
          <table:table-cell office:value-type="float" office:value="0.00519084930419922" calcext:value-type="float">
            <text:p>0.005190849304199</text:p>
          </table:table-cell>
          <table:table-cell office:value-type="float" office:value="0.776666666666667" calcext:value-type="float">
            <text:p>0.776666666666667</text:p>
          </table:table-cell>
          <table:table-cell office:value-type="float" office:value="0.534740924835205" calcext:value-type="float">
            <text:p>0.534740924835205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91240406036377" calcext:value-type="float">
            <text:p>0.009124040603638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943333148956299" calcext:value-type="float">
            <text:p>0.943333148956299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183758735656738" calcext:value-type="float">
            <text:p>0.01837587356567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6</text:p>
          </table:table-cell>
          <table:table-cell office:value-type="float" office:value="0.417938232421875" calcext:value-type="float">
            <text:p>0.417938232421875</text:p>
          </table:table-cell>
          <table:table-cell office:value-type="float" office:value="0.81" calcext:value-type="float">
            <text:p>0.81</text:p>
          </table:table-cell>
          <table:table-cell office:value-type="float" office:value="0.00535988807678223" calcext:value-type="float">
            <text:p>0.005359888076782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456226587295532" calcext:value-type="float">
            <text:p>0.456226587295532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93948364257813" calcext:value-type="float">
            <text:p>0.005939483642578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959439992904663" calcext:value-type="float">
            <text:p>0.959439992904663</text:p>
          </table:table-cell>
          <table:table-cell office:value-type="float" office:value="1" calcext:value-type="float">
            <text:p>1</text:p>
          </table:table-cell>
          <table:table-cell office:value-type="float" office:value="0.0159018039703369" calcext:value-type="float">
            <text:p>0.01590180397033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7</text:p>
          </table:table-cell>
          <table:table-cell office:value-type="float" office:value="0.401582717895508" calcext:value-type="float">
            <text:p>0.401582717895508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00509190559387207" calcext:value-type="float">
            <text:p>0.005091905593872</text:p>
          </table:table-cell>
          <table:table-cell office:value-type="float" office:value="0.815" calcext:value-type="float">
            <text:p>0.815</text:p>
          </table:table-cell>
          <table:table-cell office:value-type="float" office:value="0.460179567337036" calcext:value-type="float">
            <text:p>0.460179567337036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59234619140625" calcext:value-type="float">
            <text:p>0.005592346191406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1.24520301818848" calcext:value-type="float">
            <text:p>1.24520301818848</text:p>
          </table:table-cell>
          <table:table-cell office:value-type="float" office:value="1" calcext:value-type="float">
            <text:p>1</text:p>
          </table:table-cell>
          <table:table-cell office:value-type="float" office:value="0.0091700553894043" calcext:value-type="float">
            <text:p>0.00917005538940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8</text:p>
          </table:table-cell>
          <table:table-cell office:value-type="float" office:value="0.423399448394775" calcext:value-type="float">
            <text:p>0.423399448394775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00489139556884766" calcext:value-type="float">
            <text:p>0.004891395568848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521339178085327" calcext:value-type="float">
            <text:p>0.52133917808532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0561785697937012" calcext:value-type="float">
            <text:p>0.00561785697937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934572458267212" calcext:value-type="float">
            <text:p>0.934572458267212</text:p>
          </table:table-cell>
          <table:table-cell office:value-type="float" office:value="1" calcext:value-type="float">
            <text:p>1</text:p>
          </table:table-cell>
          <table:table-cell office:value-type="float" office:value="0.00965380668640137" calcext:value-type="float">
            <text:p>0.00965380668640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9</text:p>
          </table:table-cell>
          <table:table-cell office:value-type="float" office:value="0.430981159210205" calcext:value-type="float">
            <text:p>0.430981159210205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00490713119506836" calcext:value-type="float">
            <text:p>0.004907131195068</text:p>
          </table:table-cell>
          <table:table-cell office:value-type="float" office:value="0.796666666666667" calcext:value-type="float">
            <text:p>0.796666666666667</text:p>
          </table:table-cell>
          <table:table-cell office:value-type="float" office:value="0.457053184509277" calcext:value-type="float">
            <text:p>0.45705318450927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0571465492248535" calcext:value-type="float">
            <text:p>0.005714654922485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1.07254314422607" calcext:value-type="float">
            <text:p>1.07254314422607</text:p>
          </table:table-cell>
          <table:table-cell office:value-type="float" office:value="1" calcext:value-type="float">
            <text:p>1</text:p>
          </table:table-cell>
          <table:table-cell office:value-type="float" office:value="0.0202183723449707" calcext:value-type="float">
            <text:p>0.02021837234497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0</text:p>
          </table:table-cell>
          <table:table-cell office:value-type="float" office:value="0.419658660888672" calcext:value-type="float">
            <text:p>0.419658660888672</text:p>
          </table:table-cell>
          <table:table-cell office:value-type="float" office:value="0.818333333333333" calcext:value-type="float">
            <text:p>0.818333333333333</text:p>
          </table:table-cell>
          <table:table-cell office:value-type="float" office:value="0.00509786605834961" calcext:value-type="float">
            <text:p>0.00509786605835</text:p>
          </table:table-cell>
          <table:table-cell office:value-type="float" office:value="0.82" calcext:value-type="float">
            <text:p>0.82</text:p>
          </table:table-cell>
          <table:table-cell office:value-type="float" office:value="0.469147443771362" calcext:value-type="float">
            <text:p>0.469147443771362</text:p>
          </table:table-cell>
          <table:table-cell office:value-type="float" office:value="0.961666666666667" calcext:value-type="float">
            <text:p>0.961666666666667</text:p>
          </table:table-cell>
          <table:table-cell office:value-type="float" office:value="0.00610876083374023" calcext:value-type="float">
            <text:p>0.00610876083374</text:p>
          </table:table-cell>
          <table:table-cell office:value-type="float" office:value="0.96" calcext:value-type="float">
            <text:p>0.96</text:p>
          </table:table-cell>
          <table:table-cell office:value-type="float" office:value="0.96879506111145" calcext:value-type="float">
            <text:p>0.96879506111145</text:p>
          </table:table-cell>
          <table:table-cell office:value-type="float" office:value="1" calcext:value-type="float">
            <text:p>1</text:p>
          </table:table-cell>
          <table:table-cell office:value-type="float" office:value="0.00811505317687988" calcext:value-type="float">
            <text:p>0.0081150531768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1</text:p>
          </table:table-cell>
          <table:table-cell office:value-type="float" office:value="0.431493997573852" calcext:value-type="float">
            <text:p>0.431493997573852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00510168075561523" calcext:value-type="float">
            <text:p>0.005101680755615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55343770980835" calcext:value-type="float">
            <text:p>0.5534377098083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058746337890625" calcext:value-type="float">
            <text:p>0.005874633789063</text:p>
          </table:table-cell>
          <table:table-cell office:value-type="float" office:value="0.965" calcext:value-type="float">
            <text:p>0.965</text:p>
          </table:table-cell>
          <table:table-cell office:value-type="float" office:value="0.863602161407471" calcext:value-type="float">
            <text:p>0.863602161407471</text:p>
          </table:table-cell>
          <table:table-cell office:value-type="float" office:value="1" calcext:value-type="float">
            <text:p>1</text:p>
          </table:table-cell>
          <table:table-cell office:value-type="float" office:value="0.00877451896667481" calcext:value-type="float">
            <text:p>0.00877451896667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2</text:p>
          </table:table-cell>
          <table:table-cell office:value-type="float" office:value="0.402297973632813" calcext:value-type="float">
            <text:p>0.402297973632813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00334000587463379" calcext:value-type="float">
            <text:p>0.003340005874634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505991458892822" calcext:value-type="float">
            <text:p>0.505991458892822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0650668144226074" calcext:value-type="float">
            <text:p>0.006506681442261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885999917984009" calcext:value-type="float">
            <text:p>0.885999917984009</text:p>
          </table:table-cell>
          <table:table-cell office:value-type="float" office:value="1" calcext:value-type="float">
            <text:p>1</text:p>
          </table:table-cell>
          <table:table-cell office:value-type="float" office:value="0.0135712623596191" calcext:value-type="float">
            <text:p>0.01357126235961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3</text:p>
          </table:table-cell>
          <table:table-cell office:value-type="float" office:value="0.40206503868103" calcext:value-type="float">
            <text:p>0.40206503868103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531172752380371" calcext:value-type="float">
            <text:p>0.005311727523804</text:p>
          </table:table-cell>
          <table:table-cell office:value-type="float" office:value="0.785" calcext:value-type="float">
            <text:p>0.785</text:p>
          </table:table-cell>
          <table:table-cell office:value-type="float" office:value="0.622437000274658" calcext:value-type="float">
            <text:p>0.622437000274658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555014610290527" calcext:value-type="float">
            <text:p>0.005550146102905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1.15757417678833" calcext:value-type="float">
            <text:p>1.15757417678833</text:p>
          </table:table-cell>
          <table:table-cell office:value-type="float" office:value="1" calcext:value-type="float">
            <text:p>1</text:p>
          </table:table-cell>
          <table:table-cell office:value-type="float" office:value="0.0196900367736816" calcext:value-type="float">
            <text:p>0.01969003677368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4</text:p>
          </table:table-cell>
          <table:table-cell office:value-type="float" office:value="0.401553630828857" calcext:value-type="float">
            <text:p>0.401553630828857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00524735450744629" calcext:value-type="float">
            <text:p>0.005247354507446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503941297531128" calcext:value-type="float">
            <text:p>0.503941297531128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625252723693848" calcext:value-type="float">
            <text:p>0.006252527236938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763250112533569" calcext:value-type="float">
            <text:p>0.763250112533569</text:p>
          </table:table-cell>
          <table:table-cell office:value-type="float" office:value="1" calcext:value-type="float">
            <text:p>1</text:p>
          </table:table-cell>
          <table:table-cell office:value-type="float" office:value="0.00848579406738281" calcext:value-type="float">
            <text:p>0.00848579406738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5</text:p>
          </table:table-cell>
          <table:table-cell office:value-type="float" office:value="0.411848545074463" calcext:value-type="float">
            <text:p>0.411848545074463</text:p>
          </table:table-cell>
          <table:table-cell office:value-type="float" office:value="0.826666666666667" calcext:value-type="float">
            <text:p>0.826666666666667</text:p>
          </table:table-cell>
          <table:table-cell office:value-type="float" office:value="0.00537395477294922" calcext:value-type="float">
            <text:p>0.005373954772949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460304260253906" calcext:value-type="float">
            <text:p>0.460304260253906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621104240417481" calcext:value-type="float">
            <text:p>0.006211042404175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609879493713379" calcext:value-type="float">
            <text:p>0.609879493713379</text:p>
          </table:table-cell>
          <table:table-cell office:value-type="float" office:value="1" calcext:value-type="float">
            <text:p>1</text:p>
          </table:table-cell>
          <table:table-cell office:value-type="float" office:value="0.00942230224609375" calcext:value-type="float">
            <text:p>0.00942230224609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6</text:p>
          </table:table-cell>
          <table:table-cell office:value-type="float" office:value="0.416999816894531" calcext:value-type="float">
            <text:p>0.416999816894531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0065610408782959" calcext:value-type="float">
            <text:p>0.006561040878296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478201150894165" calcext:value-type="float">
            <text:p>0.478201150894165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778102874755859" calcext:value-type="float">
            <text:p>0.007781028747559</text:p>
          </table:table-cell>
          <table:table-cell office:value-type="float" office:value="0.955" calcext:value-type="float">
            <text:p>0.955</text:p>
          </table:table-cell>
          <table:table-cell office:value-type="float" office:value="0.827677011489868" calcext:value-type="float">
            <text:p>0.827677011489868</text:p>
          </table:table-cell>
          <table:table-cell office:value-type="float" office:value="1" calcext:value-type="float">
            <text:p>1</text:p>
          </table:table-cell>
          <table:table-cell office:value-type="float" office:value="0.00872659683227539" calcext:value-type="float">
            <text:p>0.00872659683227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7</text:p>
          </table:table-cell>
          <table:table-cell office:value-type="float" office:value="0.420748472213745" calcext:value-type="float">
            <text:p>0.420748472213745</text:p>
          </table:table-cell>
          <table:table-cell office:value-type="float" office:value="0.818333333333333" calcext:value-type="float">
            <text:p>0.818333333333333</text:p>
          </table:table-cell>
          <table:table-cell office:value-type="float" office:value="0.00556683540344238" calcext:value-type="float">
            <text:p>0.005566835403442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465928792953491" calcext:value-type="float">
            <text:p>0.465928792953491</text:p>
          </table:table-cell>
          <table:table-cell office:value-type="float" office:value="0.948333333333333" calcext:value-type="float">
            <text:p>0.948333333333333</text:p>
          </table:table-cell>
          <table:table-cell office:value-type="float" office:value="0.00625085830688477" calcext:value-type="float">
            <text:p>0.0062508583068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730232000350952" calcext:value-type="float">
            <text:p>0.730232000350952</text:p>
          </table:table-cell>
          <table:table-cell office:value-type="float" office:value="1" calcext:value-type="float">
            <text:p>1</text:p>
          </table:table-cell>
          <table:table-cell office:value-type="float" office:value="0.0157430171966553" calcext:value-type="float">
            <text:p>0.01574301719665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8</text:p>
          </table:table-cell>
          <table:table-cell office:value-type="float" office:value="0.436014890670776" calcext:value-type="float">
            <text:p>0.436014890670776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00511264801025391" calcext:value-type="float">
            <text:p>0.005112648010254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490151643753052" calcext:value-type="float">
            <text:p>0.490151643753052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0054476261138916" calcext:value-type="float">
            <text:p>0.005447626113892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834871053695679" calcext:value-type="float">
            <text:p>0.834871053695679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854134559631348" calcext:value-type="float">
            <text:p>0.00854134559631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9</text:p>
          </table:table-cell>
          <table:table-cell office:value-type="float" office:value="0.429118156433106" calcext:value-type="float">
            <text:p>0.429118156433106</text:p>
          </table:table-cell>
          <table:table-cell office:value-type="float" office:value="0.823333333333333" calcext:value-type="float">
            <text:p>0.823333333333333</text:p>
          </table:table-cell>
          <table:table-cell office:value-type="float" office:value="0.00516819953918457" calcext:value-type="float">
            <text:p>0.005168199539185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628989458084106" calcext:value-type="float">
            <text:p>0.628989458084106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00578093528747559" calcext:value-type="float">
            <text:p>0.005780935287476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1.18015360832214" calcext:value-type="float">
            <text:p>1.18015360832214</text:p>
          </table:table-cell>
          <table:table-cell office:value-type="float" office:value="1" calcext:value-type="float">
            <text:p>1</text:p>
          </table:table-cell>
          <table:table-cell office:value-type="float" office:value="0.0175657272338867" calcext:value-type="float">
            <text:p>0.01756572723388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50</text:p>
          </table:table-cell>
          <table:table-cell office:value-type="float" office:value="0.369950771331787" calcext:value-type="float">
            <text:p>0.369950771331787</text:p>
          </table:table-cell>
          <table:table-cell office:value-type="float" office:value="0.796666666666667" calcext:value-type="float">
            <text:p>0.796666666666667</text:p>
          </table:table-cell>
          <table:table-cell office:value-type="float" office:value="0.00367450714111328" calcext:value-type="float">
            <text:p>0.003674507141113</text:p>
          </table:table-cell>
          <table:table-cell office:value-type="float" office:value="0.781666666666667" calcext:value-type="float">
            <text:p>0.781666666666667</text:p>
          </table:table-cell>
          <table:table-cell office:value-type="float" office:value="0.507368803024292" calcext:value-type="float">
            <text:p>0.507368803024292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0540876388549805" calcext:value-type="float">
            <text:p>0.005408763885498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1.15789580345154" calcext:value-type="float">
            <text:p>1.15789580345154</text:p>
          </table:table-cell>
          <table:table-cell office:value-type="float" office:value="1" calcext:value-type="float">
            <text:p>1</text:p>
          </table:table-cell>
          <table:table-cell office:value-type="float" office:value="0.0110232830047607" calcext:value-type="float">
            <text:p>0.01102328300476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ce5"/>
          <table:table-cell table:style-name="ce8" office:value-type="string" calcext:value-type="string" table:number-columns-spanned="2" table:number-rows-spanned="1">
            <text:p>Bayes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KNN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Evolution from Bayes to KNN</text:p>
          </table:table-cell>
          <table:covered-table-cell table:style-name="ce5"/>
          <table:table-cell table:style-name="ce4"/>
          <table:table-cell table:number-columns-repeated="1016"/>
        </table:table-row>
        <table:table-row table:style-name="ro1">
          <table:table-cell table:style-name="ce5" office:value-type="string" calcext:value-type="string">
            <text:p>Files test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 Acceleration</text:p>
          </table:table-cell>
          <table:table-cell table:style-name="ce5" office:value-type="string" calcext:value-type="string">
            <text:p>Delta Precision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ata2.csv</text:p>
          </table:table-cell>
          <table:table-cell table:style-name="ce3" table:formula="of:=AVERAGE([.B4:.B53])" office:value-type="float" office:value="0.400632972717285" calcext:value-type="float">
            <text:p>0.400632972717285</text:p>
          </table:table-cell>
          <table:table-cell table:style-name="ce3" table:formula="of:=AVERAGE([.C4:.C53])" office:value-type="float" office:value="0.809166666666667" calcext:value-type="float">
            <text:p>0.809166666666667</text:p>
          </table:table-cell>
          <table:table-cell table:style-name="ce3" table:formula="of:=AVERAGE([.D4:.D53])" office:value-type="float" office:value="0.00496820449829102" calcext:value-type="float">
            <text:p>0.004968204498291</text:p>
          </table:table-cell>
          <table:table-cell table:style-name="ce3" table:formula="of:=AVERAGE([.E4:.E53])" office:value-type="float" office:value="0.7975" calcext:value-type="float">
            <text:p>0.7975</text:p>
          </table:table-cell>
          <table:table-cell table:style-name="ce3" table:formula="of:=[.B59]/[.D59]" office:value-type="float" office:value="80.6393885064708" calcext:value-type="float">
            <text:p>80.6393885064708</text:p>
          </table:table-cell>
          <table:table-cell table:style-name="ce3" table:formula="of:=[.E59]-[.C59]" office:value-type="float" office:value="-0.0116666666666666" calcext:value-type="float">
            <text:p>-0.01166666666666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ata3.csv</text:p>
          </table:table-cell>
          <table:table-cell table:style-name="ce3" table:formula="of:=AVERAGE([.F4:.F53])" office:value-type="float" office:value="0.513526735305786" calcext:value-type="float">
            <text:p>0.513526735305786</text:p>
          </table:table-cell>
          <table:table-cell table:style-name="ce3" table:formula="of:=AVERAGE([.G4:.G53])" office:value-type="float" office:value="0.968666666666667" calcext:value-type="float">
            <text:p>0.968666666666667</text:p>
          </table:table-cell>
          <table:table-cell table:style-name="ce3" table:formula="of:=AVERAGE([.H4:.H53])" office:value-type="float" office:value="0.00609735012054443" calcext:value-type="float">
            <text:p>0.006097350120544</text:p>
          </table:table-cell>
          <table:table-cell table:style-name="ce3" table:formula="of:=AVERAGE([.I4:.I53])" office:value-type="float" office:value="0.971033333333333" calcext:value-type="float">
            <text:p>0.971033333333333</text:p>
          </table:table-cell>
          <table:table-cell table:style-name="ce3" table:formula="of:=[.B60]/[.D60]" office:value-type="float" office:value="84.2212969820295" calcext:value-type="float">
            <text:p>84.2212969820295</text:p>
          </table:table-cell>
          <table:table-cell table:style-name="ce3" table:formula="of:=[.E60]-[.C60]" office:value-type="float" office:value="0.00236666666666629" calcext:value-type="float">
            <text:p>0.00236666666666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ata12.csv</text:p>
          </table:table-cell>
          <table:table-cell table:style-name="ce3" table:formula="of:=AVERAGE([.J4:.J53])" office:value-type="float" office:value="0.937963099479675" calcext:value-type="float">
            <text:p>0.937963099479675</text:p>
          </table:table-cell>
          <table:table-cell table:style-name="ce3" table:formula="of:=AVERAGE([.K4:.K53])" office:value-type="float" office:value="0.999533333333334" calcext:value-type="float">
            <text:p>0.999533333333334</text:p>
          </table:table-cell>
          <table:table-cell table:style-name="ce3" table:formula="of:=AVERAGE([.L4:.L53])" office:value-type="float" office:value="0.013124566078186" calcext:value-type="float">
            <text:p>0.013124566078186</text:p>
          </table:table-cell>
          <table:table-cell table:style-name="ce3" table:formula="of:=AVERAGE([.M4:.M53])" office:value-type="float" office:value="1" calcext:value-type="float">
            <text:p>1</text:p>
          </table:table-cell>
          <table:table-cell table:style-name="ce3" table:formula="of:=[.B61]/[.D61]" office:value-type="float" office:value="71.4662179223309" calcext:value-type="float">
            <text:p>71.4662179223309</text:p>
          </table:table-cell>
          <table:table-cell table:style-name="ce3" table:formula="of:=[.E61]-[.C61]" office:value-type="float" office:value="0.000466666666666504" calcext:value-type="float">
            <text:p>0.000466666666667</text:p>
          </table:table-cell>
          <table:table-cell table:number-columns-repeated="1017"/>
        </table:table-row>
      </table:table>
      <table:table table:name="Learning Ratio = 0.6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data2.csv</text:p>
          </table:table-cell>
          <table:covered-table-cell table:style-name="ce1"/>
          <table:covered-table-cell table:style-name="ce7"/>
          <table:covered-table-cell table:style-name="ce1"/>
          <table:table-cell table:style-name="ce7" office:value-type="string" calcext:value-type="string" table:number-columns-spanned="4" table:number-rows-spanned="1">
            <text:p>data3.csv</text:p>
          </table:table-cell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data13.csv</text:p>
          </table:table-cell>
          <table:covered-table-cell table:number-columns-repeated="3" table:style-name="ce1"/>
          <table:table-cell table:number-columns-repeated="1011"/>
        </table:table-row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0.239409208297729" calcext:value-type="float">
            <text:p>0.239409208297729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00426268577575684" calcext:value-type="float">
            <text:p>0.00426268577575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29929518699646" calcext:value-type="float">
            <text:p>0.29929518699646</text:p>
          </table:table-cell>
          <table:table-cell office:value-type="float" office:value="0.95" calcext:value-type="float">
            <text:p>0.95</text:p>
          </table:table-cell>
          <table:table-cell office:value-type="float" office:value="0.00439977645874023" calcext:value-type="float">
            <text:p>0.00439977645874</text:p>
          </table:table-cell>
          <table:table-cell office:value-type="float" office:value="0.975" calcext:value-type="float">
            <text:p>0.975</text:p>
          </table:table-cell>
          <table:table-cell office:value-type="float" office:value="0.549815893173218" calcext:value-type="float">
            <text:p>0.549815893173218</text:p>
          </table:table-cell>
          <table:table-cell office:value-type="float" office:value="1" calcext:value-type="float">
            <text:p>1</text:p>
          </table:table-cell>
          <table:table-cell office:value-type="float" office:value="0.00837206840515137" calcext:value-type="float">
            <text:p>0.00837206840515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0.291207551956177" calcext:value-type="float">
            <text:p>0.291207551956177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00413775444030762" calcext:value-type="float">
            <text:p>0.004137754440308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301136255264282" calcext:value-type="float">
            <text:p>0.301136255264282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0484776496887207" calcext:value-type="float">
            <text:p>0.004847764968872</text:p>
          </table:table-cell>
          <table:table-cell office:value-type="float" office:value="0.975" calcext:value-type="float">
            <text:p>0.975</text:p>
          </table:table-cell>
          <table:table-cell office:value-type="float" office:value="0.622763156890869" calcext:value-type="float">
            <text:p>0.622763156890869</text:p>
          </table:table-cell>
          <table:table-cell office:value-type="float" office:value="1" calcext:value-type="float">
            <text:p>1</text:p>
          </table:table-cell>
          <table:table-cell office:value-type="float" office:value="0.00703001022338867" calcext:value-type="float">
            <text:p>0.00703001022338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0.289689779281616" calcext:value-type="float">
            <text:p>0.289689779281616</text:p>
          </table:table-cell>
          <table:table-cell office:value-type="float" office:value="0.835" calcext:value-type="float">
            <text:p>0.835</text:p>
          </table:table-cell>
          <table:table-cell office:value-type="float" office:value="0.00408434867858887" calcext:value-type="float">
            <text:p>0.00408434867858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292108058929443" calcext:value-type="float">
            <text:p>0.292108058929443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71925735473633" calcext:value-type="float">
            <text:p>0.004719257354736</text:p>
          </table:table-cell>
          <table:table-cell office:value-type="float" office:value="0.98" calcext:value-type="float">
            <text:p>0.98</text:p>
          </table:table-cell>
          <table:table-cell office:value-type="float" office:value="0.579627990722656" calcext:value-type="float">
            <text:p>0.579627990722656</text:p>
          </table:table-cell>
          <table:table-cell office:value-type="float" office:value="1" calcext:value-type="float">
            <text:p>1</text:p>
          </table:table-cell>
          <table:table-cell office:value-type="float" office:value="0.0173881053924561" calcext:value-type="float">
            <text:p>0.01738810539245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</text:p>
          </table:table-cell>
          <table:table-cell office:value-type="float" office:value="0.260590553283691" calcext:value-type="float">
            <text:p>0.26059055328369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00404214859008789" calcext:value-type="float">
            <text:p>0.004042148590088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297640800476074" calcext:value-type="float">
            <text:p>0.297640800476074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98127937316895" calcext:value-type="float">
            <text:p>0.004981279373169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398085594177246" calcext:value-type="float">
            <text:p>0.398085594177246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729227066040039" calcext:value-type="float">
            <text:p>0.007292270660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5</text:p>
          </table:table-cell>
          <table:table-cell office:value-type="float" office:value="0.224094152450562" calcext:value-type="float">
            <text:p>0.224094152450562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00298380851745605" calcext:value-type="float">
            <text:p>0.002983808517456</text:p>
          </table:table-cell>
          <table:table-cell office:value-type="float" office:value="0.8" calcext:value-type="float">
            <text:p>0.8</text:p>
          </table:table-cell>
          <table:table-cell office:value-type="float" office:value="0.302775382995606" calcext:value-type="float">
            <text:p>0.302775382995606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495624542236328" calcext:value-type="float">
            <text:p>0.004956245422363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518659830093384" calcext:value-type="float">
            <text:p>0.518659830093384</text:p>
          </table:table-cell>
          <table:table-cell office:value-type="float" office:value="1" calcext:value-type="float">
            <text:p>1</text:p>
          </table:table-cell>
          <table:table-cell office:value-type="float" office:value="0.00746226310729981" calcext:value-type="float">
            <text:p>0.007462263107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6</text:p>
          </table:table-cell>
          <table:table-cell office:value-type="float" office:value="0.211936235427856" calcext:value-type="float">
            <text:p>0.211936235427856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310015678405762" calcext:value-type="float">
            <text:p>0.003100156784058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298285007476807" calcext:value-type="float">
            <text:p>0.29828500747680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2037239074707" calcext:value-type="float">
            <text:p>0.005203723907471</text:p>
          </table:table-cell>
          <table:table-cell office:value-type="float" office:value="0.97" calcext:value-type="float">
            <text:p>0.97</text:p>
          </table:table-cell>
          <table:table-cell office:value-type="float" office:value="0.536818027496338" calcext:value-type="float">
            <text:p>0.536818027496338</text:p>
          </table:table-cell>
          <table:table-cell office:value-type="float" office:value="1" calcext:value-type="float">
            <text:p>1</text:p>
          </table:table-cell>
          <table:table-cell office:value-type="float" office:value="0.00818657875061035" calcext:value-type="float">
            <text:p>0.0081865787506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7</text:p>
          </table:table-cell>
          <table:table-cell office:value-type="float" office:value="0.281088590621948" calcext:value-type="float">
            <text:p>0.281088590621948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40886402130127" calcext:value-type="float">
            <text:p>0.004088640213013</text:p>
          </table:table-cell>
          <table:table-cell office:value-type="float" office:value="0.8" calcext:value-type="float">
            <text:p>0.8</text:p>
          </table:table-cell>
          <table:table-cell office:value-type="float" office:value="0.308689117431641" calcext:value-type="float">
            <text:p>0.308689117431641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89418888092041" calcext:value-type="float">
            <text:p>0.008941888809204</text:p>
          </table:table-cell>
          <table:table-cell office:value-type="float" office:value="0.965" calcext:value-type="float">
            <text:p>0.965</text:p>
          </table:table-cell>
          <table:table-cell office:value-type="float" office:value="0.685850620269775" calcext:value-type="float">
            <text:p>0.685850620269775</text:p>
          </table:table-cell>
          <table:table-cell office:value-type="float" office:value="1" calcext:value-type="float">
            <text:p>1</text:p>
          </table:table-cell>
          <table:table-cell office:value-type="float" office:value="0.01438307762146" calcext:value-type="float">
            <text:p>0.0143830776214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8</text:p>
          </table:table-cell>
          <table:table-cell office:value-type="float" office:value="0.280926942825317" calcext:value-type="float">
            <text:p>0.280926942825317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00438380241394043" calcext:value-type="float">
            <text:p>0.00438380241394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342288494110107" calcext:value-type="float">
            <text:p>0.342288494110107</text:p>
          </table:table-cell>
          <table:table-cell office:value-type="float" office:value="0.96" calcext:value-type="float">
            <text:p>0.96</text:p>
          </table:table-cell>
          <table:table-cell office:value-type="float" office:value="0.00457191467285156" calcext:value-type="float">
            <text:p>0.004571914672852</text:p>
          </table:table-cell>
          <table:table-cell office:value-type="float" office:value="0.975" calcext:value-type="float">
            <text:p>0.975</text:p>
          </table:table-cell>
          <table:table-cell office:value-type="float" office:value="0.444975137710571" calcext:value-type="float">
            <text:p>0.44497513771057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768041610717773" calcext:value-type="float">
            <text:p>0.00768041610717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9</text:p>
          </table:table-cell>
          <table:table-cell office:value-type="float" office:value="0.274935722351074" calcext:value-type="float">
            <text:p>0.274935722351074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413060188293457" calcext:value-type="float">
            <text:p>0.004130601882935</text:p>
          </table:table-cell>
          <table:table-cell office:value-type="float" office:value="0.785" calcext:value-type="float">
            <text:p>0.785</text:p>
          </table:table-cell>
          <table:table-cell office:value-type="float" office:value="0.302189111709595" calcext:value-type="float">
            <text:p>0.302189111709595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452113151550293" calcext:value-type="float">
            <text:p>0.004521131515503</text:p>
          </table:table-cell>
          <table:table-cell office:value-type="float" office:value="0.97" calcext:value-type="float">
            <text:p>0.97</text:p>
          </table:table-cell>
          <table:table-cell office:value-type="float" office:value="0.579644918441772" calcext:value-type="float">
            <text:p>0.579644918441772</text:p>
          </table:table-cell>
          <table:table-cell office:value-type="float" office:value="1" calcext:value-type="float">
            <text:p>1</text:p>
          </table:table-cell>
          <table:table-cell office:value-type="float" office:value="0.00715136528015137" calcext:value-type="float">
            <text:p>0.00715136528015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0</text:p>
          </table:table-cell>
          <table:table-cell office:value-type="float" office:value="0.205005884170532" calcext:value-type="float">
            <text:p>0.205005884170532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00296926498413086" calcext:value-type="float">
            <text:p>0.002969264984131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292564630508423" calcext:value-type="float">
            <text:p>0.292564630508423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495147705078125" calcext:value-type="float">
            <text:p>0.004951477050781</text:p>
          </table:table-cell>
          <table:table-cell office:value-type="float" office:value="0.965" calcext:value-type="float">
            <text:p>0.965</text:p>
          </table:table-cell>
          <table:table-cell office:value-type="float" office:value="0.388150215148926" calcext:value-type="float">
            <text:p>0.388150215148926</text:p>
          </table:table-cell>
          <table:table-cell office:value-type="float" office:value="1" calcext:value-type="float">
            <text:p>1</text:p>
          </table:table-cell>
          <table:table-cell office:value-type="float" office:value="0.00741124153137207" calcext:value-type="float">
            <text:p>0.00741124153137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1</text:p>
          </table:table-cell>
          <table:table-cell office:value-type="float" office:value="0.25452446937561" calcext:value-type="float">
            <text:p>0.25452446937561</text:p>
          </table:table-cell>
          <table:table-cell office:value-type="float" office:value="0.81" calcext:value-type="float">
            <text:p>0.81</text:p>
          </table:table-cell>
          <table:table-cell office:value-type="float" office:value="0.00384354591369629" calcext:value-type="float">
            <text:p>0.003843545913696</text:p>
          </table:table-cell>
          <table:table-cell office:value-type="float" office:value="0.805" calcext:value-type="float">
            <text:p>0.805</text:p>
          </table:table-cell>
          <table:table-cell office:value-type="float" office:value="0.2947838306427" calcext:value-type="float">
            <text:p>0.2947838306427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472593307495117" calcext:value-type="float">
            <text:p>0.004725933074951</text:p>
          </table:table-cell>
          <table:table-cell office:value-type="float" office:value="0.98" calcext:value-type="float">
            <text:p>0.98</text:p>
          </table:table-cell>
          <table:table-cell office:value-type="float" office:value="0.553794384002685" calcext:value-type="float">
            <text:p>0.553794384002685</text:p>
          </table:table-cell>
          <table:table-cell office:value-type="float" office:value="1" calcext:value-type="float">
            <text:p>1</text:p>
          </table:table-cell>
          <table:table-cell office:value-type="float" office:value="0.00789952278137207" calcext:value-type="float">
            <text:p>0.00789952278137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2</text:p>
          </table:table-cell>
          <table:table-cell office:value-type="float" office:value="0.284080266952515" calcext:value-type="float">
            <text:p>0.284080266952515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445795059204102" calcext:value-type="float">
            <text:p>0.004457950592041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299993515014648" calcext:value-type="float">
            <text:p>0.29999351501464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64105606079102" calcext:value-type="float">
            <text:p>0.004641056060791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494102001190186" calcext:value-type="float">
            <text:p>0.494102001190186</text:p>
          </table:table-cell>
          <table:table-cell office:value-type="float" office:value="1" calcext:value-type="float">
            <text:p>1</text:p>
          </table:table-cell>
          <table:table-cell office:value-type="float" office:value="0.00873112678527832" calcext:value-type="float">
            <text:p>0.00873112678527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3</text:p>
          </table:table-cell>
          <table:table-cell office:value-type="float" office:value="0.325256109237671" calcext:value-type="float">
            <text:p>0.325256109237671</text:p>
          </table:table-cell>
          <table:table-cell office:value-type="float" office:value="0.8" calcext:value-type="float">
            <text:p>0.8</text:p>
          </table:table-cell>
          <table:table-cell office:value-type="float" office:value="0.00461602210998535" calcext:value-type="float">
            <text:p>0.004616022109985</text:p>
          </table:table-cell>
          <table:table-cell office:value-type="float" office:value="0.79" calcext:value-type="float">
            <text:p>0.79</text:p>
          </table:table-cell>
          <table:table-cell office:value-type="float" office:value="0.333549737930298" calcext:value-type="float">
            <text:p>0.333549737930298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00485134124755859" calcext:value-type="float">
            <text:p>0.004851341247559</text:p>
          </table:table-cell>
          <table:table-cell office:value-type="float" office:value="0.995" calcext:value-type="float">
            <text:p>0.995</text:p>
          </table:table-cell>
          <table:table-cell office:value-type="float" office:value="0.607492923736572" calcext:value-type="float">
            <text:p>0.607492923736572</text:p>
          </table:table-cell>
          <table:table-cell office:value-type="float" office:value="1" calcext:value-type="float">
            <text:p>1</text:p>
          </table:table-cell>
          <table:table-cell office:value-type="float" office:value="0.00853514671325684" calcext:value-type="float">
            <text:p>0.00853514671325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4</text:p>
          </table:table-cell>
          <table:table-cell office:value-type="float" office:value="0.287749052047729" calcext:value-type="float">
            <text:p>0.287749052047729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00399470329284668" calcext:value-type="float">
            <text:p>0.003994703292847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322772979736328" calcext:value-type="float">
            <text:p>0.322772979736328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48832893371582" calcext:value-type="float">
            <text:p>0.004883289337158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76047039031982" calcext:value-type="float">
            <text:p>0.476047039031982</text:p>
          </table:table-cell>
          <table:table-cell office:value-type="float" office:value="1" calcext:value-type="float">
            <text:p>1</text:p>
          </table:table-cell>
          <table:table-cell office:value-type="float" office:value="0.00776457786560059" calcext:value-type="float">
            <text:p>0.00776457786560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5</text:p>
          </table:table-cell>
          <table:table-cell office:value-type="float" office:value="0.274144887924194" calcext:value-type="float">
            <text:p>0.274144887924194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00395846366882324" calcext:value-type="float">
            <text:p>0.003958463668823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312527179718018" calcext:value-type="float">
            <text:p>0.31252717971801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517606735229492" calcext:value-type="float">
            <text:p>0.005176067352295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393998384475708" calcext:value-type="float">
            <text:p>0.393998384475708</text:p>
          </table:table-cell>
          <table:table-cell office:value-type="float" office:value="1" calcext:value-type="float">
            <text:p>1</text:p>
          </table:table-cell>
          <table:table-cell office:value-type="float" office:value="0.00701212882995606" calcext:value-type="float">
            <text:p>0.00701212882995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6</text:p>
          </table:table-cell>
          <table:table-cell office:value-type="float" office:value="0.270046949386597" calcext:value-type="float">
            <text:p>0.270046949386597</text:p>
          </table:table-cell>
          <table:table-cell office:value-type="float" office:value="0.81" calcext:value-type="float">
            <text:p>0.81</text:p>
          </table:table-cell>
          <table:table-cell office:value-type="float" office:value="0.00385737419128418" calcext:value-type="float">
            <text:p>0.003857374191284</text:p>
          </table:table-cell>
          <table:table-cell office:value-type="float" office:value="0.805" calcext:value-type="float">
            <text:p>0.805</text:p>
          </table:table-cell>
          <table:table-cell office:value-type="float" office:value="0.309687376022339" calcext:value-type="float">
            <text:p>0.30968737602233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30703163146973" calcext:value-type="float">
            <text:p>0.00430703163147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425815582275391" calcext:value-type="float">
            <text:p>0.4258155822753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716805458068848" calcext:value-type="float">
            <text:p>0.00716805458068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7</text:p>
          </table:table-cell>
          <table:table-cell office:value-type="float" office:value="0.275591611862183" calcext:value-type="float">
            <text:p>0.275591611862183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00423669815063477" calcext:value-type="float">
            <text:p>0.00423669815063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312995672225952" calcext:value-type="float">
            <text:p>0.312995672225952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00493001937866211" calcext:value-type="float">
            <text:p>0.004930019378662</text:p>
          </table:table-cell>
          <table:table-cell office:value-type="float" office:value="0.97" calcext:value-type="float">
            <text:p>0.97</text:p>
          </table:table-cell>
          <table:table-cell office:value-type="float" office:value="0.400597095489502" calcext:value-type="float">
            <text:p>0.400597095489502</text:p>
          </table:table-cell>
          <table:table-cell office:value-type="float" office:value="1" calcext:value-type="float">
            <text:p>1</text:p>
          </table:table-cell>
          <table:table-cell office:value-type="float" office:value="0.00711226463317871" calcext:value-type="float">
            <text:p>0.00711226463317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8</text:p>
          </table:table-cell>
          <table:table-cell office:value-type="float" office:value="0.277528047561645" calcext:value-type="float">
            <text:p>0.277528047561645</text:p>
          </table:table-cell>
          <table:table-cell office:value-type="float" office:value="0.82" calcext:value-type="float">
            <text:p>0.82</text:p>
          </table:table-cell>
          <table:table-cell office:value-type="float" office:value="0.00428843498229981" calcext:value-type="float">
            <text:p>0.0042884349823</text:p>
          </table:table-cell>
          <table:table-cell office:value-type="float" office:value="0.815" calcext:value-type="float">
            <text:p>0.815</text:p>
          </table:table-cell>
          <table:table-cell office:value-type="float" office:value="0.312270402908325" calcext:value-type="float">
            <text:p>0.3122704029083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98270988464356" calcext:value-type="float">
            <text:p>0.004982709884644</text:p>
          </table:table-cell>
          <table:table-cell office:value-type="float" office:value="0.97" calcext:value-type="float">
            <text:p>0.97</text:p>
          </table:table-cell>
          <table:table-cell office:value-type="float" office:value="0.490948677062988" calcext:value-type="float">
            <text:p>0.490948677062988</text:p>
          </table:table-cell>
          <table:table-cell office:value-type="float" office:value="1" calcext:value-type="float">
            <text:p>1</text:p>
          </table:table-cell>
          <table:table-cell office:value-type="float" office:value="0.0071101188659668" calcext:value-type="float">
            <text:p>0.00711011886596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9</text:p>
          </table:table-cell>
          <table:table-cell office:value-type="float" office:value="0.226528167724609" calcext:value-type="float">
            <text:p>0.226528167724609</text:p>
          </table:table-cell>
          <table:table-cell office:value-type="float" office:value="0.8" calcext:value-type="float">
            <text:p>0.8</text:p>
          </table:table-cell>
          <table:table-cell office:value-type="float" office:value="0.0029447078704834" calcext:value-type="float">
            <text:p>0.002944707870483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296437501907349" calcext:value-type="float">
            <text:p>0.296437501907349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506806373596191" calcext:value-type="float">
            <text:p>0.005068063735962</text:p>
          </table:table-cell>
          <table:table-cell office:value-type="float" office:value="0.98" calcext:value-type="float">
            <text:p>0.98</text:p>
          </table:table-cell>
          <table:table-cell office:value-type="float" office:value="0.517711639404297" calcext:value-type="float">
            <text:p>0.517711639404297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70033073425293" calcext:value-type="float">
            <text:p>0.00700330734252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0</text:p>
          </table:table-cell>
          <table:table-cell office:value-type="float" office:value="0.211979389190674" calcext:value-type="float">
            <text:p>0.211979389190674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301384925842285" calcext:value-type="float">
            <text:p>0.003013849258423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473468780517578" calcext:value-type="float">
            <text:p>0.473468780517578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500059127807617" calcext:value-type="float">
            <text:p>0.005000591278076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552281141281128" calcext:value-type="float">
            <text:p>0.552281141281128</text:p>
          </table:table-cell>
          <table:table-cell office:value-type="float" office:value="1" calcext:value-type="float">
            <text:p>1</text:p>
          </table:table-cell>
          <table:table-cell office:value-type="float" office:value="0.00799679756164551" calcext:value-type="float">
            <text:p>0.00799679756164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1</text:p>
          </table:table-cell>
          <table:table-cell office:value-type="float" office:value="0.298840522766113" calcext:value-type="float">
            <text:p>0.298840522766113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00449681282043457" calcext:value-type="float">
            <text:p>0.004496812820435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300466060638428" calcext:value-type="float">
            <text:p>0.300466060638428</text:p>
          </table:table-cell>
          <table:table-cell office:value-type="float" office:value="0.97" calcext:value-type="float">
            <text:p>0.97</text:p>
          </table:table-cell>
          <table:table-cell office:value-type="float" office:value="0.00471591949462891" calcext:value-type="float">
            <text:p>0.004715919494629</text:p>
          </table:table-cell>
          <table:table-cell office:value-type="float" office:value="0.965" calcext:value-type="float">
            <text:p>0.965</text:p>
          </table:table-cell>
          <table:table-cell office:value-type="float" office:value="0.587143182754517" calcext:value-type="float">
            <text:p>0.587143182754517</text:p>
          </table:table-cell>
          <table:table-cell office:value-type="float" office:value="1" calcext:value-type="float">
            <text:p>1</text:p>
          </table:table-cell>
          <table:table-cell office:value-type="float" office:value="0.00832366943359375" calcext:value-type="float">
            <text:p>0.00832366943359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2</text:p>
          </table:table-cell>
          <table:table-cell office:value-type="float" office:value="0.274867057800293" calcext:value-type="float">
            <text:p>0.274867057800293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429797172546387" calcext:value-type="float">
            <text:p>0.004297971725464</text:p>
          </table:table-cell>
          <table:table-cell office:value-type="float" office:value="0.785" calcext:value-type="float">
            <text:p>0.785</text:p>
          </table:table-cell>
          <table:table-cell office:value-type="float" office:value="0.303491115570068" calcext:value-type="float">
            <text:p>0.303491115570068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489401817321777" calcext:value-type="float">
            <text:p>0.004894018173218</text:p>
          </table:table-cell>
          <table:table-cell office:value-type="float" office:value="0.975" calcext:value-type="float">
            <text:p>0.975</text:p>
          </table:table-cell>
          <table:table-cell office:value-type="float" office:value="0.408660888671875" calcext:value-type="float">
            <text:p>0.408660888671875</text:p>
          </table:table-cell>
          <table:table-cell office:value-type="float" office:value="1" calcext:value-type="float">
            <text:p>1</text:p>
          </table:table-cell>
          <table:table-cell office:value-type="float" office:value="0.0159926414489746" calcext:value-type="float">
            <text:p>0.01599264144897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3</text:p>
          </table:table-cell>
          <table:table-cell office:value-type="float" office:value="0.292624235153198" calcext:value-type="float">
            <text:p>0.292624235153198</text:p>
          </table:table-cell>
          <table:table-cell office:value-type="float" office:value="0.835" calcext:value-type="float">
            <text:p>0.835</text:p>
          </table:table-cell>
          <table:table-cell office:value-type="float" office:value="0.0042269229888916" calcext:value-type="float">
            <text:p>0.004226922988892</text:p>
          </table:table-cell>
          <table:table-cell office:value-type="float" office:value="0.78" calcext:value-type="float">
            <text:p>0.78</text:p>
          </table:table-cell>
          <table:table-cell office:value-type="float" office:value="0.293381452560425" calcext:value-type="float">
            <text:p>0.293381452560425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447463989257813" calcext:value-type="float">
            <text:p>0.004474639892578</text:p>
          </table:table-cell>
          <table:table-cell office:value-type="float" office:value="0.985" calcext:value-type="float">
            <text:p>0.985</text:p>
          </table:table-cell>
          <table:table-cell office:value-type="float" office:value="0.580350875854492" calcext:value-type="float">
            <text:p>0.580350875854492</text:p>
          </table:table-cell>
          <table:table-cell office:value-type="float" office:value="1" calcext:value-type="float">
            <text:p>1</text:p>
          </table:table-cell>
          <table:table-cell office:value-type="float" office:value="0.00716304779052734" calcext:value-type="float">
            <text:p>0.00716304779052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4</text:p>
          </table:table-cell>
          <table:table-cell office:value-type="float" office:value="0.263959884643555" calcext:value-type="float">
            <text:p>0.263959884643555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00409936904907227" calcext:value-type="float">
            <text:p>0.004099369049072</text:p>
          </table:table-cell>
          <table:table-cell office:value-type="float" office:value="0.805" calcext:value-type="float">
            <text:p>0.805</text:p>
          </table:table-cell>
          <table:table-cell office:value-type="float" office:value="0.296262264251709" calcext:value-type="float">
            <text:p>0.296262264251709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45623779296875" calcext:value-type="float">
            <text:p>0.004562377929688</text:p>
          </table:table-cell>
          <table:table-cell office:value-type="float" office:value="0.975" calcext:value-type="float">
            <text:p>0.975</text:p>
          </table:table-cell>
          <table:table-cell office:value-type="float" office:value="0.514246225357056" calcext:value-type="float">
            <text:p>0.514246225357056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756049156188965" calcext:value-type="float">
            <text:p>0.0075604915618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5</text:p>
          </table:table-cell>
          <table:table-cell office:value-type="float" office:value="0.300684213638306" calcext:value-type="float">
            <text:p>0.300684213638306</text:p>
          </table:table-cell>
          <table:table-cell office:value-type="float" office:value="0.82" calcext:value-type="float">
            <text:p>0.82</text:p>
          </table:table-cell>
          <table:table-cell office:value-type="float" office:value="0.0037541389465332" calcext:value-type="float">
            <text:p>0.003754138946533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29806923866272" calcext:value-type="float">
            <text:p>0.29806923866272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00451254844665527" calcext:value-type="float">
            <text:p>0.004512548446655</text:p>
          </table:table-cell>
          <table:table-cell office:value-type="float" office:value="0.965" calcext:value-type="float">
            <text:p>0.965</text:p>
          </table:table-cell>
          <table:table-cell office:value-type="float" office:value="0.555716514587402" calcext:value-type="float">
            <text:p>0.555716514587402</text:p>
          </table:table-cell>
          <table:table-cell office:value-type="float" office:value="1" calcext:value-type="float">
            <text:p>1</text:p>
          </table:table-cell>
          <table:table-cell office:value-type="float" office:value="0.0074608325958252" calcext:value-type="float">
            <text:p>0.00746083259582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6</text:p>
          </table:table-cell>
          <table:table-cell office:value-type="float" office:value="0.282653093338013" calcext:value-type="float">
            <text:p>0.282653093338013</text:p>
          </table:table-cell>
          <table:table-cell office:value-type="float" office:value="0.8" calcext:value-type="float">
            <text:p>0.8</text:p>
          </table:table-cell>
          <table:table-cell office:value-type="float" office:value="0.00416636466979981" calcext:value-type="float">
            <text:p>0.0041663646698</text:p>
          </table:table-cell>
          <table:table-cell office:value-type="float" office:value="0.805" calcext:value-type="float">
            <text:p>0.805</text:p>
          </table:table-cell>
          <table:table-cell office:value-type="float" office:value="0.297490358352661" calcext:value-type="float">
            <text:p>0.297490358352661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477027893066406" calcext:value-type="float">
            <text:p>0.004770278930664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475722789764404" calcext:value-type="float">
            <text:p>0.475722789764404</text:p>
          </table:table-cell>
          <table:table-cell office:value-type="float" office:value="1" calcext:value-type="float">
            <text:p>1</text:p>
          </table:table-cell>
          <table:table-cell office:value-type="float" office:value="0.00783967971801758" calcext:value-type="float">
            <text:p>0.00783967971801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7</text:p>
          </table:table-cell>
          <table:table-cell office:value-type="float" office:value="0.278056383132935" calcext:value-type="float">
            <text:p>0.278056383132935</text:p>
          </table:table-cell>
          <table:table-cell office:value-type="float" office:value="0.81" calcext:value-type="float">
            <text:p>0.81</text:p>
          </table:table-cell>
          <table:table-cell office:value-type="float" office:value="0.00444102287292481" calcext:value-type="float">
            <text:p>0.004441022872925</text:p>
          </table:table-cell>
          <table:table-cell office:value-type="float" office:value="0.795" calcext:value-type="float">
            <text:p>0.795</text:p>
          </table:table-cell>
          <table:table-cell office:value-type="float" office:value="0.314639568328857" calcext:value-type="float">
            <text:p>0.314639568328857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510120391845703" calcext:value-type="float">
            <text:p>0.005101203918457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393967628479004" calcext:value-type="float">
            <text:p>0.393967628479004</text:p>
          </table:table-cell>
          <table:table-cell office:value-type="float" office:value="1" calcext:value-type="float">
            <text:p>1</text:p>
          </table:table-cell>
          <table:table-cell office:value-type="float" office:value="0.00853657722473145" calcext:value-type="float">
            <text:p>0.00853657722473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8</text:p>
          </table:table-cell>
          <table:table-cell office:value-type="float" office:value="0.279789209365845" calcext:value-type="float">
            <text:p>0.279789209365845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441575050354004" calcext:value-type="float">
            <text:p>0.00441575050354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309643745422363" calcext:value-type="float">
            <text:p>0.309643745422363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465130805969238" calcext:value-type="float">
            <text:p>0.004651308059692</text:p>
          </table:table-cell>
          <table:table-cell office:value-type="float" office:value="0.98" calcext:value-type="float">
            <text:p>0.98</text:p>
          </table:table-cell>
          <table:table-cell office:value-type="float" office:value="0.529831409454346" calcext:value-type="float">
            <text:p>0.529831409454346</text:p>
          </table:table-cell>
          <table:table-cell office:value-type="float" office:value="1" calcext:value-type="float">
            <text:p>1</text:p>
          </table:table-cell>
          <table:table-cell office:value-type="float" office:value="0.0135090351104736" calcext:value-type="float">
            <text:p>0.01350903511047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9</text:p>
          </table:table-cell>
          <table:table-cell office:value-type="float" office:value="0.256588459014893" calcext:value-type="float">
            <text:p>0.256588459014893</text:p>
          </table:table-cell>
          <table:table-cell office:value-type="float" office:value="0.83" calcext:value-type="float">
            <text:p>0.83</text:p>
          </table:table-cell>
          <table:table-cell office:value-type="float" office:value="0.00401639938354492" calcext:value-type="float">
            <text:p>0.004016399383545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297970771789551" calcext:value-type="float">
            <text:p>0.297970771789551</text:p>
          </table:table-cell>
          <table:table-cell office:value-type="float" office:value="0.98" calcext:value-type="float">
            <text:p>0.98</text:p>
          </table:table-cell>
          <table:table-cell office:value-type="float" office:value="0.00483131408691406" calcext:value-type="float">
            <text:p>0.004831314086914</text:p>
          </table:table-cell>
          <table:table-cell office:value-type="float" office:value="0.985" calcext:value-type="float">
            <text:p>0.985</text:p>
          </table:table-cell>
          <table:table-cell office:value-type="float" office:value="0.483479261398315" calcext:value-type="float">
            <text:p>0.483479261398315</text:p>
          </table:table-cell>
          <table:table-cell office:value-type="float" office:value="1" calcext:value-type="float">
            <text:p>1</text:p>
          </table:table-cell>
          <table:table-cell office:value-type="float" office:value="0.0167829990386963" calcext:value-type="float">
            <text:p>0.01678299903869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0</text:p>
          </table:table-cell>
          <table:table-cell office:value-type="float" office:value="0.335214138031006" calcext:value-type="float">
            <text:p>0.335214138031006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00431132316589356" calcext:value-type="float">
            <text:p>0.004311323165894</text:p>
          </table:table-cell>
          <table:table-cell office:value-type="float" office:value="0.8" calcext:value-type="float">
            <text:p>0.8</text:p>
          </table:table-cell>
          <table:table-cell office:value-type="float" office:value="0.345792055130005" calcext:value-type="float">
            <text:p>0.345792055130005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137202739715576" calcext:value-type="float">
            <text:p>0.013720273971558</text:p>
          </table:table-cell>
          <table:table-cell office:value-type="float" office:value="0.97" calcext:value-type="float">
            <text:p>0.97</text:p>
          </table:table-cell>
          <table:table-cell office:value-type="float" office:value="0.886581897735596" calcext:value-type="float">
            <text:p>0.886581897735596</text:p>
          </table:table-cell>
          <table:table-cell office:value-type="float" office:value="1" calcext:value-type="float">
            <text:p>1</text:p>
          </table:table-cell>
          <table:table-cell office:value-type="float" office:value="0.00741934776306152" calcext:value-type="float">
            <text:p>0.00741934776306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1</text:p>
          </table:table-cell>
          <table:table-cell office:value-type="float" office:value="0.268475770950317" calcext:value-type="float">
            <text:p>0.268475770950317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00486254692077637" calcext:value-type="float">
            <text:p>0.004862546920776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355516195297241" calcext:value-type="float">
            <text:p>0.35551619529724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978231430053711" calcext:value-type="float">
            <text:p>0.009782314300537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632433891296387" calcext:value-type="float">
            <text:p>0.632433891296387</text:p>
          </table:table-cell>
          <table:table-cell office:value-type="float" office:value="1" calcext:value-type="float">
            <text:p>1</text:p>
          </table:table-cell>
          <table:table-cell office:value-type="float" office:value="0.0137908458709717" calcext:value-type="float">
            <text:p>0.01379084587097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2</text:p>
          </table:table-cell>
          <table:table-cell office:value-type="float" office:value="0.294394254684448" calcext:value-type="float">
            <text:p>0.294394254684448</text:p>
          </table:table-cell>
          <table:table-cell office:value-type="float" office:value="0.82" calcext:value-type="float">
            <text:p>0.82</text:p>
          </table:table-cell>
          <table:table-cell office:value-type="float" office:value="0.00421929359436035" calcext:value-type="float">
            <text:p>0.00421929359436</text:p>
          </table:table-cell>
          <table:table-cell office:value-type="float" office:value="0.8" calcext:value-type="float">
            <text:p>0.8</text:p>
          </table:table-cell>
          <table:table-cell office:value-type="float" office:value="0.301726579666138" calcext:value-type="float">
            <text:p>0.301726579666138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515413284301758" calcext:value-type="float">
            <text:p>0.005154132843018</text:p>
          </table:table-cell>
          <table:table-cell office:value-type="float" office:value="0.985" calcext:value-type="float">
            <text:p>0.985</text:p>
          </table:table-cell>
          <table:table-cell office:value-type="float" office:value="0.719439744949341" calcext:value-type="float">
            <text:p>0.719439744949341</text:p>
          </table:table-cell>
          <table:table-cell office:value-type="float" office:value="1" calcext:value-type="float">
            <text:p>1</text:p>
          </table:table-cell>
          <table:table-cell office:value-type="float" office:value="0.00792765617370606" calcext:value-type="float">
            <text:p>0.00792765617370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3</text:p>
          </table:table-cell>
          <table:table-cell office:value-type="float" office:value="0.282564640045166" calcext:value-type="float">
            <text:p>0.282564640045166</text:p>
          </table:table-cell>
          <table:table-cell office:value-type="float" office:value="0.78" calcext:value-type="float">
            <text:p>0.78</text:p>
          </table:table-cell>
          <table:table-cell office:value-type="float" office:value="0.00545048713684082" calcext:value-type="float">
            <text:p>0.005450487136841</text:p>
          </table:table-cell>
          <table:table-cell office:value-type="float" office:value="0.7675" calcext:value-type="float">
            <text:p>0.7675</text:p>
          </table:table-cell>
          <table:table-cell office:value-type="float" office:value="0.423020601272583" calcext:value-type="float">
            <text:p>0.423020601272583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00520014762878418" calcext:value-type="float">
            <text:p>0.005200147628784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84302759170532" calcext:value-type="float">
            <text:p>0.484302759170532</text:p>
          </table:table-cell>
          <table:table-cell office:value-type="float" office:value="1" calcext:value-type="float">
            <text:p>1</text:p>
          </table:table-cell>
          <table:table-cell office:value-type="float" office:value="0.00845193862915039" calcext:value-type="float">
            <text:p>0.0084519386291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4</text:p>
          </table:table-cell>
          <table:table-cell office:value-type="float" office:value="0.248823404312134" calcext:value-type="float">
            <text:p>0.248823404312134</text:p>
          </table:table-cell>
          <table:table-cell office:value-type="float" office:value="0.77" calcext:value-type="float">
            <text:p>0.77</text:p>
          </table:table-cell>
          <table:table-cell office:value-type="float" office:value="0.00313687324523926" calcext:value-type="float">
            <text:p>0.003136873245239</text:p>
          </table:table-cell>
          <table:table-cell office:value-type="float" office:value="0.77" calcext:value-type="float">
            <text:p>0.77</text:p>
          </table:table-cell>
          <table:table-cell office:value-type="float" office:value="0.457198858261108" calcext:value-type="float">
            <text:p>0.457198858261108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00502133369445801" calcext:value-type="float">
            <text:p>0.005021333694458</text:p>
          </table:table-cell>
          <table:table-cell office:value-type="float" office:value="0.975" calcext:value-type="float">
            <text:p>0.975</text:p>
          </table:table-cell>
          <table:table-cell office:value-type="float" office:value="0.671715259552002" calcext:value-type="float">
            <text:p>0.671715259552002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715804100036621" calcext:value-type="float">
            <text:p>0.00715804100036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5</text:p>
          </table:table-cell>
          <table:table-cell office:value-type="float" office:value="0.292470932006836" calcext:value-type="float">
            <text:p>0.292470932006836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411033630371094" calcext:value-type="float">
            <text:p>0.004110336303711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298663377761841" calcext:value-type="float">
            <text:p>0.29866337776184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04708290100098" calcext:value-type="float">
            <text:p>0.005047082901001</text:p>
          </table:table-cell>
          <table:table-cell office:value-type="float" office:value="0.97" calcext:value-type="float">
            <text:p>0.97</text:p>
          </table:table-cell>
          <table:table-cell office:value-type="float" office:value="0.714595556259155" calcext:value-type="float">
            <text:p>0.714595556259155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798416137695313" calcext:value-type="float">
            <text:p>0.00798416137695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6</text:p>
          </table:table-cell>
          <table:table-cell office:value-type="float" office:value="0.283374309539795" calcext:value-type="float">
            <text:p>0.283374309539795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479388236999512" calcext:value-type="float">
            <text:p>0.004793882369995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367043495178223" calcext:value-type="float">
            <text:p>0.367043495178223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0056452751159668" calcext:value-type="float">
            <text:p>0.005645275115967</text:p>
          </table:table-cell>
          <table:table-cell office:value-type="float" office:value="0.985" calcext:value-type="float">
            <text:p>0.985</text:p>
          </table:table-cell>
          <table:table-cell office:value-type="float" office:value="0.470144510269165" calcext:value-type="float">
            <text:p>0.470144510269165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808358192443848" calcext:value-type="float">
            <text:p>0.0080835819244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7</text:p>
          </table:table-cell>
          <table:table-cell office:value-type="float" office:value="0.308604717254639" calcext:value-type="float">
            <text:p>0.308604717254639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00413346290588379" calcext:value-type="float">
            <text:p>0.004133462905884</text:p>
          </table:table-cell>
          <table:table-cell office:value-type="float" office:value="0.78" calcext:value-type="float">
            <text:p>0.78</text:p>
          </table:table-cell>
          <table:table-cell office:value-type="float" office:value="0.367436170578003" calcext:value-type="float">
            <text:p>0.367436170578003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495743751525879" calcext:value-type="float">
            <text:p>0.004957437515259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70302486419678" calcext:value-type="float">
            <text:p>0.570302486419678</text:p>
          </table:table-cell>
          <table:table-cell office:value-type="float" office:value="1" calcext:value-type="float">
            <text:p>1</text:p>
          </table:table-cell>
          <table:table-cell office:value-type="float" office:value="0.0086052417755127" calcext:value-type="float">
            <text:p>0.00860524177551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8</text:p>
          </table:table-cell>
          <table:table-cell office:value-type="float" office:value="0.292394638061523" calcext:value-type="float">
            <text:p>0.292394638061523</text:p>
          </table:table-cell>
          <table:table-cell office:value-type="float" office:value="0.835" calcext:value-type="float">
            <text:p>0.835</text:p>
          </table:table-cell>
          <table:table-cell office:value-type="float" office:value="0.00440144538879395" calcext:value-type="float">
            <text:p>0.004401445388794</text:p>
          </table:table-cell>
          <table:table-cell office:value-type="float" office:value="0.83" calcext:value-type="float">
            <text:p>0.83</text:p>
          </table:table-cell>
          <table:table-cell office:value-type="float" office:value="0.334935665130615" calcext:value-type="float">
            <text:p>0.3349356651306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522136688232422" calcext:value-type="float">
            <text:p>0.005221366882324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480584383010864" calcext:value-type="float">
            <text:p>0.480584383010864</text:p>
          </table:table-cell>
          <table:table-cell office:value-type="float" office:value="1" calcext:value-type="float">
            <text:p>1</text:p>
          </table:table-cell>
          <table:table-cell office:value-type="float" office:value="0.00788426399230957" calcext:value-type="float">
            <text:p>0.0078842639923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9</text:p>
          </table:table-cell>
          <table:table-cell office:value-type="float" office:value="0.283555269241333" calcext:value-type="float">
            <text:p>0.283555269241333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00439262390136719" calcext:value-type="float">
            <text:p>0.004392623901367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370949268341064" calcext:value-type="float">
            <text:p>0.370949268341064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0482773780822754" calcext:value-type="float">
            <text:p>0.004827737808228</text:p>
          </table:table-cell>
          <table:table-cell office:value-type="float" office:value="0.985" calcext:value-type="float">
            <text:p>0.985</text:p>
          </table:table-cell>
          <table:table-cell office:value-type="float" office:value="0.513976097106934" calcext:value-type="float">
            <text:p>0.513976097106934</text:p>
          </table:table-cell>
          <table:table-cell office:value-type="float" office:value="1" calcext:value-type="float">
            <text:p>1</text:p>
          </table:table-cell>
          <table:table-cell office:value-type="float" office:value="0.00746917724609375" calcext:value-type="float">
            <text:p>0.00746917724609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0</text:p>
          </table:table-cell>
          <table:table-cell office:value-type="float" office:value="0.259115695953369" calcext:value-type="float">
            <text:p>0.259115695953369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375556945800781" calcext:value-type="float">
            <text:p>0.003755569458008</text:p>
          </table:table-cell>
          <table:table-cell office:value-type="float" office:value="0.77" calcext:value-type="float">
            <text:p>0.77</text:p>
          </table:table-cell>
          <table:table-cell office:value-type="float" office:value="0.309351682662964" calcext:value-type="float">
            <text:p>0.309351682662964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480461120605469" calcext:value-type="float">
            <text:p>0.004804611206055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539888143539429" calcext:value-type="float">
            <text:p>0.539888143539429</text:p>
          </table:table-cell>
          <table:table-cell office:value-type="float" office:value="1" calcext:value-type="float">
            <text:p>1</text:p>
          </table:table-cell>
          <table:table-cell office:value-type="float" office:value="0.00862979888916016" calcext:value-type="float">
            <text:p>0.0086297988891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1</text:p>
          </table:table-cell>
          <table:table-cell office:value-type="float" office:value="0.29023289680481" calcext:value-type="float">
            <text:p>0.29023289680481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407075881958008" calcext:value-type="float">
            <text:p>0.00407075881958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323299646377563" calcext:value-type="float">
            <text:p>0.323299646377563</text:p>
          </table:table-cell>
          <table:table-cell office:value-type="float" office:value="0.97" calcext:value-type="float">
            <text:p>0.97</text:p>
          </table:table-cell>
          <table:table-cell office:value-type="float" office:value="0.00554513931274414" calcext:value-type="float">
            <text:p>0.005545139312744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579865694046021" calcext:value-type="float">
            <text:p>0.57986569404602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242109298706055" calcext:value-type="float">
            <text:p>0.02421092987060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2</text:p>
          </table:table-cell>
          <table:table-cell office:value-type="float" office:value="0.300513744354248" calcext:value-type="float">
            <text:p>0.300513744354248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00437450408935547" calcext:value-type="float">
            <text:p>0.004374504089355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415473699569702" calcext:value-type="float">
            <text:p>0.41547369956970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56564331054688" calcext:value-type="float">
            <text:p>0.005565643310547</text:p>
          </table:table-cell>
          <table:table-cell office:value-type="float" office:value="0.975" calcext:value-type="float">
            <text:p>0.975</text:p>
          </table:table-cell>
          <table:table-cell office:value-type="float" office:value="0.642096757888794" calcext:value-type="float">
            <text:p>0.642096757888794</text:p>
          </table:table-cell>
          <table:table-cell office:value-type="float" office:value="1" calcext:value-type="float">
            <text:p>1</text:p>
          </table:table-cell>
          <table:table-cell office:value-type="float" office:value="0.0248589515686035" calcext:value-type="float">
            <text:p>0.02485895156860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3</text:p>
          </table:table-cell>
          <table:table-cell office:value-type="float" office:value="0.229674339294434" calcext:value-type="float">
            <text:p>0.22967433929443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00292181968688965" calcext:value-type="float">
            <text:p>0.00292181968689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4748854637146" calcext:value-type="float">
            <text:p>0.4748854637146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492548942565918" calcext:value-type="float">
            <text:p>0.004925489425659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567581653594971" calcext:value-type="float">
            <text:p>0.567581653594971</text:p>
          </table:table-cell>
          <table:table-cell office:value-type="float" office:value="1" calcext:value-type="float">
            <text:p>1</text:p>
          </table:table-cell>
          <table:table-cell office:value-type="float" office:value="0.0139317512512207" calcext:value-type="float">
            <text:p>0.01393175125122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4</text:p>
          </table:table-cell>
          <table:table-cell office:value-type="float" office:value="0.275235891342163" calcext:value-type="float">
            <text:p>0.27523589134216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00389504432678223" calcext:value-type="float">
            <text:p>0.003895044326782</text:p>
          </table:table-cell>
          <table:table-cell office:value-type="float" office:value="0.7675" calcext:value-type="float">
            <text:p>0.7675</text:p>
          </table:table-cell>
          <table:table-cell office:value-type="float" office:value="0.314226865768433" calcext:value-type="float">
            <text:p>0.314226865768433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00449657440185547" calcext:value-type="float">
            <text:p>0.004496574401855</text:p>
          </table:table-cell>
          <table:table-cell office:value-type="float" office:value="0.965" calcext:value-type="float">
            <text:p>0.965</text:p>
          </table:table-cell>
          <table:table-cell office:value-type="float" office:value="0.442487955093384" calcext:value-type="float">
            <text:p>0.442487955093384</text:p>
          </table:table-cell>
          <table:table-cell office:value-type="float" office:value="1" calcext:value-type="float">
            <text:p>1</text:p>
          </table:table-cell>
          <table:table-cell office:value-type="float" office:value="0.00919532775878906" calcext:value-type="float">
            <text:p>0.00919532775878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5</text:p>
          </table:table-cell>
          <table:table-cell office:value-type="float" office:value="0.266525268554687" calcext:value-type="float">
            <text:p>0.26652526855468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00273919105529785" calcext:value-type="float">
            <text:p>0.002739191055298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339482307434082" calcext:value-type="float">
            <text:p>0.339482307434082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502538681030273" calcext:value-type="float">
            <text:p>0.005025386810303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53170204162598" calcext:value-type="float">
            <text:p>0.553170204162598</text:p>
          </table:table-cell>
          <table:table-cell office:value-type="float" office:value="1" calcext:value-type="float">
            <text:p>1</text:p>
          </table:table-cell>
          <table:table-cell office:value-type="float" office:value="0.00822925567626953" calcext:value-type="float">
            <text:p>0.0082292556762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6</text:p>
          </table:table-cell>
          <table:table-cell office:value-type="float" office:value="0.331567525863647" calcext:value-type="float">
            <text:p>0.331567525863647</text:p>
          </table:table-cell>
          <table:table-cell office:value-type="float" office:value="0.7675" calcext:value-type="float">
            <text:p>0.7675</text:p>
          </table:table-cell>
          <table:table-cell office:value-type="float" office:value="0.00439310073852539" calcext:value-type="float">
            <text:p>0.004393100738525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316599845886231" calcext:value-type="float">
            <text:p>0.31659984588623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29193878173828" calcext:value-type="float">
            <text:p>0.005291938781738</text:p>
          </table:table-cell>
          <table:table-cell office:value-type="float" office:value="0.975" calcext:value-type="float">
            <text:p>0.975</text:p>
          </table:table-cell>
          <table:table-cell office:value-type="float" office:value="0.674477815628052" calcext:value-type="float">
            <text:p>0.674477815628052</text:p>
          </table:table-cell>
          <table:table-cell office:value-type="float" office:value="1" calcext:value-type="float">
            <text:p>1</text:p>
          </table:table-cell>
          <table:table-cell office:value-type="float" office:value="0.0156278610229492" calcext:value-type="float">
            <text:p>0.01562786102294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7</text:p>
          </table:table-cell>
          <table:table-cell office:value-type="float" office:value="0.206770896911621" calcext:value-type="float">
            <text:p>0.206770896911621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00285887718200684" calcext:value-type="float">
            <text:p>0.002858877182007</text:p>
          </table:table-cell>
          <table:table-cell office:value-type="float" office:value="0.815" calcext:value-type="float">
            <text:p>0.815</text:p>
          </table:table-cell>
          <table:table-cell office:value-type="float" office:value="0.314444541931152" calcext:value-type="float">
            <text:p>0.314444541931152</text:p>
          </table:table-cell>
          <table:table-cell office:value-type="float" office:value="0.96" calcext:value-type="float">
            <text:p>0.96</text:p>
          </table:table-cell>
          <table:table-cell office:value-type="float" office:value="0.0045466423034668" calcext:value-type="float">
            <text:p>0.004546642303467</text:p>
          </table:table-cell>
          <table:table-cell office:value-type="float" office:value="0.965" calcext:value-type="float">
            <text:p>0.965</text:p>
          </table:table-cell>
          <table:table-cell office:value-type="float" office:value="0.692237377166748" calcext:value-type="float">
            <text:p>0.692237377166748</text:p>
          </table:table-cell>
          <table:table-cell office:value-type="float" office:value="1" calcext:value-type="float">
            <text:p>1</text:p>
          </table:table-cell>
          <table:table-cell office:value-type="float" office:value="0.00832724571228027" calcext:value-type="float">
            <text:p>0.008327245712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8</text:p>
          </table:table-cell>
          <table:table-cell office:value-type="float" office:value="0.212387323379517" calcext:value-type="float">
            <text:p>0.212387323379517</text:p>
          </table:table-cell>
          <table:table-cell office:value-type="float" office:value="0.81" calcext:value-type="float">
            <text:p>0.81</text:p>
          </table:table-cell>
          <table:table-cell office:value-type="float" office:value="0.00291538238525391" calcext:value-type="float">
            <text:p>0.002915382385254</text:p>
          </table:table-cell>
          <table:table-cell office:value-type="float" office:value="0.775" calcext:value-type="float">
            <text:p>0.775</text:p>
          </table:table-cell>
          <table:table-cell office:value-type="float" office:value="0.328076601028442" calcext:value-type="float">
            <text:p>0.328076601028442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496101379394531" calcext:value-type="float">
            <text:p>0.004961013793945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610268354415894" calcext:value-type="float">
            <text:p>0.610268354415894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158133506774902" calcext:value-type="float">
            <text:p>0.0158133506774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9</text:p>
          </table:table-cell>
          <table:table-cell office:value-type="float" office:value="0.303037881851196" calcext:value-type="float">
            <text:p>0.303037881851196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407910346984863" calcext:value-type="float">
            <text:p>0.004079103469849</text:p>
          </table:table-cell>
          <table:table-cell office:value-type="float" office:value="0.785" calcext:value-type="float">
            <text:p>0.785</text:p>
          </table:table-cell>
          <table:table-cell office:value-type="float" office:value="0.331393718719482" calcext:value-type="float">
            <text:p>0.331393718719482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00444936752319336" calcext:value-type="float">
            <text:p>0.004449367523193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586894035339356" calcext:value-type="float">
            <text:p>0.586894035339356</text:p>
          </table:table-cell>
          <table:table-cell office:value-type="float" office:value="1" calcext:value-type="float">
            <text:p>1</text:p>
          </table:table-cell>
          <table:table-cell office:value-type="float" office:value="0.0151829719543457" calcext:value-type="float">
            <text:p>0.01518297195434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50</text:p>
          </table:table-cell>
          <table:table-cell office:value-type="float" office:value="0.205881357192993" calcext:value-type="float">
            <text:p>0.205881357192993</text:p>
          </table:table-cell>
          <table:table-cell office:value-type="float" office:value="0.85" calcext:value-type="float">
            <text:p>0.85</text:p>
          </table:table-cell>
          <table:table-cell office:value-type="float" office:value="0.00333309173583984" calcext:value-type="float">
            <text:p>0.00333309173584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310101747512817" calcext:value-type="float">
            <text:p>0.310101747512817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452470779418945" calcext:value-type="float">
            <text:p>0.004524707794189</text:p>
          </table:table-cell>
          <table:table-cell office:value-type="float" office:value="0.97" calcext:value-type="float">
            <text:p>0.97</text:p>
          </table:table-cell>
          <table:table-cell office:value-type="float" office:value="0.584037065505981" calcext:value-type="float">
            <text:p>0.584037065505981</text:p>
          </table:table-cell>
          <table:table-cell office:value-type="float" office:value="1" calcext:value-type="float">
            <text:p>1</text:p>
          </table:table-cell>
          <table:table-cell office:value-type="float" office:value="0.0154664516448975" calcext:value-type="float">
            <text:p>0.01546645164489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ce5"/>
          <table:table-cell table:style-name="ce8" office:value-type="string" calcext:value-type="string" table:number-columns-spanned="2" table:number-rows-spanned="1">
            <text:p>Bayes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KNN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Evolution from Bayes to KNN</text:p>
          </table:table-cell>
          <table:covered-table-cell table:style-name="ce5"/>
          <table:table-cell table:style-name="ce4"/>
          <table:table-cell table:number-columns-repeated="1016"/>
        </table:table-row>
        <table:table-row table:style-name="ro1">
          <table:table-cell table:style-name="ce5" office:value-type="string" calcext:value-type="string">
            <text:p>Files test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 Acceleration</text:p>
          </table:table-cell>
          <table:table-cell table:style-name="ce5" office:value-type="string" calcext:value-type="string">
            <text:p>Delta Precision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ata2.csv</text:p>
          </table:table-cell>
          <table:table-cell table:style-name="ce3" table:formula="of:=AVERAGE([.B4:.B53])" office:value-type="float" office:value="0.270903830528259" calcext:value-type="float">
            <text:p>0.270903830528259</text:p>
          </table:table-cell>
          <table:table-cell table:style-name="ce3" table:formula="of:=AVERAGE([.C4:.C53])" office:value-type="float" office:value="0.81035" calcext:value-type="float">
            <text:p>0.81035</text:p>
          </table:table-cell>
          <table:table-cell table:style-name="ce3" table:formula="of:=AVERAGE([.D4:.D53])" office:value-type="float" office:value="0.0039691686630249" calcext:value-type="float">
            <text:p>0.003969168663025</text:p>
          </table:table-cell>
          <table:table-cell table:style-name="ce3" table:formula="of:=AVERAGE([.E4:.E53])" office:value-type="float" office:value="0.79685" calcext:value-type="float">
            <text:p>0.79685</text:p>
          </table:table-cell>
          <table:table-cell table:style-name="ce3" table:formula="of:=[.B59]/[.D59]" office:value-type="float" office:value="68.2520329891458" calcext:value-type="float">
            <text:p>68.2520329891458</text:p>
          </table:table-cell>
          <table:table-cell table:style-name="ce3" table:formula="of:=[.E59]-[.C59]" office:value-type="float" office:value="-0.0135000000000004" calcext:value-type="float">
            <text:p>-0.013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ata3.csv</text:p>
          </table:table-cell>
          <table:table-cell table:style-name="ce3" table:formula="of:=AVERAGE([.F4:.F53])" office:value-type="float" office:value="0.328329839706421" calcext:value-type="float">
            <text:p>0.328329839706421</text:p>
          </table:table-cell>
          <table:table-cell table:style-name="ce3" table:formula="of:=AVERAGE([.G4:.G53])" office:value-type="float" office:value="0.97145" calcext:value-type="float">
            <text:p>0.97145</text:p>
          </table:table-cell>
          <table:table-cell table:style-name="ce3" table:formula="of:=AVERAGE([.H4:.H53])" office:value-type="float" office:value="0.00523775577545166" calcext:value-type="float">
            <text:p>0.005237755775452</text:p>
          </table:table-cell>
          <table:table-cell table:style-name="ce3" table:formula="of:=AVERAGE([.I4:.I53])" office:value-type="float" office:value="0.97435" calcext:value-type="float">
            <text:p>0.97435</text:p>
          </table:table-cell>
          <table:table-cell table:style-name="ce3" table:formula="of:=[.B60]/[.D60]" office:value-type="float" office:value="62.6852136262708" calcext:value-type="float">
            <text:p>62.6852136262708</text:p>
          </table:table-cell>
          <table:table-cell table:style-name="ce3" table:formula="of:=[.E60]-[.C60]" office:value-type="float" office:value="0.0028999999999999" calcext:value-type="float">
            <text:p>0.002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ata12.csv</text:p>
          </table:table-cell>
          <table:table-cell table:style-name="ce3" table:formula="of:=AVERAGE([.J4:.J53])" office:value-type="float" office:value="0.54726761341095" calcext:value-type="float">
            <text:p>0.54726761341095</text:p>
          </table:table-cell>
          <table:table-cell table:style-name="ce3" table:formula="of:=AVERAGE([.K4:.K53])" office:value-type="float" office:value="0.9995" calcext:value-type="float">
            <text:p>0.9995</text:p>
          </table:table-cell>
          <table:table-cell table:style-name="ce3" table:formula="of:=AVERAGE([.L4:.L53])" office:value-type="float" office:value="0.0101221513748169" calcext:value-type="float">
            <text:p>0.010122151374817</text:p>
          </table:table-cell>
          <table:table-cell table:style-name="ce3" table:formula="of:=AVERAGE([.M4:.M53])" office:value-type="float" office:value="1" calcext:value-type="float">
            <text:p>1</text:p>
          </table:table-cell>
          <table:table-cell table:style-name="ce3" table:formula="of:=[.B61]/[.D61]" office:value-type="float" office:value="54.0663336425207" calcext:value-type="float">
            <text:p>54.0663336425207</text:p>
          </table:table-cell>
          <table:table-cell table:style-name="ce3" table:formula="of:=[.E61]-[.C61]" office:value-type="float" office:value="0.000499999999999834" calcext:value-type="float">
            <text:p>0.0005</text:p>
          </table:table-cell>
          <table:table-cell table:number-columns-repeated="1017"/>
        </table:table-row>
      </table:table>
      <table:table table:name="Learning Ratio = 0.8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data2.csv</text:p>
          </table:table-cell>
          <table:covered-table-cell table:style-name="ce1"/>
          <table:covered-table-cell table:style-name="ce7"/>
          <table:covered-table-cell table:style-name="ce1"/>
          <table:table-cell table:style-name="ce7" office:value-type="string" calcext:value-type="string" table:number-columns-spanned="4" table:number-rows-spanned="1">
            <text:p>data3.csv</text:p>
          </table:table-cell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data13.csv</text:p>
          </table:table-cell>
          <table:covered-table-cell table:number-columns-repeated="3" table:style-name="ce1"/>
          <table:table-cell table:number-columns-repeated="1011"/>
        </table:table-row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0.130298852920532" calcext:value-type="float">
            <text:p>0.130298852920532</text:p>
          </table:table-cell>
          <table:table-cell office:value-type="float" office:value="0.82" calcext:value-type="float">
            <text:p>0.82</text:p>
          </table:table-cell>
          <table:table-cell office:value-type="float" office:value="0.00390195846557617" calcext:value-type="float">
            <text:p>0.003901958465576</text:p>
          </table:table-cell>
          <table:table-cell office:value-type="float" office:value="0.81" calcext:value-type="float">
            <text:p>0.81</text:p>
          </table:table-cell>
          <table:table-cell office:value-type="float" office:value="0.154522657394409" calcext:value-type="float">
            <text:p>0.154522657394409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77535820007324" calcext:value-type="float">
            <text:p>0.003775358200073</text:p>
          </table:table-cell>
          <table:table-cell office:value-type="float" office:value="0.98" calcext:value-type="float">
            <text:p>0.98</text:p>
          </table:table-cell>
          <table:table-cell office:value-type="float" office:value="0.200882911682129" calcext:value-type="float">
            <text:p>0.200882911682129</text:p>
          </table:table-cell>
          <table:table-cell office:value-type="float" office:value="1" calcext:value-type="float">
            <text:p>1</text:p>
          </table:table-cell>
          <table:table-cell office:value-type="float" office:value="0.00539755821228027" calcext:value-type="float">
            <text:p>0.005397558212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0.15673565864563" calcext:value-type="float">
            <text:p>0.15673565864563</text:p>
          </table:table-cell>
          <table:table-cell office:value-type="float" office:value="0.82" calcext:value-type="float">
            <text:p>0.82</text:p>
          </table:table-cell>
          <table:table-cell office:value-type="float" office:value="0.00322079658508301" calcext:value-type="float">
            <text:p>0.003220796585083</text:p>
          </table:table-cell>
          <table:table-cell office:value-type="float" office:value="0.825" calcext:value-type="float">
            <text:p>0.825</text:p>
          </table:table-cell>
          <table:table-cell office:value-type="float" office:value="0.160776376724243" calcext:value-type="float">
            <text:p>0.160776376724243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390291213989258" calcext:value-type="float">
            <text:p>0.003902912139893</text:p>
          </table:table-cell>
          <table:table-cell office:value-type="float" office:value="0.99" calcext:value-type="float">
            <text:p>0.99</text:p>
          </table:table-cell>
          <table:table-cell office:value-type="float" office:value="0.201807022094727" calcext:value-type="float">
            <text:p>0.201807022094727</text:p>
          </table:table-cell>
          <table:table-cell office:value-type="float" office:value="1" calcext:value-type="float">
            <text:p>1</text:p>
          </table:table-cell>
          <table:table-cell office:value-type="float" office:value="0.00521087646484375" calcext:value-type="float">
            <text:p>0.00521087646484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0.185080289840698" calcext:value-type="float">
            <text:p>0.185080289840698</text:p>
          </table:table-cell>
          <table:table-cell office:value-type="float" office:value="0.855" calcext:value-type="float">
            <text:p>0.855</text:p>
          </table:table-cell>
          <table:table-cell office:value-type="float" office:value="0.00382518768310547" calcext:value-type="float">
            <text:p>0.003825187683105</text:p>
          </table:table-cell>
          <table:table-cell office:value-type="float" office:value="0.82" calcext:value-type="float">
            <text:p>0.82</text:p>
          </table:table-cell>
          <table:table-cell office:value-type="float" office:value="0.16649603843689" calcext:value-type="float">
            <text:p>0.16649603843689</text:p>
          </table:table-cell>
          <table:table-cell office:value-type="float" office:value="0.97" calcext:value-type="float">
            <text:p>0.97</text:p>
          </table:table-cell>
          <table:table-cell office:value-type="float" office:value="0.00353693962097168" calcext:value-type="float">
            <text:p>0.003536939620972</text:p>
          </table:table-cell>
          <table:table-cell office:value-type="float" office:value="0.98" calcext:value-type="float">
            <text:p>0.98</text:p>
          </table:table-cell>
          <table:table-cell office:value-type="float" office:value="0.284595966339111" calcext:value-type="float">
            <text:p>0.284595966339111</text:p>
          </table:table-cell>
          <table:table-cell office:value-type="float" office:value="1" calcext:value-type="float">
            <text:p>1</text:p>
          </table:table-cell>
          <table:table-cell office:value-type="float" office:value="0.00557851791381836" calcext:value-type="float">
            <text:p>0.00557851791381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</text:p>
          </table:table-cell>
          <table:table-cell office:value-type="float" office:value="0.14165186882019" calcext:value-type="float">
            <text:p>0.14165186882019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327014923095703" calcext:value-type="float">
            <text:p>0.003270149230957</text:p>
          </table:table-cell>
          <table:table-cell office:value-type="float" office:value="0.795" calcext:value-type="float">
            <text:p>0.795</text:p>
          </table:table-cell>
          <table:table-cell office:value-type="float" office:value="0.163834810256958" calcext:value-type="float">
            <text:p>0.163834810256958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440549850463867" calcext:value-type="float">
            <text:p>0.004405498504639</text:p>
          </table:table-cell>
          <table:table-cell office:value-type="float" office:value="0.97" calcext:value-type="float">
            <text:p>0.97</text:p>
          </table:table-cell>
          <table:table-cell office:value-type="float" office:value="0.220033407211304" calcext:value-type="float">
            <text:p>0.220033407211304</text:p>
          </table:table-cell>
          <table:table-cell office:value-type="float" office:value="1" calcext:value-type="float">
            <text:p>1</text:p>
          </table:table-cell>
          <table:table-cell office:value-type="float" office:value="0.00565075874328613" calcext:value-type="float">
            <text:p>0.00565075874328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5</text:p>
          </table:table-cell>
          <table:table-cell office:value-type="float" office:value="0.159091711044312" calcext:value-type="float">
            <text:p>0.159091711044312</text:p>
          </table:table-cell>
          <table:table-cell office:value-type="float" office:value="0.81" calcext:value-type="float">
            <text:p>0.81</text:p>
          </table:table-cell>
          <table:table-cell office:value-type="float" office:value="0.00331497192382813" calcext:value-type="float">
            <text:p>0.003314971923828</text:p>
          </table:table-cell>
          <table:table-cell office:value-type="float" office:value="0.79" calcext:value-type="float">
            <text:p>0.79</text:p>
          </table:table-cell>
          <table:table-cell office:value-type="float" office:value="0.153613090515137" calcext:value-type="float">
            <text:p>0.15361309051513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397729873657227" calcext:value-type="float">
            <text:p>0.003977298736572</text:p>
          </table:table-cell>
          <table:table-cell office:value-type="float" office:value="0.965" calcext:value-type="float">
            <text:p>0.965</text:p>
          </table:table-cell>
          <table:table-cell office:value-type="float" office:value="0.336185455322266" calcext:value-type="float">
            <text:p>0.336185455322266</text:p>
          </table:table-cell>
          <table:table-cell office:value-type="float" office:value="1" calcext:value-type="float">
            <text:p>1</text:p>
          </table:table-cell>
          <table:table-cell office:value-type="float" office:value="0.0119285583496094" calcext:value-type="float">
            <text:p>0.01192855834960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6</text:p>
          </table:table-cell>
          <table:table-cell office:value-type="float" office:value="0.155998468399048" calcext:value-type="float">
            <text:p>0.155998468399048</text:p>
          </table:table-cell>
          <table:table-cell office:value-type="float" office:value="0.81" calcext:value-type="float">
            <text:p>0.81</text:p>
          </table:table-cell>
          <table:table-cell office:value-type="float" office:value="0.00319862365722656" calcext:value-type="float">
            <text:p>0.003198623657227</text:p>
          </table:table-cell>
          <table:table-cell office:value-type="float" office:value="0.795" calcext:value-type="float">
            <text:p>0.795</text:p>
          </table:table-cell>
          <table:table-cell office:value-type="float" office:value="0.15291428565979" calcext:value-type="float">
            <text:p>0.15291428565979</text:p>
          </table:table-cell>
          <table:table-cell office:value-type="float" office:value="0.98" calcext:value-type="float">
            <text:p>0.98</text:p>
          </table:table-cell>
          <table:table-cell office:value-type="float" office:value="0.00395798683166504" calcext:value-type="float">
            <text:p>0.003957986831665</text:p>
          </table:table-cell>
          <table:table-cell office:value-type="float" office:value="0.985" calcext:value-type="float">
            <text:p>0.985</text:p>
          </table:table-cell>
          <table:table-cell office:value-type="float" office:value="0.231021165847778" calcext:value-type="float">
            <text:p>0.231021165847778</text:p>
          </table:table-cell>
          <table:table-cell office:value-type="float" office:value="1" calcext:value-type="float">
            <text:p>1</text:p>
          </table:table-cell>
          <table:table-cell office:value-type="float" office:value="0.00549173355102539" calcext:value-type="float">
            <text:p>0.00549173355102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7</text:p>
          </table:table-cell>
          <table:table-cell office:value-type="float" office:value="0.140912294387817" calcext:value-type="float">
            <text:p>0.140912294387817</text:p>
          </table:table-cell>
          <table:table-cell office:value-type="float" office:value="0.82" calcext:value-type="float">
            <text:p>0.82</text:p>
          </table:table-cell>
          <table:table-cell office:value-type="float" office:value="0.00313806533813477" calcext:value-type="float">
            <text:p>0.003138065338135</text:p>
          </table:table-cell>
          <table:table-cell office:value-type="float" office:value="0.83" calcext:value-type="float">
            <text:p>0.83</text:p>
          </table:table-cell>
          <table:table-cell office:value-type="float" office:value="0.154479265213013" calcext:value-type="float">
            <text:p>0.154479265213013</text:p>
          </table:table-cell>
          <table:table-cell office:value-type="float" office:value="0.97" calcext:value-type="float">
            <text:p>0.97</text:p>
          </table:table-cell>
          <table:table-cell office:value-type="float" office:value="0.00344562530517578" calcext:value-type="float">
            <text:p>0.003445625305176</text:p>
          </table:table-cell>
          <table:table-cell office:value-type="float" office:value="0.97" calcext:value-type="float">
            <text:p>0.97</text:p>
          </table:table-cell>
          <table:table-cell office:value-type="float" office:value="0.200737714767456" calcext:value-type="float">
            <text:p>0.200737714767456</text:p>
          </table:table-cell>
          <table:table-cell office:value-type="float" office:value="1" calcext:value-type="float">
            <text:p>1</text:p>
          </table:table-cell>
          <table:table-cell office:value-type="float" office:value="0.00629973411560059" calcext:value-type="float">
            <text:p>0.00629973411560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8</text:p>
          </table:table-cell>
          <table:table-cell office:value-type="float" office:value="0.136770486831665" calcext:value-type="float">
            <text:p>0.136770486831665</text:p>
          </table:table-cell>
          <table:table-cell office:value-type="float" office:value="0.81" calcext:value-type="float">
            <text:p>0.81</text:p>
          </table:table-cell>
          <table:table-cell office:value-type="float" office:value="0.0030057430267334" calcext:value-type="float">
            <text:p>0.003005743026733</text:p>
          </table:table-cell>
          <table:table-cell office:value-type="float" office:value="0.765" calcext:value-type="float">
            <text:p>0.765</text:p>
          </table:table-cell>
          <table:table-cell office:value-type="float" office:value="0.160490274429321" calcext:value-type="float">
            <text:p>0.160490274429321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357580184936523" calcext:value-type="float">
            <text:p>0.003575801849365</text:p>
          </table:table-cell>
          <table:table-cell office:value-type="float" office:value="0.965" calcext:value-type="float">
            <text:p>0.965</text:p>
          </table:table-cell>
          <table:table-cell office:value-type="float" office:value="0.253803253173828" calcext:value-type="float">
            <text:p>0.253803253173828</text:p>
          </table:table-cell>
          <table:table-cell office:value-type="float" office:value="1" calcext:value-type="float">
            <text:p>1</text:p>
          </table:table-cell>
          <table:table-cell office:value-type="float" office:value="0.0052947998046875" calcext:value-type="float">
            <text:p>0.00529479980468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9</text:p>
          </table:table-cell>
          <table:table-cell office:value-type="float" office:value="0.140959739685059" calcext:value-type="float">
            <text:p>0.140959739685059</text:p>
          </table:table-cell>
          <table:table-cell office:value-type="float" office:value="0.77" calcext:value-type="float">
            <text:p>0.77</text:p>
          </table:table-cell>
          <table:table-cell office:value-type="float" office:value="0.00337362289428711" calcext:value-type="float">
            <text:p>0.003373622894287</text:p>
          </table:table-cell>
          <table:table-cell office:value-type="float" office:value="0.8" calcext:value-type="float">
            <text:p>0.8</text:p>
          </table:table-cell>
          <table:table-cell office:value-type="float" office:value="0.164501190185547" calcext:value-type="float">
            <text:p>0.164501190185547</text:p>
          </table:table-cell>
          <table:table-cell office:value-type="float" office:value="0.98" calcext:value-type="float">
            <text:p>0.98</text:p>
          </table:table-cell>
          <table:table-cell office:value-type="float" office:value="0.00385403633117676" calcext:value-type="float">
            <text:p>0.003854036331177</text:p>
          </table:table-cell>
          <table:table-cell office:value-type="float" office:value="0.98" calcext:value-type="float">
            <text:p>0.98</text:p>
          </table:table-cell>
          <table:table-cell office:value-type="float" office:value="0.21976113319397" calcext:value-type="float">
            <text:p>0.21976113319397</text:p>
          </table:table-cell>
          <table:table-cell office:value-type="float" office:value="1" calcext:value-type="float">
            <text:p>1</text:p>
          </table:table-cell>
          <table:table-cell office:value-type="float" office:value="0.00665569305419922" calcext:value-type="float">
            <text:p>0.00665569305419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0</text:p>
          </table:table-cell>
          <table:table-cell office:value-type="float" office:value="0.150568962097168" calcext:value-type="float">
            <text:p>0.150568962097168</text:p>
          </table:table-cell>
          <table:table-cell office:value-type="float" office:value="0.82" calcext:value-type="float">
            <text:p>0.82</text:p>
          </table:table-cell>
          <table:table-cell office:value-type="float" office:value="0.00347042083740234" calcext:value-type="float">
            <text:p>0.003470420837402</text:p>
          </table:table-cell>
          <table:table-cell office:value-type="float" office:value="0.805" calcext:value-type="float">
            <text:p>0.805</text:p>
          </table:table-cell>
          <table:table-cell office:value-type="float" office:value="0.152633428573608" calcext:value-type="float">
            <text:p>0.152633428573608</text:p>
          </table:table-cell>
          <table:table-cell office:value-type="float" office:value="0.98" calcext:value-type="float">
            <text:p>0.98</text:p>
          </table:table-cell>
          <table:table-cell office:value-type="float" office:value="0.00431108474731445" calcext:value-type="float">
            <text:p>0.004311084747314</text:p>
          </table:table-cell>
          <table:table-cell office:value-type="float" office:value="0.985" calcext:value-type="float">
            <text:p>0.985</text:p>
          </table:table-cell>
          <table:table-cell office:value-type="float" office:value="0.204004287719727" calcext:value-type="float">
            <text:p>0.204004287719727</text:p>
          </table:table-cell>
          <table:table-cell office:value-type="float" office:value="1" calcext:value-type="float">
            <text:p>1</text:p>
          </table:table-cell>
          <table:table-cell office:value-type="float" office:value="0.0058133602142334" calcext:value-type="float">
            <text:p>0.00581336021423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1</text:p>
          </table:table-cell>
          <table:table-cell office:value-type="float" office:value="0.181157112121582" calcext:value-type="float">
            <text:p>0.181157112121582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368475914001465" calcext:value-type="float">
            <text:p>0.003684759140015</text:p>
          </table:table-cell>
          <table:table-cell office:value-type="float" office:value="0.825" calcext:value-type="float">
            <text:p>0.825</text:p>
          </table:table-cell>
          <table:table-cell office:value-type="float" office:value="0.157627820968628" calcext:value-type="float">
            <text:p>0.157627820968628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394058227539062" calcext:value-type="float">
            <text:p>0.003940582275391</text:p>
          </table:table-cell>
          <table:table-cell office:value-type="float" office:value="0.99" calcext:value-type="float">
            <text:p>0.99</text:p>
          </table:table-cell>
          <table:table-cell office:value-type="float" office:value="0.300990343093872" calcext:value-type="float">
            <text:p>0.300990343093872</text:p>
          </table:table-cell>
          <table:table-cell office:value-type="float" office:value="1" calcext:value-type="float">
            <text:p>1</text:p>
          </table:table-cell>
          <table:table-cell office:value-type="float" office:value="0.0128622055053711" calcext:value-type="float">
            <text:p>0.01286220550537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2</text:p>
          </table:table-cell>
          <table:table-cell office:value-type="float" office:value="0.176842212677002" calcext:value-type="float">
            <text:p>0.176842212677002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337529182434082" calcext:value-type="float">
            <text:p>0.003375291824341</text:p>
          </table:table-cell>
          <table:table-cell office:value-type="float" office:value="0.785" calcext:value-type="float">
            <text:p>0.785</text:p>
          </table:table-cell>
          <table:table-cell office:value-type="float" office:value="0.159117937088013" calcext:value-type="float">
            <text:p>0.159117937088013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350403785705566" calcext:value-type="float">
            <text:p>0.003504037857056</text:p>
          </table:table-cell>
          <table:table-cell office:value-type="float" office:value="0.97" calcext:value-type="float">
            <text:p>0.97</text:p>
          </table:table-cell>
          <table:table-cell office:value-type="float" office:value="0.240005731582642" calcext:value-type="float">
            <text:p>0.240005731582642</text:p>
          </table:table-cell>
          <table:table-cell office:value-type="float" office:value="1" calcext:value-type="float">
            <text:p>1</text:p>
          </table:table-cell>
          <table:table-cell office:value-type="float" office:value="0.00522327423095703" calcext:value-type="float">
            <text:p>0.00522327423095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3</text:p>
          </table:table-cell>
          <table:table-cell office:value-type="float" office:value="0.168790340423584" calcext:value-type="float">
            <text:p>0.168790340423584</text:p>
          </table:table-cell>
          <table:table-cell office:value-type="float" office:value="0.785" calcext:value-type="float">
            <text:p>0.785</text:p>
          </table:table-cell>
          <table:table-cell office:value-type="float" office:value="0.00298833847045898" calcext:value-type="float">
            <text:p>0.002988338470459</text:p>
          </table:table-cell>
          <table:table-cell office:value-type="float" office:value="0.805" calcext:value-type="float">
            <text:p>0.805</text:p>
          </table:table-cell>
          <table:table-cell office:value-type="float" office:value="0.156980276107788" calcext:value-type="float">
            <text:p>0.15698027610778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344347953796387" calcext:value-type="float">
            <text:p>0.003443479537964</text:p>
          </table:table-cell>
          <table:table-cell office:value-type="float" office:value="0.955" calcext:value-type="float">
            <text:p>0.955</text:p>
          </table:table-cell>
          <table:table-cell office:value-type="float" office:value="0.285576105117798" calcext:value-type="float">
            <text:p>0.285576105117798</text:p>
          </table:table-cell>
          <table:table-cell office:value-type="float" office:value="1" calcext:value-type="float">
            <text:p>1</text:p>
          </table:table-cell>
          <table:table-cell office:value-type="float" office:value="0.006378173828125" calcext:value-type="float">
            <text:p>0.00637817382812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4</text:p>
          </table:table-cell>
          <table:table-cell office:value-type="float" office:value="0.176459312438965" calcext:value-type="float">
            <text:p>0.176459312438965</text:p>
          </table:table-cell>
          <table:table-cell office:value-type="float" office:value="0.81" calcext:value-type="float">
            <text:p>0.81</text:p>
          </table:table-cell>
          <table:table-cell office:value-type="float" office:value="0.0031745433807373" calcext:value-type="float">
            <text:p>0.003174543380737</text:p>
          </table:table-cell>
          <table:table-cell office:value-type="float" office:value="0.835" calcext:value-type="float">
            <text:p>0.835</text:p>
          </table:table-cell>
          <table:table-cell office:value-type="float" office:value="0.149780750274658" calcext:value-type="float">
            <text:p>0.149780750274658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72791290283203" calcext:value-type="float">
            <text:p>0.003727912902832</text:p>
          </table:table-cell>
          <table:table-cell office:value-type="float" office:value="0.97" calcext:value-type="float">
            <text:p>0.97</text:p>
          </table:table-cell>
          <table:table-cell office:value-type="float" office:value="0.204786539077759" calcext:value-type="float">
            <text:p>0.204786539077759</text:p>
          </table:table-cell>
          <table:table-cell office:value-type="float" office:value="1" calcext:value-type="float">
            <text:p>1</text:p>
          </table:table-cell>
          <table:table-cell office:value-type="float" office:value="0.0050816535949707" calcext:value-type="float">
            <text:p>0.00508165359497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5</text:p>
          </table:table-cell>
          <table:table-cell office:value-type="float" office:value="0.180127620697021" calcext:value-type="float">
            <text:p>0.180127620697021</text:p>
          </table:table-cell>
          <table:table-cell office:value-type="float" office:value="0.785" calcext:value-type="float">
            <text:p>0.785</text:p>
          </table:table-cell>
          <table:table-cell office:value-type="float" office:value="0.00346755981445313" calcext:value-type="float">
            <text:p>0.003467559814453</text:p>
          </table:table-cell>
          <table:table-cell office:value-type="float" office:value="0.78" calcext:value-type="float">
            <text:p>0.78</text:p>
          </table:table-cell>
          <table:table-cell office:value-type="float" office:value="0.15437650680542" calcext:value-type="float">
            <text:p>0.1543765068054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342106819152832" calcext:value-type="float">
            <text:p>0.003421068191528</text:p>
          </table:table-cell>
          <table:table-cell office:value-type="float" office:value="0.995" calcext:value-type="float">
            <text:p>0.995</text:p>
          </table:table-cell>
          <table:table-cell office:value-type="float" office:value="0.28524374961853" calcext:value-type="float">
            <text:p>0.28524374961853</text:p>
          </table:table-cell>
          <table:table-cell office:value-type="float" office:value="1" calcext:value-type="float">
            <text:p>1</text:p>
          </table:table-cell>
          <table:table-cell office:value-type="float" office:value="0.0121054649353027" calcext:value-type="float">
            <text:p>0.01210546493530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6</text:p>
          </table:table-cell>
          <table:table-cell office:value-type="float" office:value="0.150827407836914" calcext:value-type="float">
            <text:p>0.150827407836914</text:p>
          </table:table-cell>
          <table:table-cell office:value-type="float" office:value="0.81" calcext:value-type="float">
            <text:p>0.81</text:p>
          </table:table-cell>
          <table:table-cell office:value-type="float" office:value="0.00323748588562012" calcext:value-type="float">
            <text:p>0.00323748588562</text:p>
          </table:table-cell>
          <table:table-cell office:value-type="float" office:value="0.79" calcext:value-type="float">
            <text:p>0.79</text:p>
          </table:table-cell>
          <table:table-cell office:value-type="float" office:value="0.255617141723633" calcext:value-type="float">
            <text:p>0.255617141723633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394105911254883" calcext:value-type="float">
            <text:p>0.003941059112549</text:p>
          </table:table-cell>
          <table:table-cell office:value-type="float" office:value="0.97" calcext:value-type="float">
            <text:p>0.97</text:p>
          </table:table-cell>
          <table:table-cell office:value-type="float" office:value="0.261022806167603" calcext:value-type="float">
            <text:p>0.261022806167603</text:p>
          </table:table-cell>
          <table:table-cell office:value-type="float" office:value="1" calcext:value-type="float">
            <text:p>1</text:p>
          </table:table-cell>
          <table:table-cell office:value-type="float" office:value="0.00520515441894531" calcext:value-type="float">
            <text:p>0.00520515441894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7</text:p>
          </table:table-cell>
          <table:table-cell office:value-type="float" office:value="0.146450281143189" calcext:value-type="float">
            <text:p>0.146450281143189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349593162536621" calcext:value-type="float">
            <text:p>0.003495931625366</text:p>
          </table:table-cell>
          <table:table-cell office:value-type="float" office:value="0.8" calcext:value-type="float">
            <text:p>0.8</text:p>
          </table:table-cell>
          <table:table-cell office:value-type="float" office:value="0.172060012817383" calcext:value-type="float">
            <text:p>0.1720600128173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360441207885742" calcext:value-type="float">
            <text:p>0.003604412078857</text:p>
          </table:table-cell>
          <table:table-cell office:value-type="float" office:value="0.985" calcext:value-type="float">
            <text:p>0.985</text:p>
          </table:table-cell>
          <table:table-cell office:value-type="float" office:value="0.382515430450439" calcext:value-type="float">
            <text:p>0.382515430450439</text:p>
          </table:table-cell>
          <table:table-cell office:value-type="float" office:value="1" calcext:value-type="float">
            <text:p>1</text:p>
          </table:table-cell>
          <table:table-cell office:value-type="float" office:value="0.0126748085021973" calcext:value-type="float">
            <text:p>0.01267480850219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8</text:p>
          </table:table-cell>
          <table:table-cell office:value-type="float" office:value="0.154680252075195" calcext:value-type="float">
            <text:p>0.154680252075195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319314002990723" calcext:value-type="float">
            <text:p>0.003193140029907</text:p>
          </table:table-cell>
          <table:table-cell office:value-type="float" office:value="0.805" calcext:value-type="float">
            <text:p>0.805</text:p>
          </table:table-cell>
          <table:table-cell office:value-type="float" office:value="0.162275552749634" calcext:value-type="float">
            <text:p>0.162275552749634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362896919250488" calcext:value-type="float">
            <text:p>0.003628969192505</text:p>
          </table:table-cell>
          <table:table-cell office:value-type="float" office:value="0.98" calcext:value-type="float">
            <text:p>0.98</text:p>
          </table:table-cell>
          <table:table-cell office:value-type="float" office:value="0.463955879211426" calcext:value-type="float">
            <text:p>0.463955879211426</text:p>
          </table:table-cell>
          <table:table-cell office:value-type="float" office:value="1" calcext:value-type="float">
            <text:p>1</text:p>
          </table:table-cell>
          <table:table-cell office:value-type="float" office:value="0.0149362087249756" calcext:value-type="float">
            <text:p>0.01493620872497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9</text:p>
          </table:table-cell>
          <table:table-cell office:value-type="float" office:value="0.181312322616577" calcext:value-type="float">
            <text:p>0.181312322616577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302004814147949" calcext:value-type="float">
            <text:p>0.00302004814148</text:p>
          </table:table-cell>
          <table:table-cell office:value-type="float" office:value="0.8" calcext:value-type="float">
            <text:p>0.8</text:p>
          </table:table-cell>
          <table:table-cell office:value-type="float" office:value="0.161538600921631" calcext:value-type="float">
            <text:p>0.161538600921631</text:p>
          </table:table-cell>
          <table:table-cell office:value-type="float" office:value="0.97" calcext:value-type="float">
            <text:p>0.97</text:p>
          </table:table-cell>
          <table:table-cell office:value-type="float" office:value="0.0036311149597168" calcext:value-type="float">
            <text:p>0.003631114959717</text:p>
          </table:table-cell>
          <table:table-cell office:value-type="float" office:value="0.99" calcext:value-type="float">
            <text:p>0.99</text:p>
          </table:table-cell>
          <table:table-cell office:value-type="float" office:value="0.357921838760376" calcext:value-type="float">
            <text:p>0.357921838760376</text:p>
          </table:table-cell>
          <table:table-cell office:value-type="float" office:value="1" calcext:value-type="float">
            <text:p>1</text:p>
          </table:table-cell>
          <table:table-cell office:value-type="float" office:value="0.00980448722839356" calcext:value-type="float">
            <text:p>0.00980448722839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0</text:p>
          </table:table-cell>
          <table:table-cell office:value-type="float" office:value="0.154484987258911" calcext:value-type="float">
            <text:p>0.154484987258911</text:p>
          </table:table-cell>
          <table:table-cell office:value-type="float" office:value="0.77" calcext:value-type="float">
            <text:p>0.77</text:p>
          </table:table-cell>
          <table:table-cell office:value-type="float" office:value="0.00324487686157227" calcext:value-type="float">
            <text:p>0.003244876861572</text:p>
          </table:table-cell>
          <table:table-cell office:value-type="float" office:value="0.745" calcext:value-type="float">
            <text:p>0.745</text:p>
          </table:table-cell>
          <table:table-cell office:value-type="float" office:value="0.233768701553345" calcext:value-type="float">
            <text:p>0.233768701553345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271177291870117" calcext:value-type="float">
            <text:p>0.002711772918701</text:p>
          </table:table-cell>
          <table:table-cell office:value-type="float" office:value="0.98" calcext:value-type="float">
            <text:p>0.98</text:p>
          </table:table-cell>
          <table:table-cell office:value-type="float" office:value="0.532498121261597" calcext:value-type="float">
            <text:p>0.5324981212615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555133819580078" calcext:value-type="float">
            <text:p>0.00555133819580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1</text:p>
          </table:table-cell>
          <table:table-cell office:value-type="float" office:value="0.148703813552856" calcext:value-type="float">
            <text:p>0.148703813552856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296974182128906" calcext:value-type="float">
            <text:p>0.002969741821289</text:p>
          </table:table-cell>
          <table:table-cell office:value-type="float" office:value="0.82" calcext:value-type="float">
            <text:p>0.82</text:p>
          </table:table-cell>
          <table:table-cell office:value-type="float" office:value="0.231172323226929" calcext:value-type="float">
            <text:p>0.23117232322692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55031204223633" calcext:value-type="float">
            <text:p>0.006550312042236</text:p>
          </table:table-cell>
          <table:table-cell office:value-type="float" office:value="0.97" calcext:value-type="float">
            <text:p>0.97</text:p>
          </table:table-cell>
          <table:table-cell office:value-type="float" office:value="0.49265456199646" calcext:value-type="float">
            <text:p>0.49265456199646</text:p>
          </table:table-cell>
          <table:table-cell office:value-type="float" office:value="1" calcext:value-type="float">
            <text:p>1</text:p>
          </table:table-cell>
          <table:table-cell office:value-type="float" office:value="0.00546860694885254" calcext:value-type="float">
            <text:p>0.00546860694885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2</text:p>
          </table:table-cell>
          <table:table-cell office:value-type="float" office:value="0.147667407989502" calcext:value-type="float">
            <text:p>0.147667407989502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296282768249512" calcext:value-type="float">
            <text:p>0.002962827682495</text:p>
          </table:table-cell>
          <table:table-cell office:value-type="float" office:value="0.8" calcext:value-type="float">
            <text:p>0.8</text:p>
          </table:table-cell>
          <table:table-cell office:value-type="float" office:value="0.184074401855469" calcext:value-type="float">
            <text:p>0.184074401855469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82876396179199" calcext:value-type="float">
            <text:p>0.003828763961792</text:p>
          </table:table-cell>
          <table:table-cell office:value-type="float" office:value="0.99" calcext:value-type="float">
            <text:p>0.99</text:p>
          </table:table-cell>
          <table:table-cell office:value-type="float" office:value="0.346078872680664" calcext:value-type="float">
            <text:p>0.346078872680664</text:p>
          </table:table-cell>
          <table:table-cell office:value-type="float" office:value="1" calcext:value-type="float">
            <text:p>1</text:p>
          </table:table-cell>
          <table:table-cell office:value-type="float" office:value="0.00576567649841309" calcext:value-type="float">
            <text:p>0.00576567649841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3</text:p>
          </table:table-cell>
          <table:table-cell office:value-type="float" office:value="0.127630472183228" calcext:value-type="float">
            <text:p>0.127630472183228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236344337463379" calcext:value-type="float">
            <text:p>0.002363443374634</text:p>
          </table:table-cell>
          <table:table-cell office:value-type="float" office:value="0.79" calcext:value-type="float">
            <text:p>0.79</text:p>
          </table:table-cell>
          <table:table-cell office:value-type="float" office:value="0.159114122390747" calcext:value-type="float">
            <text:p>0.15911412239074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380921363830566" calcext:value-type="float">
            <text:p>0.003809213638306</text:p>
          </table:table-cell>
          <table:table-cell office:value-type="float" office:value="0.97" calcext:value-type="float">
            <text:p>0.97</text:p>
          </table:table-cell>
          <table:table-cell office:value-type="float" office:value="0.27346396446228" calcext:value-type="float">
            <text:p>0.27346396446228</text:p>
          </table:table-cell>
          <table:table-cell office:value-type="float" office:value="1" calcext:value-type="float">
            <text:p>1</text:p>
          </table:table-cell>
          <table:table-cell office:value-type="float" office:value="0.00531506538391113" calcext:value-type="float">
            <text:p>0.0053150653839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4</text:p>
          </table:table-cell>
          <table:table-cell office:value-type="float" office:value="0.162036180496216" calcext:value-type="float">
            <text:p>0.162036180496216</text:p>
          </table:table-cell>
          <table:table-cell office:value-type="float" office:value="0.8" calcext:value-type="float">
            <text:p>0.8</text:p>
          </table:table-cell>
          <table:table-cell office:value-type="float" office:value="0.00345659255981445" calcext:value-type="float">
            <text:p>0.003456592559814</text:p>
          </table:table-cell>
          <table:table-cell office:value-type="float" office:value="0.815" calcext:value-type="float">
            <text:p>0.815</text:p>
          </table:table-cell>
          <table:table-cell office:value-type="float" office:value="0.165653944015503" calcext:value-type="float">
            <text:p>0.165653944015503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384831428527832" calcext:value-type="float">
            <text:p>0.003848314285278</text:p>
          </table:table-cell>
          <table:table-cell office:value-type="float" office:value="0.965" calcext:value-type="float">
            <text:p>0.965</text:p>
          </table:table-cell>
          <table:table-cell office:value-type="float" office:value="0.210222482681274" calcext:value-type="float">
            <text:p>0.210222482681274</text:p>
          </table:table-cell>
          <table:table-cell office:value-type="float" office:value="1" calcext:value-type="float">
            <text:p>1</text:p>
          </table:table-cell>
          <table:table-cell office:value-type="float" office:value="0.00567865371704102" calcext:value-type="float">
            <text:p>0.00567865371704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5</text:p>
          </table:table-cell>
          <table:table-cell office:value-type="float" office:value="0.146555423736572" calcext:value-type="float">
            <text:p>0.146555423736572</text:p>
          </table:table-cell>
          <table:table-cell office:value-type="float" office:value="0.83" calcext:value-type="float">
            <text:p>0.83</text:p>
          </table:table-cell>
          <table:table-cell office:value-type="float" office:value="0.00366806983947754" calcext:value-type="float">
            <text:p>0.003668069839478</text:p>
          </table:table-cell>
          <table:table-cell office:value-type="float" office:value="0.795" calcext:value-type="float">
            <text:p>0.795</text:p>
          </table:table-cell>
          <table:table-cell office:value-type="float" office:value="0.485443592071533" calcext:value-type="float">
            <text:p>0.485443592071533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399899482727051" calcext:value-type="float">
            <text:p>0.003998994827271</text:p>
          </table:table-cell>
          <table:table-cell office:value-type="float" office:value="0.975" calcext:value-type="float">
            <text:p>0.975</text:p>
          </table:table-cell>
          <table:table-cell office:value-type="float" office:value="0.361803531646729" calcext:value-type="float">
            <text:p>0.361803531646729</text:p>
          </table:table-cell>
          <table:table-cell office:value-type="float" office:value="1" calcext:value-type="float">
            <text:p>1</text:p>
          </table:table-cell>
          <table:table-cell office:value-type="float" office:value="0.00632143020629883" calcext:value-type="float">
            <text:p>0.00632143020629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6</text:p>
          </table:table-cell>
          <table:table-cell office:value-type="float" office:value="0.151582717895508" calcext:value-type="float">
            <text:p>0.151582717895508</text:p>
          </table:table-cell>
          <table:table-cell office:value-type="float" office:value="0.83" calcext:value-type="float">
            <text:p>0.83</text:p>
          </table:table-cell>
          <table:table-cell office:value-type="float" office:value="0.00310063362121582" calcext:value-type="float">
            <text:p>0.003100633621216</text:p>
          </table:table-cell>
          <table:table-cell office:value-type="float" office:value="0.78" calcext:value-type="float">
            <text:p>0.78</text:p>
          </table:table-cell>
          <table:table-cell office:value-type="float" office:value="0.15644907951355" calcext:value-type="float">
            <text:p>0.15644907951355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7691593170166" calcext:value-type="float">
            <text:p>0.003769159317017</text:p>
          </table:table-cell>
          <table:table-cell office:value-type="float" office:value="0.985" calcext:value-type="float">
            <text:p>0.985</text:p>
          </table:table-cell>
          <table:table-cell office:value-type="float" office:value="0.378419876098633" calcext:value-type="float">
            <text:p>0.378419876098633</text:p>
          </table:table-cell>
          <table:table-cell office:value-type="float" office:value="1" calcext:value-type="float">
            <text:p>1</text:p>
          </table:table-cell>
          <table:table-cell office:value-type="float" office:value="0.00518321990966797" calcext:value-type="float">
            <text:p>0.00518321990966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7</text:p>
          </table:table-cell>
          <table:table-cell office:value-type="float" office:value="0.147842884063721" calcext:value-type="float">
            <text:p>0.147842884063721</text:p>
          </table:table-cell>
          <table:table-cell office:value-type="float" office:value="0.81" calcext:value-type="float">
            <text:p>0.81</text:p>
          </table:table-cell>
          <table:table-cell office:value-type="float" office:value="0.00331783294677734" calcext:value-type="float">
            <text:p>0.003317832946777</text:p>
          </table:table-cell>
          <table:table-cell office:value-type="float" office:value="0.79" calcext:value-type="float">
            <text:p>0.79</text:p>
          </table:table-cell>
          <table:table-cell office:value-type="float" office:value="0.152064085006714" calcext:value-type="float">
            <text:p>0.152064085006714</text:p>
          </table:table-cell>
          <table:table-cell office:value-type="float" office:value="0.97" calcext:value-type="float">
            <text:p>0.97</text:p>
          </table:table-cell>
          <table:table-cell office:value-type="float" office:value="0.0037534236907959" calcext:value-type="float">
            <text:p>0.003753423690796</text:p>
          </table:table-cell>
          <table:table-cell office:value-type="float" office:value="0.97" calcext:value-type="float">
            <text:p>0.97</text:p>
          </table:table-cell>
          <table:table-cell office:value-type="float" office:value="0.203021764755249" calcext:value-type="float">
            <text:p>0.203021764755249</text:p>
          </table:table-cell>
          <table:table-cell office:value-type="float" office:value="1" calcext:value-type="float">
            <text:p>1</text:p>
          </table:table-cell>
          <table:table-cell office:value-type="float" office:value="0.00575137138366699" calcext:value-type="float">
            <text:p>0.00575137138366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8</text:p>
          </table:table-cell>
          <table:table-cell office:value-type="float" office:value="0.143580198287964" calcext:value-type="float">
            <text:p>0.143580198287964</text:p>
          </table:table-cell>
          <table:table-cell office:value-type="float" office:value="0.82" calcext:value-type="float">
            <text:p>0.82</text:p>
          </table:table-cell>
          <table:table-cell office:value-type="float" office:value="0.00312256813049316" calcext:value-type="float">
            <text:p>0.003122568130493</text:p>
          </table:table-cell>
          <table:table-cell office:value-type="float" office:value="0.825" calcext:value-type="float">
            <text:p>0.825</text:p>
          </table:table-cell>
          <table:table-cell office:value-type="float" office:value="0.15365481376648" calcext:value-type="float">
            <text:p>0.15365481376648</text:p>
          </table:table-cell>
          <table:table-cell office:value-type="float" office:value="0.98" calcext:value-type="float">
            <text:p>0.98</text:p>
          </table:table-cell>
          <table:table-cell office:value-type="float" office:value="0.0035402774810791" calcext:value-type="float">
            <text:p>0.003540277481079</text:p>
          </table:table-cell>
          <table:table-cell office:value-type="float" office:value="0.99" calcext:value-type="float">
            <text:p>0.99</text:p>
          </table:table-cell>
          <table:table-cell office:value-type="float" office:value="0.208782911300659" calcext:value-type="float">
            <text:p>0.208782911300659</text:p>
          </table:table-cell>
          <table:table-cell office:value-type="float" office:value="1" calcext:value-type="float">
            <text:p>1</text:p>
          </table:table-cell>
          <table:table-cell office:value-type="float" office:value="0.0058286190032959" calcext:value-type="float">
            <text:p>0.00582861900329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29</text:p>
          </table:table-cell>
          <table:table-cell office:value-type="float" office:value="0.145498037338257" calcext:value-type="float">
            <text:p>0.145498037338257</text:p>
          </table:table-cell>
          <table:table-cell office:value-type="float" office:value="0.82" calcext:value-type="float">
            <text:p>0.82</text:p>
          </table:table-cell>
          <table:table-cell office:value-type="float" office:value="0.00319194793701172" calcext:value-type="float">
            <text:p>0.003191947937012</text:p>
          </table:table-cell>
          <table:table-cell office:value-type="float" office:value="0.8" calcext:value-type="float">
            <text:p>0.8</text:p>
          </table:table-cell>
          <table:table-cell office:value-type="float" office:value="0.156425952911377" calcext:value-type="float">
            <text:p>0.156425952911377</text:p>
          </table:table-cell>
          <table:table-cell office:value-type="float" office:value="0.99" calcext:value-type="float">
            <text:p>0.99</text:p>
          </table:table-cell>
          <table:table-cell office:value-type="float" office:value="0.00376296043395996" calcext:value-type="float">
            <text:p>0.003762960433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30253267288208" calcext:value-type="float">
            <text:p>0.30253267288208</text:p>
          </table:table-cell>
          <table:table-cell office:value-type="float" office:value="1" calcext:value-type="float">
            <text:p>1</text:p>
          </table:table-cell>
          <table:table-cell office:value-type="float" office:value="0.00497198104858398" calcext:value-type="float">
            <text:p>0.00497198104858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0</text:p>
          </table:table-cell>
          <table:table-cell office:value-type="float" office:value="0.147312879562378" calcext:value-type="float">
            <text:p>0.147312879562378</text:p>
          </table:table-cell>
          <table:table-cell office:value-type="float" office:value="0.8" calcext:value-type="float">
            <text:p>0.8</text:p>
          </table:table-cell>
          <table:table-cell office:value-type="float" office:value="0.00372934341430664" calcext:value-type="float">
            <text:p>0.003729343414307</text:p>
          </table:table-cell>
          <table:table-cell office:value-type="float" office:value="0.82" calcext:value-type="float">
            <text:p>0.82</text:p>
          </table:table-cell>
          <table:table-cell office:value-type="float" office:value="0.158303499221802" calcext:value-type="float">
            <text:p>0.158303499221802</text:p>
          </table:table-cell>
          <table:table-cell office:value-type="float" office:value="0.98" calcext:value-type="float">
            <text:p>0.98</text:p>
          </table:table-cell>
          <table:table-cell office:value-type="float" office:value="0.00348043441772461" calcext:value-type="float">
            <text:p>0.0034804344177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207914590835571" calcext:value-type="float">
            <text:p>0.207914590835571</text:p>
          </table:table-cell>
          <table:table-cell office:value-type="float" office:value="1" calcext:value-type="float">
            <text:p>1</text:p>
          </table:table-cell>
          <table:table-cell office:value-type="float" office:value="0.00557088851928711" calcext:value-type="float">
            <text:p>0.00557088851928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1</text:p>
          </table:table-cell>
          <table:table-cell office:value-type="float" office:value="0.149593114852905" calcext:value-type="float">
            <text:p>0.149593114852905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297737121582031" calcext:value-type="float">
            <text:p>0.00297737121582</text:p>
          </table:table-cell>
          <table:table-cell office:value-type="float" office:value="0.78" calcext:value-type="float">
            <text:p>0.78</text:p>
          </table:table-cell>
          <table:table-cell office:value-type="float" office:value="0.194591522216797" calcext:value-type="float">
            <text:p>0.1945915222167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39210319519043" calcext:value-type="float">
            <text:p>0.003921031951904</text:p>
          </table:table-cell>
          <table:table-cell office:value-type="float" office:value="0.99" calcext:value-type="float">
            <text:p>0.99</text:p>
          </table:table-cell>
          <table:table-cell office:value-type="float" office:value="0.201184511184692" calcext:value-type="float">
            <text:p>0.2011845111846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67439079284668" calcext:value-type="float">
            <text:p>0.00674390792846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2</text:p>
          </table:table-cell>
          <table:table-cell office:value-type="float" office:value="0.155181169509888" calcext:value-type="float">
            <text:p>0.155181169509888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313448905944824" calcext:value-type="float">
            <text:p>0.003134489059448</text:p>
          </table:table-cell>
          <table:table-cell office:value-type="float" office:value="0.825" calcext:value-type="float">
            <text:p>0.825</text:p>
          </table:table-cell>
          <table:table-cell office:value-type="float" office:value="0.152367353439331" calcext:value-type="float">
            <text:p>0.152367353439331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72719764709473" calcext:value-type="float">
            <text:p>0.003727197647095</text:p>
          </table:table-cell>
          <table:table-cell office:value-type="float" office:value="0.99" calcext:value-type="float">
            <text:p>0.99</text:p>
          </table:table-cell>
          <table:table-cell office:value-type="float" office:value="0.211912870407104" calcext:value-type="float">
            <text:p>0.211912870407104</text:p>
          </table:table-cell>
          <table:table-cell office:value-type="float" office:value="1" calcext:value-type="float">
            <text:p>1</text:p>
          </table:table-cell>
          <table:table-cell office:value-type="float" office:value="0.00529646873474121" calcext:value-type="float">
            <text:p>0.00529646873474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3</text:p>
          </table:table-cell>
          <table:table-cell office:value-type="float" office:value="0.167727708816528" calcext:value-type="float">
            <text:p>0.167727708816528</text:p>
          </table:table-cell>
          <table:table-cell office:value-type="float" office:value="0.855" calcext:value-type="float">
            <text:p>0.855</text:p>
          </table:table-cell>
          <table:table-cell office:value-type="float" office:value="0.00347685813903809" calcext:value-type="float">
            <text:p>0.003476858139038</text:p>
          </table:table-cell>
          <table:table-cell office:value-type="float" office:value="0.825" calcext:value-type="float">
            <text:p>0.825</text:p>
          </table:table-cell>
          <table:table-cell office:value-type="float" office:value="0.174188613891602" calcext:value-type="float">
            <text:p>0.174188613891602</text:p>
          </table:table-cell>
          <table:table-cell office:value-type="float" office:value="0.98" calcext:value-type="float">
            <text:p>0.98</text:p>
          </table:table-cell>
          <table:table-cell office:value-type="float" office:value="0.00476527214050293" calcext:value-type="float">
            <text:p>0.004765272140503</text:p>
          </table:table-cell>
          <table:table-cell office:value-type="float" office:value="0.97" calcext:value-type="float">
            <text:p>0.97</text:p>
          </table:table-cell>
          <table:table-cell office:value-type="float" office:value="0.208502531051636" calcext:value-type="float">
            <text:p>0.208502531051636</text:p>
          </table:table-cell>
          <table:table-cell office:value-type="float" office:value="1" calcext:value-type="float">
            <text:p>1</text:p>
          </table:table-cell>
          <table:table-cell office:value-type="float" office:value="0.00557589530944824" calcext:value-type="float">
            <text:p>0.00557589530944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4</text:p>
          </table:table-cell>
          <table:table-cell office:value-type="float" office:value="0.146995306015015" calcext:value-type="float">
            <text:p>0.146995306015015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315976142883301" calcext:value-type="float">
            <text:p>0.003159761428833</text:p>
          </table:table-cell>
          <table:table-cell office:value-type="float" office:value="0.825" calcext:value-type="float">
            <text:p>0.825</text:p>
          </table:table-cell>
          <table:table-cell office:value-type="float" office:value="0.153702974319458" calcext:value-type="float">
            <text:p>0.153702974319458</text:p>
          </table:table-cell>
          <table:table-cell office:value-type="float" office:value="0.97" calcext:value-type="float">
            <text:p>0.97</text:p>
          </table:table-cell>
          <table:table-cell office:value-type="float" office:value="0.00369095802307129" calcext:value-type="float">
            <text:p>0.003690958023071</text:p>
          </table:table-cell>
          <table:table-cell office:value-type="float" office:value="0.965" calcext:value-type="float">
            <text:p>0.965</text:p>
          </table:table-cell>
          <table:table-cell office:value-type="float" office:value="0.206738948822021" calcext:value-type="float">
            <text:p>0.206738948822021</text:p>
          </table:table-cell>
          <table:table-cell office:value-type="float" office:value="1" calcext:value-type="float">
            <text:p>1</text:p>
          </table:table-cell>
          <table:table-cell office:value-type="float" office:value="0.00500917434692383" calcext:value-type="float">
            <text:p>0.00500917434692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5</text:p>
          </table:table-cell>
          <table:table-cell office:value-type="float" office:value="0.149601459503174" calcext:value-type="float">
            <text:p>0.149601459503174</text:p>
          </table:table-cell>
          <table:table-cell office:value-type="float" office:value="0.84" calcext:value-type="float">
            <text:p>0.84</text:p>
          </table:table-cell>
          <table:table-cell office:value-type="float" office:value="0.00284719467163086" calcext:value-type="float">
            <text:p>0.002847194671631</text:p>
          </table:table-cell>
          <table:table-cell office:value-type="float" office:value="0.825" calcext:value-type="float">
            <text:p>0.825</text:p>
          </table:table-cell>
          <table:table-cell office:value-type="float" office:value="0.409804105758667" calcext:value-type="float">
            <text:p>0.409804105758667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409293174743652" calcext:value-type="float">
            <text:p>0.004092931747437</text:p>
          </table:table-cell>
          <table:table-cell office:value-type="float" office:value="0.965" calcext:value-type="float">
            <text:p>0.965</text:p>
          </table:table-cell>
          <table:table-cell office:value-type="float" office:value="0.677835464477539" calcext:value-type="float">
            <text:p>0.677835464477539</text:p>
          </table:table-cell>
          <table:table-cell office:value-type="float" office:value="1" calcext:value-type="float">
            <text:p>1</text:p>
          </table:table-cell>
          <table:table-cell office:value-type="float" office:value="0.00535488128662109" calcext:value-type="float">
            <text:p>0.00535488128662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6</text:p>
          </table:table-cell>
          <table:table-cell office:value-type="float" office:value="0.31766152381897" calcext:value-type="float">
            <text:p>0.31766152381897</text:p>
          </table:table-cell>
          <table:table-cell office:value-type="float" office:value="0.81" calcext:value-type="float">
            <text:p>0.81</text:p>
          </table:table-cell>
          <table:table-cell office:value-type="float" office:value="0.00347399711608887" calcext:value-type="float">
            <text:p>0.003473997116089</text:p>
          </table:table-cell>
          <table:table-cell office:value-type="float" office:value="0.76" calcext:value-type="float">
            <text:p>0.76</text:p>
          </table:table-cell>
          <table:table-cell office:value-type="float" office:value="0.406805992126465" calcext:value-type="float">
            <text:p>0.406805992126465</text:p>
          </table:table-cell>
          <table:table-cell office:value-type="float" office:value="0.98" calcext:value-type="float">
            <text:p>0.98</text:p>
          </table:table-cell>
          <table:table-cell office:value-type="float" office:value="0.00380110740661621" calcext:value-type="float">
            <text:p>0.003801107406616</text:p>
          </table:table-cell>
          <table:table-cell office:value-type="float" office:value="0.975" calcext:value-type="float">
            <text:p>0.975</text:p>
          </table:table-cell>
          <table:table-cell office:value-type="float" office:value="0.418449878692627" calcext:value-type="float">
            <text:p>0.418449878692627</text:p>
          </table:table-cell>
          <table:table-cell office:value-type="float" office:value="1" calcext:value-type="float">
            <text:p>1</text:p>
          </table:table-cell>
          <table:table-cell office:value-type="float" office:value="0.00535058975219727" calcext:value-type="float">
            <text:p>0.00535058975219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7</text:p>
          </table:table-cell>
          <table:table-cell office:value-type="float" office:value="0.15190601348877" calcext:value-type="float">
            <text:p>0.15190601348877</text:p>
          </table:table-cell>
          <table:table-cell office:value-type="float" office:value="0.8" calcext:value-type="float">
            <text:p>0.8</text:p>
          </table:table-cell>
          <table:table-cell office:value-type="float" office:value="0.00353813171386719" calcext:value-type="float">
            <text:p>0.003538131713867</text:p>
          </table:table-cell>
          <table:table-cell office:value-type="float" office:value="0.815" calcext:value-type="float">
            <text:p>0.815</text:p>
          </table:table-cell>
          <table:table-cell office:value-type="float" office:value="0.157830476760864" calcext:value-type="float">
            <text:p>0.157830476760864</text:p>
          </table:table-cell>
          <table:table-cell office:value-type="float" office:value="0.97" calcext:value-type="float">
            <text:p>0.97</text:p>
          </table:table-cell>
          <table:table-cell office:value-type="float" office:value="0.00405454635620117" calcext:value-type="float">
            <text:p>0.004054546356201</text:p>
          </table:table-cell>
          <table:table-cell office:value-type="float" office:value="0.965" calcext:value-type="float">
            <text:p>0.965</text:p>
          </table:table-cell>
          <table:table-cell office:value-type="float" office:value="0.208784341812134" calcext:value-type="float">
            <text:p>0.208784341812134</text:p>
          </table:table-cell>
          <table:table-cell office:value-type="float" office:value="1" calcext:value-type="float">
            <text:p>1</text:p>
          </table:table-cell>
          <table:table-cell office:value-type="float" office:value="0.00616359710693359" calcext:value-type="float">
            <text:p>0.0061635971069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8</text:p>
          </table:table-cell>
          <table:table-cell office:value-type="float" office:value="0.147324800491333" calcext:value-type="float">
            <text:p>0.147324800491333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320672988891602" calcext:value-type="float">
            <text:p>0.003206729888916</text:p>
          </table:table-cell>
          <table:table-cell office:value-type="float" office:value="0.775" calcext:value-type="float">
            <text:p>0.775</text:p>
          </table:table-cell>
          <table:table-cell office:value-type="float" office:value="0.159414768218994" calcext:value-type="float">
            <text:p>0.159414768218994</text:p>
          </table:table-cell>
          <table:table-cell office:value-type="float" office:value="0.99" calcext:value-type="float">
            <text:p>0.99</text:p>
          </table:table-cell>
          <table:table-cell office:value-type="float" office:value="0.00362181663513184" calcext:value-type="float">
            <text:p>0.003621816635132</text:p>
          </table:table-cell>
          <table:table-cell office:value-type="float" office:value="0.97" calcext:value-type="float">
            <text:p>0.97</text:p>
          </table:table-cell>
          <table:table-cell office:value-type="float" office:value="0.202625513076782" calcext:value-type="float">
            <text:p>0.202625513076782</text:p>
          </table:table-cell>
          <table:table-cell office:value-type="float" office:value="1" calcext:value-type="float">
            <text:p>1</text:p>
          </table:table-cell>
          <table:table-cell office:value-type="float" office:value="0.00710511207580567" calcext:value-type="float">
            <text:p>0.00710511207580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39</text:p>
          </table:table-cell>
          <table:table-cell office:value-type="float" office:value="0.148665189743042" calcext:value-type="float">
            <text:p>0.148665189743042</text:p>
          </table:table-cell>
          <table:table-cell office:value-type="float" office:value="0.84" calcext:value-type="float">
            <text:p>0.84</text:p>
          </table:table-cell>
          <table:table-cell office:value-type="float" office:value="0.00317811965942383" calcext:value-type="float">
            <text:p>0.003178119659424</text:p>
          </table:table-cell>
          <table:table-cell office:value-type="float" office:value="0.83" calcext:value-type="float">
            <text:p>0.83</text:p>
          </table:table-cell>
          <table:table-cell office:value-type="float" office:value="0.164376974105835" calcext:value-type="float">
            <text:p>0.164376974105835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365614891052246" calcext:value-type="float">
            <text:p>0.003656148910522</text:p>
          </table:table-cell>
          <table:table-cell office:value-type="float" office:value="0.955" calcext:value-type="float">
            <text:p>0.955</text:p>
          </table:table-cell>
          <table:table-cell office:value-type="float" office:value="0.230934619903564" calcext:value-type="float">
            <text:p>0.230934619903564</text:p>
          </table:table-cell>
          <table:table-cell office:value-type="float" office:value="1" calcext:value-type="float">
            <text:p>1</text:p>
          </table:table-cell>
          <table:table-cell office:value-type="float" office:value="0.00615811347961426" calcext:value-type="float">
            <text:p>0.00615811347961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0</text:p>
          </table:table-cell>
          <table:table-cell office:value-type="float" office:value="0.146624565124512" calcext:value-type="float">
            <text:p>0.146624565124512</text:p>
          </table:table-cell>
          <table:table-cell office:value-type="float" office:value="0.875" calcext:value-type="float">
            <text:p>0.875</text:p>
          </table:table-cell>
          <table:table-cell office:value-type="float" office:value="0.00332260131835938" calcext:value-type="float">
            <text:p>0.003322601318359</text:p>
          </table:table-cell>
          <table:table-cell office:value-type="float" office:value="0.825" calcext:value-type="float">
            <text:p>0.825</text:p>
          </table:table-cell>
          <table:table-cell office:value-type="float" office:value="0.160969734191895" calcext:value-type="float">
            <text:p>0.160969734191895</text:p>
          </table:table-cell>
          <table:table-cell office:value-type="float" office:value="0.97" calcext:value-type="float">
            <text:p>0.97</text:p>
          </table:table-cell>
          <table:table-cell office:value-type="float" office:value="0.00357484817504883" calcext:value-type="float">
            <text:p>0.003574848175049</text:p>
          </table:table-cell>
          <table:table-cell office:value-type="float" office:value="0.975" calcext:value-type="float">
            <text:p>0.975</text:p>
          </table:table-cell>
          <table:table-cell office:value-type="float" office:value="0.202192783355713" calcext:value-type="float">
            <text:p>0.202192783355713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536298751831055" calcext:value-type="float">
            <text:p>0.0053629875183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1</text:p>
          </table:table-cell>
          <table:table-cell office:value-type="float" office:value="0.143458127975464" calcext:value-type="float">
            <text:p>0.143458127975464</text:p>
          </table:table-cell>
          <table:table-cell office:value-type="float" office:value="0.84" calcext:value-type="float">
            <text:p>0.84</text:p>
          </table:table-cell>
          <table:table-cell office:value-type="float" office:value="0.00206375122070312" calcext:value-type="float">
            <text:p>0.002063751220703</text:p>
          </table:table-cell>
          <table:table-cell office:value-type="float" office:value="0.83" calcext:value-type="float">
            <text:p>0.83</text:p>
          </table:table-cell>
          <table:table-cell office:value-type="float" office:value="0.158981800079346" calcext:value-type="float">
            <text:p>0.158981800079346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5855770111084" calcext:value-type="float">
            <text:p>0.003585577011108</text:p>
          </table:table-cell>
          <table:table-cell office:value-type="float" office:value="0.985" calcext:value-type="float">
            <text:p>0.985</text:p>
          </table:table-cell>
          <table:table-cell office:value-type="float" office:value="0.385944128036499" calcext:value-type="float">
            <text:p>0.385944128036499</text:p>
          </table:table-cell>
          <table:table-cell office:value-type="float" office:value="1" calcext:value-type="float">
            <text:p>1</text:p>
          </table:table-cell>
          <table:table-cell office:value-type="float" office:value="0.00492048263549805" calcext:value-type="float">
            <text:p>0.00492048263549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2</text:p>
          </table:table-cell>
          <table:table-cell office:value-type="float" office:value="0.157166004180908" calcext:value-type="float">
            <text:p>0.157166004180908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227689743041992" calcext:value-type="float">
            <text:p>0.00227689743042</text:p>
          </table:table-cell>
          <table:table-cell office:value-type="float" office:value="0.8" calcext:value-type="float">
            <text:p>0.8</text:p>
          </table:table-cell>
          <table:table-cell office:value-type="float" office:value="0.171743392944336" calcext:value-type="float">
            <text:p>0.171743392944336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385355949401855" calcext:value-type="float">
            <text:p>0.003853559494019</text:p>
          </table:table-cell>
          <table:table-cell office:value-type="float" office:value="0.98" calcext:value-type="float">
            <text:p>0.98</text:p>
          </table:table-cell>
          <table:table-cell office:value-type="float" office:value="0.336976051330566" calcext:value-type="float">
            <text:p>0.336976051330566</text:p>
          </table:table-cell>
          <table:table-cell office:value-type="float" office:value="1" calcext:value-type="float">
            <text:p>1</text:p>
          </table:table-cell>
          <table:table-cell office:value-type="float" office:value="0.0143520832061768" calcext:value-type="float">
            <text:p>0.01435208320617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3</text:p>
          </table:table-cell>
          <table:table-cell office:value-type="float" office:value="0.183962106704712" calcext:value-type="float">
            <text:p>0.183962106704712</text:p>
          </table:table-cell>
          <table:table-cell office:value-type="float" office:value="0.8" calcext:value-type="float">
            <text:p>0.8</text:p>
          </table:table-cell>
          <table:table-cell office:value-type="float" office:value="0.00363683700561523" calcext:value-type="float">
            <text:p>0.003636837005615</text:p>
          </table:table-cell>
          <table:table-cell office:value-type="float" office:value="0.77" calcext:value-type="float">
            <text:p>0.77</text:p>
          </table:table-cell>
          <table:table-cell office:value-type="float" office:value="0.157340526580811" calcext:value-type="float">
            <text:p>0.157340526580811</text:p>
          </table:table-cell>
          <table:table-cell office:value-type="float" office:value="0.98" calcext:value-type="float">
            <text:p>0.98</text:p>
          </table:table-cell>
          <table:table-cell office:value-type="float" office:value="0.00356602668762207" calcext:value-type="float">
            <text:p>0.003566026687622</text:p>
          </table:table-cell>
          <table:table-cell office:value-type="float" office:value="0.98" calcext:value-type="float">
            <text:p>0.98</text:p>
          </table:table-cell>
          <table:table-cell office:value-type="float" office:value="0.270662069320679" calcext:value-type="float">
            <text:p>0.270662069320679</text:p>
          </table:table-cell>
          <table:table-cell office:value-type="float" office:value="1" calcext:value-type="float">
            <text:p>1</text:p>
          </table:table-cell>
          <table:table-cell office:value-type="float" office:value="0.00592184066772461" calcext:value-type="float">
            <text:p>0.00592184066772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4</text:p>
          </table:table-cell>
          <table:table-cell office:value-type="float" office:value="0.180487394332886" calcext:value-type="float">
            <text:p>0.180487394332886</text:p>
          </table:table-cell>
          <table:table-cell office:value-type="float" office:value="0.86" calcext:value-type="float">
            <text:p>0.86</text:p>
          </table:table-cell>
          <table:table-cell office:value-type="float" office:value="0.00404477119445801" calcext:value-type="float">
            <text:p>0.004044771194458</text:p>
          </table:table-cell>
          <table:table-cell office:value-type="float" office:value="0.795" calcext:value-type="float">
            <text:p>0.795</text:p>
          </table:table-cell>
          <table:table-cell office:value-type="float" office:value="0.158194065093994" calcext:value-type="float">
            <text:p>0.158194065093994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03738021850586" calcext:value-type="float">
            <text:p>0.0040373802185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398571014404297" calcext:value-type="float">
            <text:p>0.398571014404297</text:p>
          </table:table-cell>
          <table:table-cell office:value-type="float" office:value="1" calcext:value-type="float">
            <text:p>1</text:p>
          </table:table-cell>
          <table:table-cell office:value-type="float" office:value="0.00478219985961914" calcext:value-type="float">
            <text:p>0.00478219985961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5</text:p>
          </table:table-cell>
          <table:table-cell office:value-type="float" office:value="0.1780104637146" calcext:value-type="float">
            <text:p>0.1780104637146</text:p>
          </table:table-cell>
          <table:table-cell office:value-type="float" office:value="0.8" calcext:value-type="float">
            <text:p>0.8</text:p>
          </table:table-cell>
          <table:table-cell office:value-type="float" office:value="0.00339388847351074" calcext:value-type="float">
            <text:p>0.003393888473511</text:p>
          </table:table-cell>
          <table:table-cell office:value-type="float" office:value="0.795" calcext:value-type="float">
            <text:p>0.795</text:p>
          </table:table-cell>
          <table:table-cell office:value-type="float" office:value="0.168300151824951" calcext:value-type="float">
            <text:p>0.168300151824951</text:p>
          </table:table-cell>
          <table:table-cell office:value-type="float" office:value="0.98" calcext:value-type="float">
            <text:p>0.98</text:p>
          </table:table-cell>
          <table:table-cell office:value-type="float" office:value="0.003662109375" calcext:value-type="float">
            <text:p>0.003662109375</text:p>
          </table:table-cell>
          <table:table-cell office:value-type="float" office:value="0.98" calcext:value-type="float">
            <text:p>0.98</text:p>
          </table:table-cell>
          <table:table-cell office:value-type="float" office:value="0.277696371078491" calcext:value-type="float">
            <text:p>0.277696371078491</text:p>
          </table:table-cell>
          <table:table-cell office:value-type="float" office:value="1" calcext:value-type="float">
            <text:p>1</text:p>
          </table:table-cell>
          <table:table-cell office:value-type="float" office:value="0.00505161285400391" calcext:value-type="float">
            <text:p>0.00505161285400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6</text:p>
          </table:table-cell>
          <table:table-cell office:value-type="float" office:value="0.245462417602539" calcext:value-type="float">
            <text:p>0.245462417602539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312328338623047" calcext:value-type="float">
            <text:p>0.00312328338623</text:p>
          </table:table-cell>
          <table:table-cell office:value-type="float" office:value="0.77" calcext:value-type="float">
            <text:p>0.77</text:p>
          </table:table-cell>
          <table:table-cell office:value-type="float" office:value="0.160234212875366" calcext:value-type="float">
            <text:p>0.160234212875366</text:p>
          </table:table-cell>
          <table:table-cell office:value-type="float" office:value="0.96" calcext:value-type="float">
            <text:p>0.96</text:p>
          </table:table-cell>
          <table:table-cell office:value-type="float" office:value="0.00404858589172363" calcext:value-type="float">
            <text:p>0.004048585891724</text:p>
          </table:table-cell>
          <table:table-cell office:value-type="float" office:value="0.975" calcext:value-type="float">
            <text:p>0.975</text:p>
          </table:table-cell>
          <table:table-cell office:value-type="float" office:value="0.262388944625854" calcext:value-type="float">
            <text:p>0.262388944625854</text:p>
          </table:table-cell>
          <table:table-cell office:value-type="float" office:value="1" calcext:value-type="float">
            <text:p>1</text:p>
          </table:table-cell>
          <table:table-cell office:value-type="float" office:value="0.0146982669830322" calcext:value-type="float">
            <text:p>0.01469826698303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7</text:p>
          </table:table-cell>
          <table:table-cell office:value-type="float" office:value="0.148258686065674" calcext:value-type="float">
            <text:p>0.148258686065674</text:p>
          </table:table-cell>
          <table:table-cell office:value-type="float" office:value="0.83" calcext:value-type="float">
            <text:p>0.83</text:p>
          </table:table-cell>
          <table:table-cell office:value-type="float" office:value="0.00374317169189453" calcext:value-type="float">
            <text:p>0.003743171691895</text:p>
          </table:table-cell>
          <table:table-cell office:value-type="float" office:value="0.82" calcext:value-type="float">
            <text:p>0.82</text:p>
          </table:table-cell>
          <table:table-cell office:value-type="float" office:value="0.161358594894409" calcext:value-type="float">
            <text:p>0.161358594894409</text:p>
          </table:table-cell>
          <table:table-cell office:value-type="float" office:value="0.97" calcext:value-type="float">
            <text:p>0.97</text:p>
          </table:table-cell>
          <table:table-cell office:value-type="float" office:value="0.00442218780517578" calcext:value-type="float">
            <text:p>0.004422187805176</text:p>
          </table:table-cell>
          <table:table-cell office:value-type="float" office:value="0.965" calcext:value-type="float">
            <text:p>0.965</text:p>
          </table:table-cell>
          <table:table-cell office:value-type="float" office:value="0.422135591506958" calcext:value-type="float">
            <text:p>0.422135591506958</text:p>
          </table:table-cell>
          <table:table-cell office:value-type="float" office:value="1" calcext:value-type="float">
            <text:p>1</text:p>
          </table:table-cell>
          <table:table-cell office:value-type="float" office:value="0.00569653511047363" calcext:value-type="float">
            <text:p>0.00569653511047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8</text:p>
          </table:table-cell>
          <table:table-cell office:value-type="float" office:value="0.120227336883545" calcext:value-type="float">
            <text:p>0.120227336883545</text:p>
          </table:table-cell>
          <table:table-cell office:value-type="float" office:value="0.85" calcext:value-type="float">
            <text:p>0.85</text:p>
          </table:table-cell>
          <table:table-cell office:value-type="float" office:value="0.00220775604248047" calcext:value-type="float">
            <text:p>0.00220775604248</text:p>
          </table:table-cell>
          <table:table-cell office:value-type="float" office:value="0.805" calcext:value-type="float">
            <text:p>0.805</text:p>
          </table:table-cell>
          <table:table-cell office:value-type="float" office:value="0.17419695854187" calcext:value-type="float">
            <text:p>0.17419695854187</text:p>
          </table:table-cell>
          <table:table-cell office:value-type="float" office:value="0.98" calcext:value-type="float">
            <text:p>0.98</text:p>
          </table:table-cell>
          <table:table-cell office:value-type="float" office:value="0.00398683547973633" calcext:value-type="float">
            <text:p>0.003986835479736</text:p>
          </table:table-cell>
          <table:table-cell office:value-type="float" office:value="0.975" calcext:value-type="float">
            <text:p>0.975</text:p>
          </table:table-cell>
          <table:table-cell office:value-type="float" office:value="0.225825309753418" calcext:value-type="float">
            <text:p>0.225825309753418</text:p>
          </table:table-cell>
          <table:table-cell office:value-type="float" office:value="1" calcext:value-type="float">
            <text:p>1</text:p>
          </table:table-cell>
          <table:table-cell office:value-type="float" office:value="0.00467061996459961" calcext:value-type="float">
            <text:p>0.004670619964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49</text:p>
          </table:table-cell>
          <table:table-cell office:value-type="float" office:value="0.130516767501831" calcext:value-type="float">
            <text:p>0.130516767501831</text:p>
          </table:table-cell>
          <table:table-cell office:value-type="float" office:value="0.81" calcext:value-type="float">
            <text:p>0.81</text:p>
          </table:table-cell>
          <table:table-cell office:value-type="float" office:value="0.00237655639648437" calcext:value-type="float">
            <text:p>0.002376556396484</text:p>
          </table:table-cell>
          <table:table-cell office:value-type="float" office:value="0.8" calcext:value-type="float">
            <text:p>0.8</text:p>
          </table:table-cell>
          <table:table-cell office:value-type="float" office:value="0.157853364944458" calcext:value-type="float">
            <text:p>0.157853364944458</text:p>
          </table:table-cell>
          <table:table-cell office:value-type="float" office:value="0.98" calcext:value-type="float">
            <text:p>0.98</text:p>
          </table:table-cell>
          <table:table-cell office:value-type="float" office:value="0.00338888168334961" calcext:value-type="float">
            <text:p>0.00338888168335</text:p>
          </table:table-cell>
          <table:table-cell office:value-type="float" office:value="0.985" calcext:value-type="float">
            <text:p>0.985</text:p>
          </table:table-cell>
          <table:table-cell office:value-type="float" office:value="0.228351831436157" calcext:value-type="float">
            <text:p>0.228351831436157</text:p>
          </table:table-cell>
          <table:table-cell office:value-type="float" office:value="1" calcext:value-type="float">
            <text:p>1</text:p>
          </table:table-cell>
          <table:table-cell office:value-type="float" office:value="0.00585460662841797" calcext:value-type="float">
            <text:p>0.00585460662841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50</text:p>
          </table:table-cell>
          <table:table-cell office:value-type="float" office:value="0.143596410751343" calcext:value-type="float">
            <text:p>0.143596410751343</text:p>
          </table:table-cell>
          <table:table-cell office:value-type="float" office:value="0.83" calcext:value-type="float">
            <text:p>0.83</text:p>
          </table:table-cell>
          <table:table-cell office:value-type="float" office:value="0.00333571434020996" calcext:value-type="float">
            <text:p>0.00333571434021</text:p>
          </table:table-cell>
          <table:table-cell office:value-type="float" office:value="0.785" calcext:value-type="float">
            <text:p>0.785</text:p>
          </table:table-cell>
          <table:table-cell office:value-type="float" office:value="0.172540664672852" calcext:value-type="float">
            <text:p>0.172540664672852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33721923828125" calcext:value-type="float">
            <text:p>0.003372192382813</text:p>
          </table:table-cell>
          <table:table-cell office:value-type="float" office:value="0.975" calcext:value-type="float">
            <text:p>0.975</text:p>
          </table:table-cell>
          <table:table-cell office:value-type="float" office:value="0.210172176361084" calcext:value-type="float">
            <text:p>0.210172176361084</text:p>
          </table:table-cell>
          <table:table-cell office:value-type="float" office:value="1" calcext:value-type="float">
            <text:p>1</text:p>
          </table:table-cell>
          <table:table-cell office:value-type="float" office:value="0.00530290603637695" calcext:value-type="float">
            <text:p>0.00530290603637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ce5"/>
          <table:table-cell table:style-name="ce8" office:value-type="string" calcext:value-type="string" table:number-columns-spanned="2" table:number-rows-spanned="1">
            <text:p>Bayes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KNN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Evolution from Bayes to KNN</text:p>
          </table:table-cell>
          <table:covered-table-cell table:style-name="ce5"/>
          <table:table-cell table:style-name="ce4"/>
          <table:table-cell table:number-columns-repeated="1016"/>
        </table:table-row>
        <table:table-row table:style-name="ro1">
          <table:table-cell table:style-name="ce5" office:value-type="string" calcext:value-type="string">
            <text:p>Files test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 Acceleration</text:p>
          </table:table-cell>
          <table:table-cell table:style-name="ce5" office:value-type="string" calcext:value-type="string">
            <text:p>Delta Precision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ata2.csv</text:p>
          </table:table-cell>
          <table:table-cell table:style-name="ce3" table:formula="of:=AVERAGE([.B4:.B53])" office:value-type="float" office:value="0.159000735282898" calcext:value-type="float">
            <text:p>0.159000735282898</text:p>
          </table:table-cell>
          <table:table-cell table:style-name="ce3" table:formula="of:=AVERAGE([.C4:.C53])" office:value-type="float" office:value="0.818" calcext:value-type="float">
            <text:p>0.818</text:p>
          </table:table-cell>
          <table:table-cell table:style-name="ce3" table:formula="of:=AVERAGE([.D4:.D53])" office:value-type="float" office:value="0.00322004795074463" calcext:value-type="float">
            <text:p>0.003220047950745</text:p>
          </table:table-cell>
          <table:table-cell table:style-name="ce3" table:formula="of:=AVERAGE([.E4:.E53])" office:value-type="float" office:value="0.8019" calcext:value-type="float">
            <text:p>0.8019</text:p>
          </table:table-cell>
          <table:table-cell table:style-name="ce3" table:formula="of:=[.B59]/[.D59]" office:value-type="float" office:value="49.3783750164743" calcext:value-type="float">
            <text:p>49.3783750164743</text:p>
          </table:table-cell>
          <table:table-cell table:style-name="ce3" table:formula="of:=[.E59]-[.C59]" office:value-type="float" office:value="-0.0160999999999999" calcext:value-type="float">
            <text:p>-0.016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ata3.csv</text:p>
          </table:table-cell>
          <table:table-cell table:style-name="ce3" table:formula="of:=AVERAGE([.F4:.F53])" office:value-type="float" office:value="0.182491135597229" calcext:value-type="float">
            <text:p>0.182491135597229</text:p>
          </table:table-cell>
          <table:table-cell table:style-name="ce3" table:formula="of:=AVERAGE([.G4:.G53])" office:value-type="float" office:value="0.9768" calcext:value-type="float">
            <text:p>0.9768</text:p>
          </table:table-cell>
          <table:table-cell table:style-name="ce3" table:formula="of:=AVERAGE([.H4:.H53])" office:value-type="float" office:value="0.00382936000823975" calcext:value-type="float">
            <text:p>0.00382936000824</text:p>
          </table:table-cell>
          <table:table-cell table:style-name="ce3" table:formula="of:=AVERAGE([.I4:.I53])" office:value-type="float" office:value="0.9767" calcext:value-type="float">
            <text:p>0.9767</text:p>
          </table:table-cell>
          <table:table-cell table:style-name="ce3" table:formula="of:=[.B60]/[.D60]" office:value-type="float" office:value="47.6557793481306" calcext:value-type="float">
            <text:p>47.6557793481306</text:p>
          </table:table-cell>
          <table:table-cell table:style-name="ce3" table:formula="of:=[.E60]-[.C60]" office:value-type="float" office:value="-0.0000999999999997669" calcext:value-type="float">
            <text:p>-9.99999999997669E-0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ata12.csv</text:p>
          </table:table-cell>
          <table:table-cell table:style-name="ce3" table:formula="of:=AVERAGE([.J4:.J53])" office:value-type="float" office:value="0.288802580833435" calcext:value-type="float">
            <text:p>0.288802580833435</text:p>
          </table:table-cell>
          <table:table-cell table:style-name="ce3" table:formula="of:=AVERAGE([.K4:.K53])" office:value-type="float" office:value="0.9997" calcext:value-type="float">
            <text:p>0.9997</text:p>
          </table:table-cell>
          <table:table-cell table:style-name="ce3" table:formula="of:=AVERAGE([.L4:.L53])" office:value-type="float" office:value="0.00676743507385254" calcext:value-type="float">
            <text:p>0.006767435073853</text:p>
          </table:table-cell>
          <table:table-cell table:style-name="ce3" table:formula="of:=AVERAGE([.M4:.M53])" office:value-type="float" office:value="1" calcext:value-type="float">
            <text:p>1</text:p>
          </table:table-cell>
          <table:table-cell table:style-name="ce3" table:formula="of:=[.B61]/[.D61]" office:value-type="float" office:value="42.6753382458425" calcext:value-type="float">
            <text:p>42.6753382458425</text:p>
          </table:table-cell>
          <table:table-cell table:style-name="ce3" table:formula="of:=[.E61]-[.C61]" office:value-type="float" office:value="0.000299999999999967" calcext:value-type="float">
            <text:p>0.0003</text:p>
          </table:table-cell>
          <table:table-cell table:number-columns-repeated="1017"/>
        </table:table-row>
      </table:table>
      <table:table table:name="template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data2.csv</text:p>
          </table:table-cell>
          <table:covered-table-cell table:style-name="ce1"/>
          <table:covered-table-cell table:style-name="ce7"/>
          <table:covered-table-cell table:style-name="ce1"/>
          <table:table-cell table:style-name="ce7" office:value-type="string" calcext:value-type="string" table:number-columns-spanned="4" table:number-rows-spanned="1">
            <text:p>data3.csv</text:p>
          </table:table-cell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data13.csv</text:p>
          </table:table-cell>
          <table:covered-table-cell table:number-columns-repeated="3" table:style-name="ce1"/>
          <table:table-cell table:number-columns-repeated="1011"/>
        </table:table-row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50</text:p>
          </table:table-cell>
          <table:table-cell table:number-columns-repeated="1023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ce5"/>
          <table:table-cell table:style-name="ce8" office:value-type="string" calcext:value-type="string" table:number-columns-spanned="2" table:number-rows-spanned="1">
            <text:p>Bayes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KNN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Evolution from Bayes to KNN</text:p>
          </table:table-cell>
          <table:covered-table-cell table:style-name="ce5"/>
          <table:table-cell table:style-name="ce4"/>
          <table:table-cell table:number-columns-repeated="1016"/>
        </table:table-row>
        <table:table-row table:style-name="ro1">
          <table:table-cell table:style-name="ce5" office:value-type="string" calcext:value-type="string">
            <text:p>Files test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 Acceleration</text:p>
          </table:table-cell>
          <table:table-cell table:style-name="ce5" office:value-type="string" calcext:value-type="string">
            <text:p>Delta Precision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ata2.csv</text:p>
          </table:table-cell>
          <table:table-cell table:style-name="ce3" table:formula="of:=AVERAGE([.B4:.B53])" office:value-type="string" office:string-value="" calcext:value-type="error">
            <text:p>#DIV/0!</text:p>
          </table:table-cell>
          <table:table-cell table:style-name="ce3" table:formula="of:=AVERAGE([.C4:.C53])" office:value-type="string" office:string-value="" calcext:value-type="error">
            <text:p>#DIV/0!</text:p>
          </table:table-cell>
          <table:table-cell table:style-name="ce3" table:formula="of:=AVERAGE([.D4:.D53])" office:value-type="string" office:string-value="" calcext:value-type="error">
            <text:p>#DIV/0!</text:p>
          </table:table-cell>
          <table:table-cell table:style-name="ce3" table:formula="of:=AVERAGE([.E4:.E53])" office:value-type="string" office:string-value="" calcext:value-type="error">
            <text:p>#DIV/0!</text:p>
          </table:table-cell>
          <table:table-cell table:style-name="ce3" table:formula="of:=[.B59]/[.D59]" office:value-type="string" office:string-value="" calcext:value-type="error">
            <text:p>#DIV/0!</text:p>
          </table:table-cell>
          <table:table-cell table:style-name="ce3" table:formula="of:=[.E59]-[.C59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ata3.csv</text:p>
          </table:table-cell>
          <table:table-cell table:style-name="ce3" table:formula="of:=AVERAGE([.F4:.F53])" office:value-type="string" office:string-value="" calcext:value-type="error">
            <text:p>#DIV/0!</text:p>
          </table:table-cell>
          <table:table-cell table:style-name="ce3" table:formula="of:=AVERAGE([.G4:.G53])" office:value-type="string" office:string-value="" calcext:value-type="error">
            <text:p>#DIV/0!</text:p>
          </table:table-cell>
          <table:table-cell table:style-name="ce3" table:formula="of:=AVERAGE([.H4:.H53])" office:value-type="string" office:string-value="" calcext:value-type="error">
            <text:p>#DIV/0!</text:p>
          </table:table-cell>
          <table:table-cell table:style-name="ce3" table:formula="of:=AVERAGE([.I4:.I53])" office:value-type="string" office:string-value="" calcext:value-type="error">
            <text:p>#DIV/0!</text:p>
          </table:table-cell>
          <table:table-cell table:style-name="ce3" table:formula="of:=[.B60]/[.D60]" office:value-type="string" office:string-value="" calcext:value-type="error">
            <text:p>#DIV/0!</text:p>
          </table:table-cell>
          <table:table-cell table:style-name="ce3" table:formula="of:=[.E60]-[.C60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ata12.csv</text:p>
          </table:table-cell>
          <table:table-cell table:style-name="ce3" table:formula="of:=AVERAGE([.J4:.J53])" office:value-type="string" office:string-value="" calcext:value-type="error">
            <text:p>#DIV/0!</text:p>
          </table:table-cell>
          <table:table-cell table:style-name="ce3" table:formula="of:=AVERAGE([.K4:.K53])" office:value-type="string" office:string-value="" calcext:value-type="error">
            <text:p>#DIV/0!</text:p>
          </table:table-cell>
          <table:table-cell table:style-name="ce3" table:formula="of:=AVERAGE([.L4:.L53])" office:value-type="string" office:string-value="" calcext:value-type="error">
            <text:p>#DIV/0!</text:p>
          </table:table-cell>
          <table:table-cell table:style-name="ce3" table:formula="of:=AVERAGE([.M4:.M53])" office:value-type="string" office:string-value="" calcext:value-type="error">
            <text:p>#DIV/0!</text:p>
          </table:table-cell>
          <table:table-cell table:style-name="ce3" table:formula="of:=[.B61]/[.D61]" office:value-type="string" office:string-value="" calcext:value-type="error">
            <text:p>#DIV/0!</text:p>
          </table:table-cell>
          <table:table-cell table:style-name="ce3" table:formula="of:=[.E61]-[.C61]" office:value-type="string" office:string-value="" calcext:value-type="error">
            <text:p>#DIV/0!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6:06:10.550412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4:49:43.724421029</meta:creation-date>
    <dc:date>2019-03-01T16:28:11.285010407</dc:date>
    <meta:editing-duration>PT47M14S</meta:editing-duration>
    <meta:editing-cycles>6</meta:editing-cycles>
    <meta:generator>LibreOffice/6.0.7.3$Linux_X86_64 LibreOffice_project/00m0$Build-3</meta:generator>
    <meta:document-statistic meta:table-count="5" meta:cell-count="2925" meta:object-count="0"/>
  </office:meta>
</office:document-meta>
</file>